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0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3354in"/>
    </style:style>
    <style:style style:name="co9" style:family="table-column">
      <style:table-column-properties fo:break-before="auto" style:column-width="1.2382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3047in"/>
    </style:style>
    <style:style style:name="co15" style:family="table-column">
      <style:table-column-properties fo:break-before="auto" style:column-width="1.2335in"/>
    </style:style>
    <style:style style:name="co16" style:family="table-column">
      <style:table-column-properties fo:break-before="auto" style:column-width="1.3063in"/>
    </style:style>
    <style:style style:name="co17" style:family="table-column">
      <style:table-column-properties fo:break-before="auto" style:column-width="1.3547in"/>
    </style:style>
    <style:style style:name="co18" style:family="table-column">
      <style:table-column-properties fo:break-before="auto" style:column-width="1.1598in"/>
    </style:style>
    <style:style style:name="co19" style:family="table-column">
      <style:table-column-properties fo:break-before="auto" style:column-width="1.448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55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307in"/>
    </style:style>
    <style:style style:name="co24" style:family="table-column">
      <style:table-column-properties fo:break-before="auto" style:column-width="1.242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228in"/>
    </style:style>
    <style:style style:name="co27" style:family="table-column">
      <style:table-column-properties fo:break-before="auto" style:column-width="1.0425in"/>
    </style:style>
    <style:style style:name="co28" style:family="table-column">
      <style:table-column-properties fo:break-before="auto" style:column-width="1.0618in"/>
    </style:style>
    <style:style style:name="co29" style:family="table-column">
      <style:table-column-properties fo:break-before="auto" style:column-width="2.5728in"/>
    </style:style>
    <style:style style:name="co30" style:family="table-column">
      <style:table-column-properties fo:break-before="auto" style:column-width="1.5138in"/>
    </style:style>
    <style:style style:name="co31" style:family="table-column">
      <style:table-column-properties fo:break-before="auto" style:column-width="1.7528in"/>
    </style:style>
    <style:style style:name="co32" style:family="table-column">
      <style:table-column-properties fo:break-before="auto" style:column-width="1.6272in"/>
    </style:style>
    <style:style style:name="co33" style:family="table-column">
      <style:table-column-properties fo:break-before="auto" style:column-width="6.5965in"/>
    </style:style>
    <style:style style:name="co34" style:family="table-column">
      <style:table-column-properties fo:break-before="auto" style:column-width="2.2335in"/>
    </style:style>
    <style:style style:name="co35" style:family="table-column">
      <style:table-column-properties fo:break-before="auto" style:column-width="1.1791in"/>
    </style:style>
    <style:style style:name="co36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125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text-position="-8% 58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0" style:family="text">
      <style:text-properties style:text-position="33% 58%"/>
    </style:style>
    <style:style style:name="T31" style:family="text">
      <style:text-properties style:text-position="0% 100%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39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1.0783in" svg:y="7.0705in">
            <draw:object draw:notify-on-update-of-ranges="SpringCalcs.G3:SpringCalcs.G111 SpringCalcs.L1:SpringCalcs.L1 SpringCalcs.L3:SpringCalcs.L111 SpringCalcs.G3:SpringCalcs.G111 SpringCalcs.P1:SpringCalcs.P1 SpringCalcs.P3:SpringCalcs.P111 SpringCalcs.G3:SpringCalcs.G111 SpringCalcs.M1:SpringCalcs.M1 SpringCalcs.M3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17.874in" svg:y="7.10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24.7in" svg:y="7.085in">
            <draw:object draw:notify-on-update-of-ranges="SpringCalcs.G2:SpringCalcs.G102 SpringCalcs.X1:SpringCalcs.X1 SpringCalcs.X2:SpringCalcs.X102 SpringCalcs.G2:SpringCalcs.G102 SpringCalcs.AC1:SpringCalcs.AC1 SpringCalcs.AC2:SpringCalcs.AC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.15in" svg:height="4.5972in" svg:x="44.524in" svg:y="2.1354in">
            <draw:object draw:notify-on-update-of-ranges="SpringCalcs.G2:SpringCalcs.G102 SpringCalcs.AE1:SpringCalcs.AE1 SpringCalcs.AE2:SpringCalcs.AE102 SpringCalcs.G2:SpringCalcs.G102 SpringCalcs.AG1:SpringCalcs.AG1 SpringCalcs.AG2:SpringCalcs.AG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9" table:number-columns-repeated="2" table:default-cell-style-name="ce28"/>
        <table:table-column table:style-name="co10" table:number-columns-repeated="2" table:default-cell-style-name="ce28"/>
        <table:table-column table:style-name="co12" table:default-cell-style-name="ce28"/>
        <table:table-column table:style-name="co10" table:default-cell-style-name="ce28"/>
        <table:table-column table:style-name="co9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default-cell-style-name="ce28"/>
        <table:table-column table:style-name="co10" table:default-cell-style-name="ce28"/>
        <table:table-column table:style-name="co9" table:default-cell-style-name="ce28"/>
        <table:table-column table:style-name="co17" table:default-cell-style-name="ce28"/>
        <table:table-column table:style-name="co14" table:default-cell-style-name="ce28"/>
        <table:table-column table:style-name="co13" table:default-cell-style-name="ce28"/>
        <table:table-column table:style-name="co9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default-cell-style-name="ce28"/>
        <table:table-column table:style-name="co24" table:default-cell-style-name="ce28"/>
        <table:table-column table:style-name="co25" table:number-columns-repeated="992" table:default-cell-style-name="ce28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</text:p>
          </table:table-cell>
          <table:table-cell table:style-name="ce89" office:value-type="string" calcext:value-type="string">
            <text:p>Spring arm opposite</text:p>
          </table:table-cell>
          <table:table-cell table:style-name="ce89" office:value-type="string" calcext:value-type="string">
            <text:p>Spring arm adjacent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39">Fy </text:span><text:span text:style-name="T40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3">loss</text:span> (N)</text:p>
          </table:table-cell>
          <table:table-cell table:style-name="ce89" office:value-type="string" calcext:value-type="string">
            <text:p>PE<text:span text:style-name="T3">loss</text:span> (N-mm)</text:p>
          </table:table-cell>
          <table:table-cell table:style-name="ce74" office:value-type="string" calcext:value-type="string">
            <text:p>PE – PE<text:span text:style-name="T3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1">V</text:span><text:span text:style-name="T42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office:value-type="string" calcext:value-type="string">
            <text:p>Distance true (m)</text:p>
          </table:table-cell>
          <table:table-cell table:style-name="ce124" office:value-type="string" calcext:value-type="string">
            <text:p>Distance true (in)</text:p>
          </table:table-cell>
          <table:table-cell table:style-name="ce124" table:number-columns-repeated="2"/>
          <table:table-cell table:style-name="ce89" table:number-columns-repeated="991"/>
          <table:table-cell table:style-name="ce21" table:number-columns-repeated="7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31" office:value-type="float" office:value="45" calcext:value-type="float">
            <text:p>45</text:p>
          </table:table-cell>
          <table:table-cell table:style-name="ce31" table:formula="of:= (([.$D$21]+[.$D$76] + [.$D$57])-([.G2]+[.$D$24]))" office:value-type="float" office:value="4.65661919521354" calcext:value-type="float">
            <text:p>4.65661919521354</text:p>
          </table:table-cell>
          <table:table-cell table:style-name="ce31" table:formula="of:=[.$D$76] - [.H2]" office:value-type="float" office:value="17.9189164283361" calcext:value-type="float">
            <text:p>17.9189164283361</text:p>
          </table:table-cell>
          <table:table-cell table:style-name="ce31" table:formula="of:=GETTANGENTPOINTX([.$D$80];[.$D$81];[.$D$82];[.$D$83];[.I2])" office:value-type="float" office:value="0.351635022749106" calcext:value-type="float">
            <text:p>0.351635022749106</text:p>
          </table:table-cell>
          <table:table-cell table:style-name="ce31" table:formula="of:=GETTANGENTPOINTY([.$D$80];[.$D$81];[.$D$82];[.$D$83];[.I2])" office:value-type="float" office:value="2.91218858726221" calcext:value-type="float">
            <text:p>2.91218858726221</text:p>
          </table:table-cell>
          <table:table-cell table:style-name="ce131" table:formula="of:=SQRT(([.$D$83]-[.J2])^2 +([.I2]-[.K2])^2)" office:value-type="float" office:value="28.7030958876638" calcext:value-type="float">
            <text:p>28.7030958876638</text:p>
          </table:table-cell>
          <table:table-cell table:style-name="ce115" table:formula="of:=SQRT(([.J2]-[.$D$83])^2 +([.K2]-[.K2])^2)" office:value-type="float" office:value="24.4676487027332" calcext:value-type="float">
            <text:p>24.4676487027332</text:p>
          </table:table-cell>
          <table:table-cell table:style-name="ce31" table:formula="of:=SQRT([.L2]^2 - [.M2]^2)" office:value-type="float" office:value="15.0067278410739" calcext:value-type="float">
            <text:p>15.0067278410739</text:p>
          </table:table-cell>
          <table:table-cell table:style-name="ce31" table:formula="of:=SQRT(([.$D$72]-[.J2])^2 + ([.$D$73]-[.K2])^2)" office:value-type="float" office:value="0.429950265122735" calcext:value-type="float">
            <text:p>0.429950265122735</text:p>
          </table:table-cell>
          <table:table-cell table:style-name="ce31" table:formula="of:=DEGREES(ACOS(([.$D$39]^2 + [.$D$39]^2 - [.O2]^2)/(2 * [.$D$39] * [.$D$39])))" office:value-type="float" office:value="7.21559059221756" calcext:value-type="float">
            <text:p>7.21559059221756</text:p>
          </table:table-cell>
          <table:table-cell table:style-name="ce31" table:formula="of:=DEGREES(ACOS(([.L2]^2 + [.M2]^2 - [.N2]^2)/(2 * [.L2] * [.M2])))" office:value-type="float" office:value="31.5220127081445" calcext:value-type="float">
            <text:p>31.5220127081445</text:p>
          </table:table-cell>
          <table:table-cell table:style-name="ce31" table:formula="of:=([.$D$105] * [.P2])" office:value-type="float" office:value="17.1802055208414" calcext:value-type="float">
            <text:p>17.1802055208414</text:p>
          </table:table-cell>
          <table:table-cell table:style-name="ce31" table:formula="of:=([.R2] / [.L2])" office:value-type="float" office:value="0.598548866926415" calcext:value-type="float">
            <text:p>0.598548866926415</text:p>
          </table:table-cell>
          <table:table-cell table:style-name="ce31" table:formula="of:=[.S2] * SIN(RADIANS([.Q2]))" office:value-type="float" office:value="0.312936973095237" calcext:value-type="float">
            <text:p>0.312936973095237</text:p>
          </table:table-cell>
          <table:table-cell table:style-name="ce31" table:formula="of:=[.T2] * 2" office:value-type="float" office:value="0.625873946190474" calcext:value-type="float">
            <text:p>0.625873946190474</text:p>
          </table:table-cell>
          <table:table-cell table:style-name="ce31" table:formula="of:=[.S2] * COS(RADIANS([.Q2]))" office:value-type="float" office:value="0.51022661334831" calcext:value-type="float">
            <text:p>0.51022661334831</text:p>
          </table:table-cell>
          <table:table-cell table:style-name="ce31" table:formula="of:=[.V2] * 2" office:value-type="float" office:value="1.02045322669662" calcext:value-type="float">
            <text:p>1.0204532266966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 [.$AH$5]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31" table:formula="of:= MAX(0; [.AA2] * [.$AH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H$11]; [.$AH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22" table:formula="of:=[.AG2] * 0.0254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5"/>
          <table:table-cell table:style-name="ce23" table:number-columns-repeated="7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31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31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31" table:formula="of:= (([.$D$21]+[.$D$76] + [.$D$57])-([.G3]+[.$D$24]))" office:value-type="float" office:value="5.65661919521354" calcext:value-type="float">
            <text:p>5.65661919521354</text:p>
          </table:table-cell>
          <table:table-cell table:style-name="ce31" table:formula="of:=[.$D$76] - [.H3]" office:value-type="float" office:value="16.9189164283361" calcext:value-type="float">
            <text:p>16.9189164283361</text:p>
          </table:table-cell>
          <table:table-cell table:style-name="ce31" table:formula="of:=GETTANGENTPOINTX([.$D$80];[.$D$81];[.$D$82];[.$D$83];[.I3])" office:value-type="float" office:value="0.440668513973424" calcext:value-type="float">
            <text:p>0.440668513973424</text:p>
          </table:table-cell>
          <table:table-cell table:style-name="ce31" table:formula="of:=GETTANGENTPOINTY([.$D$80];[.$D$81];[.$D$82];[.$D$83];[.I3])" office:value-type="float" office:value="2.96495637934143" calcext:value-type="float">
            <text:p>2.96495637934143</text:p>
          </table:table-cell>
          <table:table-cell table:style-name="ce131" table:formula="of:=SQRT(([.$D$83]-[.J3])^2 +([.I3]-[.K3])^2)" office:value-type="float" office:value="28.0896756955247" calcext:value-type="float">
            <text:p>28.0896756955247</text:p>
          </table:table-cell>
          <table:table-cell table:style-name="ce115" table:formula="of:=SQRT(([.J3]-[.$D$83])^2 +([.K3]-[.K3])^2)" office:value-type="float" office:value="24.3786152115089" calcext:value-type="float">
            <text:p>24.3786152115089</text:p>
          </table:table-cell>
          <table:table-cell table:style-name="ce31" table:formula="of:=SQRT([.L3]^2 - [.M3]^2)" office:value-type="float" office:value="13.9539600489947" calcext:value-type="float">
            <text:p>13.9539600489947</text:p>
          </table:table-cell>
          <table:table-cell table:style-name="ce31" table:formula="of:=SQRT(([.$D$72]-[.J3])^2 + ([.$D$73]-[.K3])^2)" office:value-type="float" office:value="0.533191732599199" calcext:value-type="float">
            <text:p>0.533191732599199</text:p>
          </table:table-cell>
          <table:table-cell table:style-name="ce31" table:formula="of:=DEGREES(ACOS(([.$D$39]^2 + [.$D$39]^2 - [.O3]^2)/(2 * [.$D$39] * [.$D$39])))" office:value-type="float" office:value="8.95141747002178" calcext:value-type="float">
            <text:p>8.95141747002178</text:p>
          </table:table-cell>
          <table:table-cell table:style-name="ce31" table:formula="of:=DEGREES(ACOS(([.L3]^2 + [.M3]^2 - [.N3]^2)/(2 * [.L3] * [.M3])))" office:value-type="float" office:value="29.7861858303403" calcext:value-type="float">
            <text:p>29.7861858303403</text:p>
          </table:table-cell>
          <table:table-cell table:style-name="ce31" table:formula="of:=([.$D$105] * [.P3])" office:value-type="float" office:value="21.3131814883862" calcext:value-type="float">
            <text:p>21.3131814883862</text:p>
          </table:table-cell>
          <table:table-cell table:style-name="ce31" table:formula="of:=([.R3] / [.L3])" office:value-type="float" office:value="0.758754985974502" calcext:value-type="float">
            <text:p>0.758754985974502</text:p>
          </table:table-cell>
          <table:table-cell table:style-name="ce31" table:formula="of:=[.S3] * SIN(RADIANS([.Q3]))" office:value-type="float" office:value="0.376922712673061" calcext:value-type="float">
            <text:p>0.376922712673061</text:p>
          </table:table-cell>
          <table:table-cell table:style-name="ce31" table:formula="of:=[.T3] * 2" office:value-type="float" office:value="0.753845425346121" calcext:value-type="float">
            <text:p>0.753845425346121</text:p>
          </table:table-cell>
          <table:table-cell table:style-name="ce31" table:formula="of:=[.S3] * COS(RADIANS([.Q3]))" office:value-type="float" office:value="0.658512260639351" calcext:value-type="float">
            <text:p>0.658512260639351</text:p>
          </table:table-cell>
          <table:table-cell table:style-name="ce31" table:formula="of:=[.V3] * 2" office:value-type="float" office:value="1.3170245212787" calcext:value-type="float">
            <text:p>1.3170245212787</text:p>
          </table:table-cell>
          <table:table-cell table:style-name="ce31" table:formula="of:= ([.W3] + [.X2])" office:value-type="float" office:value="1.3170245212787" calcext:value-type="float">
            <text:p>1.317024521278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]+[.Z2]" office:value-type="float" office:value="1.06108181726044" calcext:value-type="float">
            <text:p>1.06108181726044</text:p>
          </table:table-cell>
          <table:table-cell table:style-name="ce58" table:formula="of:=[.X3] - [.Z3]" office:value-type="float" office:value="0.255942704018261" calcext:value-type="float">
            <text:p>0.255942704018261</text:p>
          </table:table-cell>
          <table:table-cell table:style-name="ce31" table:formula="of:= MAX(0; [.AA3] * [.$AH$7])" office:value-type="float" office:value="0.174041038732418" calcext:value-type="float">
            <text:p>0.174041038732418</text:p>
          </table:table-cell>
          <table:table-cell table:style-name="ce58" table:formula="of:=SQRT(2 * [.AB3] / [.$D$126])" office:value-type="float" office:value="0.189530427689347" calcext:value-type="float">
            <text:p>0.189530427689347</text:p>
          </table:table-cell>
          <table:table-cell table:style-name="ce92" table:formula="of:= GETIMPACTDISTANCE([.AC3]; [.$D$117]; [.$D$116]; [.$AH$11]; [.$AH$9])" office:value-type="float" office:value="0.0102796023727735" calcext:value-type="float">
            <text:p>0.0102796023727735</text:p>
          </table:table-cell>
          <table:table-cell table:style-name="ce58" table:formula="of:=[.AD3] / 0.0254" office:value-type="float" office:value="0.404708754833604" calcext:value-type="float">
            <text:p>0.404708754833604</text:p>
          </table:table-cell>
          <table:table-cell table:style-name="ce122" table:number-columns-repeated="2"/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31" table:number-columns-repeated="992"/>
        </table:table-row>
        <table:table-row table:style-name="ro1">
          <table:table-cell table:style-name="ce91" office:value-type="string" calcext:value-type="string">
            <text:p>Wire Diameter (WD) -d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 (([.$D$21]+[.$D$76] + [.$D$57])-([.G4]+[.$D$24]))" office:value-type="float" office:value="6.65661919521354" calcext:value-type="float">
            <text:p>6.65661919521354</text:p>
          </table:table-cell>
          <table:table-cell table:style-name="ce31" table:formula="of:=[.$D$76] - [.H4]" office:value-type="float" office:value="15.9189164283361" calcext:value-type="float">
            <text:p>15.9189164283361</text:p>
          </table:table-cell>
          <table:table-cell table:style-name="ce31" table:formula="of:=GETTANGENTPOINTX([.$D$80];[.$D$81];[.$D$82];[.$D$83];[.I4])" office:value-type="float" office:value="0.534903881090931" calcext:value-type="float">
            <text:p>0.534903881090931</text:p>
          </table:table-cell>
          <table:table-cell table:style-name="ce31" table:formula="of:=GETTANGENTPOINTY([.$D$80];[.$D$81];[.$D$82];[.$D$83];[.I4])" office:value-type="float" office:value="3.01694202918318" calcext:value-type="float">
            <text:p>3.01694202918318</text:p>
          </table:table-cell>
          <table:table-cell table:style-name="ce131" table:formula="of:=SQRT(([.$D$83]-[.J4])^2 +([.I4]-[.K4])^2)" office:value-type="float" office:value="27.4989463038692" calcext:value-type="float">
            <text:p>27.4989463038692</text:p>
          </table:table-cell>
          <table:table-cell table:style-name="ce115" table:formula="of:=SQRT(([.J4]-[.$D$83])^2 +([.K4]-[.K4])^2)" office:value-type="float" office:value="24.2843798443914" calcext:value-type="float">
            <text:p>24.2843798443914</text:p>
          </table:table-cell>
          <table:table-cell table:style-name="ce31" table:formula="of:=SQRT([.L4]^2 - [.M4]^2)" office:value-type="float" office:value="12.9019743991529" calcext:value-type="float">
            <text:p>12.9019743991529</text:p>
          </table:table-cell>
          <table:table-cell table:style-name="ce31" table:formula="of:=SQRT(([.$D$72]-[.J4])^2 + ([.$D$73]-[.K4])^2)" office:value-type="float" office:value="0.640420861028087" calcext:value-type="float">
            <text:p>0.640420861028087</text:p>
          </table:table-cell>
          <table:table-cell table:style-name="ce31" table:formula="of:=DEGREES(ACOS(([.$D$39]^2 + [.$D$39]^2 - [.O4]^2)/(2 * [.$D$39] * [.$D$39])))" office:value-type="float" office:value="10.7564772911015" calcext:value-type="float">
            <text:p>10.7564772911015</text:p>
          </table:table-cell>
          <table:table-cell table:style-name="ce31" table:formula="of:=DEGREES(ACOS(([.L4]^2 + [.M4]^2 - [.N4]^2)/(2 * [.L4] * [.M4])))" office:value-type="float" office:value="27.9811260092605" calcext:value-type="float">
            <text:p>27.9811260092605</text:p>
          </table:table-cell>
          <table:table-cell table:style-name="ce31" table:formula="of:=([.$D$105] * [.P4])" office:value-type="float" office:value="25.6109999839381" calcext:value-type="float">
            <text:p>25.6109999839381</text:p>
          </table:table-cell>
          <table:table-cell table:style-name="ce31" table:formula="of:=([.R4] / [.L4])" office:value-type="float" office:value="0.93134477593909" calcext:value-type="float">
            <text:p>0.93134477593909</text:p>
          </table:table-cell>
          <table:table-cell table:style-name="ce31" table:formula="of:=[.S4] * SIN(RADIANS([.Q4]))" office:value-type="float" office:value="0.436968977762622" calcext:value-type="float">
            <text:p>0.436968977762622</text:p>
          </table:table-cell>
          <table:table-cell table:style-name="ce31" table:formula="of:=[.T4] * 2" office:value-type="float" office:value="0.873937955525245" calcext:value-type="float">
            <text:p>0.873937955525245</text:p>
          </table:table-cell>
          <table:table-cell table:style-name="ce31" table:formula="of:=[.S4] * COS(RADIANS([.Q4]))" office:value-type="float" office:value="0.822472616043916" calcext:value-type="float">
            <text:p>0.822472616043916</text:p>
          </table:table-cell>
          <table:table-cell table:style-name="ce31" table:formula="of:=[.V4] * 2" office:value-type="float" office:value="1.64494523208783" calcext:value-type="float">
            <text:p>1.64494523208783</text:p>
          </table:table-cell>
          <table:table-cell table:style-name="ce31" table:formula="of:= ([.W4] + [.X3])" office:value-type="float" office:value="2.96196975336653" calcext:value-type="float">
            <text:p>2.9619697533665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4]+[.Z3]" office:value-type="float" office:value="2.12216363452088" calcext:value-type="float">
            <text:p>2.12216363452088</text:p>
          </table:table-cell>
          <table:table-cell table:style-name="ce58" table:formula="of:=[.X4] - [.Z4]" office:value-type="float" office:value="0.839806118845653" calcext:value-type="float">
            <text:p>0.839806118845653</text:p>
          </table:table-cell>
          <table:table-cell table:style-name="ce31" table:formula="of:= MAX(0; [.AA4] * [.$AH$7])" office:value-type="float" office:value="0.571068160815044" calcext:value-type="float">
            <text:p>0.571068160815044</text:p>
          </table:table-cell>
          <table:table-cell table:style-name="ce58" table:formula="of:=SQRT(2 * [.AB4] / [.$D$126])" office:value-type="float" office:value="0.343318402437186" calcext:value-type="float">
            <text:p>0.343318402437186</text:p>
          </table:table-cell>
          <table:table-cell table:style-name="ce92" table:formula="of:= GETIMPACTDISTANCE([.AC4]; [.$D$117]; [.$D$116]; [.$AH$11]; [.$AH$9])" office:value-type="float" office:value="0.0220034255884696" calcext:value-type="float">
            <text:p>0.0220034255884696</text:p>
          </table:table-cell>
          <table:table-cell table:style-name="ce58" table:formula="of:=[.AD4] / 0.0254" office:value-type="float" office:value="0.866276597971246" calcext:value-type="float">
            <text:p>0.866276597971246</text:p>
          </table:table-cell>
          <table:table-cell table:style-name="ce122" table:number-columns-repeated="2"/>
          <table:table-cell table:style-name="ce117" office:value-type="string" calcext:value-type="string">
            <text:p><text:span text:style-name="T40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Outer Diameter (OD)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31" table:formula="of:= (([.$D$21]+[.$D$76] + [.$D$57])-([.G5]+[.$D$24]))" office:value-type="float" office:value="7.65661919521354" calcext:value-type="float">
            <text:p>7.65661919521354</text:p>
          </table:table-cell>
          <table:table-cell table:style-name="ce31" table:formula="of:=[.$D$76] - [.H5]" office:value-type="float" office:value="14.9189164283361" calcext:value-type="float">
            <text:p>14.9189164283361</text:p>
          </table:table-cell>
          <table:table-cell table:style-name="ce31" table:formula="of:=GETTANGENTPOINTX([.$D$80];[.$D$81];[.$D$82];[.$D$83];[.I5])" office:value-type="float" office:value="0.634481550235668" calcext:value-type="float">
            <text:p>0.634481550235668</text:p>
          </table:table-cell>
          <table:table-cell table:style-name="ce31" table:formula="of:=GETTANGENTPOINTY([.$D$80];[.$D$81];[.$D$82];[.$D$83];[.I5])" office:value-type="float" office:value="3.06777476558509" calcext:value-type="float">
            <text:p>3.06777476558509</text:p>
          </table:table-cell>
          <table:table-cell table:style-name="ce131" table:formula="of:=SQRT(([.$D$83]-[.J5])^2 +([.I5]-[.K5])^2)" office:value-type="float" office:value="26.9324008392569" calcext:value-type="float">
            <text:p>26.9324008392569</text:p>
          </table:table-cell>
          <table:table-cell table:style-name="ce115" table:formula="of:=SQRT(([.J5]-[.$D$83])^2 +([.K5]-[.K5])^2)" office:value-type="float" office:value="24.1848021752466" calcext:value-type="float">
            <text:p>24.1848021752466</text:p>
          </table:table-cell>
          <table:table-cell table:style-name="ce31" table:formula="of:=SQRT([.L5]^2 - [.M5]^2)" office:value-type="float" office:value="11.851141662751" calcext:value-type="float">
            <text:p>11.851141662751</text:p>
          </table:table-cell>
          <table:table-cell table:style-name="ce31" table:formula="of:=SQRT(([.$D$72]-[.J5])^2 + ([.$D$73]-[.K5])^2)" office:value-type="float" office:value="0.751644891068306" calcext:value-type="float">
            <text:p>0.751644891068306</text:p>
          </table:table-cell>
          <table:table-cell table:style-name="ce31" table:formula="of:=DEGREES(ACOS(([.$D$39]^2 + [.$D$39]^2 - [.O5]^2)/(2 * [.$D$39] * [.$D$39])))" office:value-type="float" office:value="12.6316248489882" calcext:value-type="float">
            <text:p>12.6316248489882</text:p>
          </table:table-cell>
          <table:table-cell table:style-name="ce31" table:formula="of:=DEGREES(ACOS(([.L5]^2 + [.M5]^2 - [.N5]^2)/(2 * [.L5] * [.M5])))" office:value-type="float" office:value="26.1059784513738" calcext:value-type="float">
            <text:p>26.1059784513738</text:p>
          </table:table-cell>
          <table:table-cell table:style-name="ce31" table:formula="of:=([.$D$105] * [.P5])" office:value-type="float" office:value="30.0756962571917" calcext:value-type="float">
            <text:p>30.0756962571917</text:p>
          </table:table-cell>
          <table:table-cell table:style-name="ce31" table:formula="of:=([.R5] / [.L5])" office:value-type="float" office:value="1.1167105538305" calcext:value-type="float">
            <text:p>1.1167105538305</text:p>
          </table:table-cell>
          <table:table-cell table:style-name="ce31" table:formula="of:=[.S5] * SIN(RADIANS([.Q5]))" office:value-type="float" office:value="0.491389351017085" calcext:value-type="float">
            <text:p>0.491389351017085</text:p>
          </table:table-cell>
          <table:table-cell table:style-name="ce31" table:formula="of:=[.T5] * 2" office:value-type="float" office:value="0.982778702034169" calcext:value-type="float">
            <text:p>0.982778702034169</text:p>
          </table:table-cell>
          <table:table-cell table:style-name="ce31" table:formula="of:=[.S5] * COS(RADIANS([.Q5]))" office:value-type="float" office:value="1.00278560357807" calcext:value-type="float">
            <text:p>1.00278560357807</text:p>
          </table:table-cell>
          <table:table-cell table:style-name="ce31" table:formula="of:=[.V5] * 2" office:value-type="float" office:value="2.00557120715614" calcext:value-type="float">
            <text:p>2.00557120715614</text:p>
          </table:table-cell>
          <table:table-cell table:style-name="ce31" table:formula="of:= ([.W5] + [.X4])" office:value-type="float" office:value="4.96754096052268" calcext:value-type="float">
            <text:p>4.9675409605226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5]+[.Z4]" office:value-type="float" office:value="3.18324545178132" calcext:value-type="float">
            <text:p>3.18324545178132</text:p>
          </table:table-cell>
          <table:table-cell table:style-name="ce58" table:formula="of:=[.X5] - [.Z5]" office:value-type="float" office:value="1.78429550874136" calcext:value-type="float">
            <text:p>1.78429550874136</text:p>
          </table:table-cell>
          <table:table-cell table:style-name="ce31" table:formula="of:= MAX(0; [.AA5] * [.$AH$7])" office:value-type="float" office:value="1.21332094594412" calcext:value-type="float">
            <text:p>1.21332094594412</text:p>
          </table:table-cell>
          <table:table-cell table:style-name="ce58" table:formula="of:=SQRT(2 * [.AB5] / [.$D$126])" office:value-type="float" office:value="0.50042725727457" calcext:value-type="float">
            <text:p>0.50042725727457</text:p>
          </table:table-cell>
          <table:table-cell table:style-name="ce92" table:formula="of:= GETIMPACTDISTANCE([.AC5]; [.$D$117]; [.$D$116]; [.$AH$11]; [.$AH$9])" office:value-type="float" office:value="0.0377519316836861" calcext:value-type="float">
            <text:p>0.0377519316836861</text:p>
          </table:table-cell>
          <table:table-cell table:style-name="ce58" table:formula="of:=[.AD5] / 0.0254" office:value-type="float" office:value="1.48629652297977" calcext:value-type="float">
            <text:p>1.48629652297977</text:p>
          </table:table-cell>
          <table:table-cell table:style-name="ce122" table:number-columns-repeated="2"/>
          <table:table-cell table:style-name="ce101" office:value-type="float" office:value="1" calcext:value-type="float">
            <text:p>1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Mean Diameter (MD) - D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31" office:value-type="float" office:value="41" calcext:value-type="float">
            <text:p>41</text:p>
          </table:table-cell>
          <table:table-cell table:style-name="ce31" table:formula="of:= (([.$D$21]+[.$D$76] + [.$D$57])-([.G6]+[.$D$24]))" office:value-type="float" office:value="8.65661919521354" calcext:value-type="float">
            <text:p>8.65661919521354</text:p>
          </table:table-cell>
          <table:table-cell table:style-name="ce31" table:formula="of:=[.$D$76] - [.H6]" office:value-type="float" office:value="13.9189164283361" calcext:value-type="float">
            <text:p>13.9189164283361</text:p>
          </table:table-cell>
          <table:table-cell table:style-name="ce31" table:formula="of:=GETTANGENTPOINTX([.$D$80];[.$D$81];[.$D$82];[.$D$83];[.I6])" office:value-type="float" office:value="0.739501165035516" calcext:value-type="float">
            <text:p>0.739501165035516</text:p>
          </table:table-cell>
          <table:table-cell table:style-name="ce31" table:formula="of:=GETTANGENTPOINTY([.$D$80];[.$D$81];[.$D$82];[.$D$83];[.I6])" office:value-type="float" office:value="3.11704372258097" calcext:value-type="float">
            <text:p>3.11704372258097</text:p>
          </table:table-cell>
          <table:table-cell table:style-name="ce131" table:formula="of:=SQRT(([.$D$83]-[.J6])^2 +([.I6]-[.K6])^2)" office:value-type="float" office:value="26.3915968086384" calcext:value-type="float">
            <text:p>26.3915968086384</text:p>
          </table:table-cell>
          <table:table-cell table:style-name="ce115" table:formula="of:=SQRT(([.J6]-[.$D$83])^2 +([.K6]-[.K6])^2)" office:value-type="float" office:value="24.0797825604468" calcext:value-type="float">
            <text:p>24.0797825604468</text:p>
          </table:table-cell>
          <table:table-cell table:style-name="ce31" table:formula="of:=SQRT([.L6]^2 - [.M6]^2)" office:value-type="float" office:value="10.8018727057551" calcext:value-type="float">
            <text:p>10.8018727057551</text:p>
          </table:table-cell>
          <table:table-cell table:style-name="ce31" table:formula="of:=SQRT(([.$D$72]-[.J6])^2 + ([.$D$73]-[.K6])^2)" office:value-type="float" office:value="0.866834862424602" calcext:value-type="float">
            <text:p>0.866834862424602</text:p>
          </table:table-cell>
          <table:table-cell table:style-name="ce31" table:formula="of:=DEGREES(ACOS(([.$D$39]^2 + [.$D$39]^2 - [.O6]^2)/(2 * [.$D$39] * [.$D$39])))" office:value-type="float" office:value="14.5772284259702" calcext:value-type="float">
            <text:p>14.5772284259702</text:p>
          </table:table-cell>
          <table:table-cell table:style-name="ce31" table:formula="of:=DEGREES(ACOS(([.L6]^2 + [.M6]^2 - [.N6]^2)/(2 * [.L6] * [.M6])))" office:value-type="float" office:value="24.1603748743919" calcext:value-type="float">
            <text:p>24.1603748743919</text:p>
          </table:table-cell>
          <table:table-cell table:style-name="ce31" table:formula="of:=([.$D$105] * [.P6])" office:value-type="float" office:value="34.7081471823712" calcext:value-type="float">
            <text:p>34.7081471823712</text:p>
          </table:table-cell>
          <table:table-cell table:style-name="ce31" table:formula="of:=([.R6] / [.L6])" office:value-type="float" office:value="1.31512115140417" calcext:value-type="float">
            <text:p>1.31512115140417</text:p>
          </table:table-cell>
          <table:table-cell table:style-name="ce31" table:formula="of:=[.S6] * SIN(RADIANS([.Q6]))" office:value-type="float" office:value="0.53826872898665" calcext:value-type="float">
            <text:p>0.53826872898665</text:p>
          </table:table-cell>
          <table:table-cell table:style-name="ce31" table:formula="of:=[.T6] * 2" office:value-type="float" office:value="1.0765374579733" calcext:value-type="float">
            <text:p>1.0765374579733</text:p>
          </table:table-cell>
          <table:table-cell table:style-name="ce31" table:formula="of:=[.S6] * COS(RADIANS([.Q6]))" office:value-type="float" office:value="1.19992100501063" calcext:value-type="float">
            <text:p>1.19992100501063</text:p>
          </table:table-cell>
          <table:table-cell table:style-name="ce31" table:formula="of:=[.V6] * 2" office:value-type="float" office:value="2.39984201002126" calcext:value-type="float">
            <text:p>2.39984201002126</text:p>
          </table:table-cell>
          <table:table-cell table:style-name="ce31" table:formula="of:= ([.W6] + [.X5])" office:value-type="float" office:value="7.36738297054394" calcext:value-type="float">
            <text:p>7.3673829705439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6]+[.Z5]" office:value-type="float" office:value="4.24432726904176" calcext:value-type="float">
            <text:p>4.24432726904176</text:p>
          </table:table-cell>
          <table:table-cell table:style-name="ce58" table:formula="of:=[.X6] - [.Z6]" office:value-type="float" office:value="3.12305570150218" calcext:value-type="float">
            <text:p>3.12305570150218</text:p>
          </table:table-cell>
          <table:table-cell table:style-name="ce31" table:formula="of:= MAX(0; [.AA6] * [.$AH$7])" office:value-type="float" office:value="2.12367787702148" calcext:value-type="float">
            <text:p>2.12367787702148</text:p>
          </table:table-cell>
          <table:table-cell table:style-name="ce58" table:formula="of:=SQRT(2 * [.AB6] / [.$D$126])" office:value-type="float" office:value="0.662060123575175" calcext:value-type="float">
            <text:p>0.662060123575175</text:p>
          </table:table-cell>
          <table:table-cell table:style-name="ce92" table:formula="of:= GETIMPACTDISTANCE([.AC6]; [.$D$117]; [.$D$116]; [.$AH$11]; [.$AH$9])" office:value-type="float" office:value="0.0582051556564791" calcext:value-type="float">
            <text:p>0.0582051556564791</text:p>
          </table:table-cell>
          <table:table-cell table:style-name="ce58" table:formula="of:=[.AD6] / 0.0254" office:value-type="float" office:value="2.29154156127871" calcext:value-type="float">
            <text:p>2.29154156127871</text:p>
          </table:table-cell>
          <table:table-cell table:style-name="ce122" table:number-columns-repeated="2"/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Active Coils – n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31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31" table:formula="of:= (([.$D$21]+[.$D$76] + [.$D$57])-([.G7]+[.$D$24]))" office:value-type="float" office:value="9.65661919521354" calcext:value-type="float">
            <text:p>9.65661919521354</text:p>
          </table:table-cell>
          <table:table-cell table:style-name="ce31" table:formula="of:=[.$D$76] - [.H7]" office:value-type="float" office:value="12.9189164283361" calcext:value-type="float">
            <text:p>12.9189164283361</text:p>
          </table:table-cell>
          <table:table-cell table:style-name="ce31" table:formula="of:=GETTANGENTPOINTX([.$D$80];[.$D$81];[.$D$82];[.$D$83];[.I7])" office:value-type="float" office:value="0.850011564633627" calcext:value-type="float">
            <text:p>0.850011564633627</text:p>
          </table:table-cell>
          <table:table-cell table:style-name="ce31" table:formula="of:=GETTANGENTPOINTY([.$D$80];[.$D$81];[.$D$82];[.$D$83];[.I7])" office:value-type="float" office:value="3.16430001700411" calcext:value-type="float">
            <text:p>3.16430001700411</text:p>
          </table:table-cell>
          <table:table-cell table:style-name="ce131" table:formula="of:=SQRT(([.$D$83]-[.J7])^2 +([.I7]-[.K7])^2)" office:value-type="float" office:value="25.8781481032369" calcext:value-type="float">
            <text:p>25.8781481032369</text:p>
          </table:table-cell>
          <table:table-cell table:style-name="ce115" table:formula="of:=SQRT(([.J7]-[.$D$83])^2 +([.K7]-[.K7])^2)" office:value-type="float" office:value="23.9692721608487" calcext:value-type="float">
            <text:p>23.9692721608487</text:p>
          </table:table-cell>
          <table:table-cell table:style-name="ce31" table:formula="of:=SQRT([.L7]^2 - [.M7]^2)" office:value-type="float" office:value="9.75461641133199" calcext:value-type="float">
            <text:p>9.75461641133199</text:p>
          </table:table-cell>
          <table:table-cell table:style-name="ce31" table:formula="of:=SQRT(([.$D$72]-[.J7])^2 + ([.$D$73]-[.K7])^2)" office:value-type="float" office:value="0.985919851411396" calcext:value-type="float">
            <text:p>0.985919851411396</text:p>
          </table:table-cell>
          <table:table-cell table:style-name="ce31" table:formula="of:=DEGREES(ACOS(([.$D$39]^2 + [.$D$39]^2 - [.O7]^2)/(2 * [.$D$39] * [.$D$39])))" office:value-type="float" office:value="16.5930793596286" calcext:value-type="float">
            <text:p>16.5930793596286</text:p>
          </table:table-cell>
          <table:table-cell table:style-name="ce31" table:formula="of:=DEGREES(ACOS(([.L7]^2 + [.M7]^2 - [.N7]^2)/(2 * [.L7] * [.M7])))" office:value-type="float" office:value="22.1445239407334" calcext:value-type="float">
            <text:p>22.1445239407334</text:p>
          </table:table-cell>
          <table:table-cell table:style-name="ce31" table:formula="of:=([.$D$105] * [.P7])" office:value-type="float" office:value="39.5078559376025" calcext:value-type="float">
            <text:p>39.5078559376025</text:p>
          </table:table-cell>
          <table:table-cell table:style-name="ce31" table:formula="of:=([.R7] / [.L7])" office:value-type="float" office:value="1.52668791367883" calcext:value-type="float">
            <text:p>1.52668791367883</text:p>
          </table:table-cell>
          <table:table-cell table:style-name="ce31" table:formula="of:=[.S7] * SIN(RADIANS([.Q7]))" office:value-type="float" office:value="0.575476070325564" calcext:value-type="float">
            <text:p>0.575476070325564</text:p>
          </table:table-cell>
          <table:table-cell table:style-name="ce31" table:formula="of:=[.T7] * 2" office:value-type="float" office:value="1.15095214065113" calcext:value-type="float">
            <text:p>1.15095214065113</text:p>
          </table:table-cell>
          <table:table-cell table:style-name="ce31" table:formula="of:=[.S7] * COS(RADIANS([.Q7]))" office:value-type="float" office:value="1.41407329309894" calcext:value-type="float">
            <text:p>1.41407329309894</text:p>
          </table:table-cell>
          <table:table-cell table:style-name="ce31" table:formula="of:=[.V7] * 2" office:value-type="float" office:value="2.82814658619787" calcext:value-type="float">
            <text:p>2.82814658619787</text:p>
          </table:table-cell>
          <table:table-cell table:style-name="ce31" table:formula="of:= ([.W7] + [.X6])" office:value-type="float" office:value="10.1955295567418" calcext:value-type="float">
            <text:p>10.195529556741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7]+[.Z6]" office:value-type="float" office:value="5.3054090863022" calcext:value-type="float">
            <text:p>5.3054090863022</text:p>
          </table:table-cell>
          <table:table-cell table:style-name="ce58" table:formula="of:=[.X7] - [.Z7]" office:value-type="float" office:value="4.89012047043961" calcext:value-type="float">
            <text:p>4.89012047043961</text:p>
          </table:table-cell>
          <table:table-cell table:style-name="ce31" table:formula="of:= MAX(0; [.AA7] * [.$AH$7])" office:value-type="float" office:value="3.32528191989893" calcext:value-type="float">
            <text:p>3.32528191989893</text:p>
          </table:table-cell>
          <table:table-cell table:style-name="ce58" table:formula="of:=SQRT(2 * [.AB7] / [.$D$126])" office:value-type="float" office:value="0.828451988714832" calcext:value-type="float">
            <text:p>0.828451988714832</text:p>
          </table:table-cell>
          <table:table-cell table:style-name="ce92" table:formula="of:= GETIMPACTDISTANCE([.AC7]; [.$D$117]; [.$D$116]; [.$AH$11]; [.$AH$9])" office:value-type="float" office:value="0.0841812605410528" calcext:value-type="float">
            <text:p>0.0841812605410528</text:p>
          </table:table-cell>
          <table:table-cell table:style-name="ce58" table:formula="of:=[.AD7] / 0.0254" office:value-type="float" office:value="3.31422285594696" calcext:value-type="float">
            <text:p>3.31422285594696</text:p>
          </table:table-cell>
          <table:table-cell table:style-name="ce122" table:formula="of:=[.AG7] * 0.0254" office:value-type="float" office:value="0.0635" calcext:value-type="float">
            <text:p>0.0635</text:p>
          </table:table-cell>
          <table:table-cell table:style-name="ce122" office:value-type="float" office:value="2.5" calcext:value-type="float">
            <text:p>2.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formula="of:= (([.$D$21]+[.$D$76] + [.$D$57])-([.G8]+[.$D$24]))" office:value-type="float" office:value="10.6566191952135" calcext:value-type="float">
            <text:p>10.6566191952135</text:p>
          </table:table-cell>
          <table:table-cell table:style-name="ce31" table:formula="of:=[.$D$76] - [.H8]" office:value-type="float" office:value="11.9189164283361" calcext:value-type="float">
            <text:p>11.9189164283361</text:p>
          </table:table-cell>
          <table:table-cell table:style-name="ce31" table:formula="of:=GETTANGENTPOINTX([.$D$80];[.$D$81];[.$D$82];[.$D$83];[.I8])" office:value-type="float" office:value="0.966000279960323" calcext:value-type="float">
            <text:p>0.966000279960323</text:p>
          </table:table-cell>
          <table:table-cell table:style-name="ce31" table:formula="of:=GETTANGENTPOINTY([.$D$80];[.$D$81];[.$D$82];[.$D$83];[.I8])" office:value-type="float" office:value="3.20906078866115" calcext:value-type="float">
            <text:p>3.20906078866115</text:p>
          </table:table-cell>
          <table:table-cell table:style-name="ce131" table:formula="of:=SQRT(([.$D$83]-[.J8])^2 +([.I8]-[.K8])^2)" office:value-type="float" office:value="25.3937141118898" calcext:value-type="float">
            <text:p>25.3937141118898</text:p>
          </table:table-cell>
          <table:table-cell table:style-name="ce115" table:formula="of:=SQRT(([.J8]-[.$D$83])^2 +([.K8]-[.K8])^2)" office:value-type="float" office:value="23.853283445522" calcext:value-type="float">
            <text:p>23.853283445522</text:p>
          </table:table-cell>
          <table:table-cell table:style-name="ce31" table:formula="of:=SQRT([.L8]^2 - [.M8]^2)" office:value-type="float" office:value="8.70985563967494" calcext:value-type="float">
            <text:p>8.70985563967494</text:p>
          </table:table-cell>
          <table:table-cell table:style-name="ce31" table:formula="of:=SQRT(([.$D$72]-[.J8])^2 + ([.$D$73]-[.K8])^2)" office:value-type="float" office:value="1.10878130788025" calcext:value-type="float">
            <text:p>1.10878130788025</text:p>
          </table:table-cell>
          <table:table-cell table:style-name="ce31" table:formula="of:=DEGREES(ACOS(([.$D$39]^2 + [.$D$39]^2 - [.O8]^2)/(2 * [.$D$39] * [.$D$39])))" office:value-type="float" office:value="18.6782995501887" calcext:value-type="float">
            <text:p>18.6782995501887</text:p>
          </table:table-cell>
          <table:table-cell table:style-name="ce31" table:formula="of:=DEGREES(ACOS(([.L8]^2 + [.M8]^2 - [.N8]^2)/(2 * [.L8] * [.M8])))" office:value-type="float" office:value="20.0593037501733" calcext:value-type="float">
            <text:p>20.0593037501733</text:p>
          </table:table-cell>
          <table:table-cell table:style-name="ce31" table:formula="of:=([.$D$105] * [.P8])" office:value-type="float" office:value="44.4727317813996" calcext:value-type="float">
            <text:p>44.4727317813996</text:p>
          </table:table-cell>
          <table:table-cell table:style-name="ce31" table:formula="of:=([.R8] / [.L8])" office:value-type="float" office:value="1.75132836360384" calcext:value-type="float">
            <text:p>1.75132836360384</text:p>
          </table:table-cell>
          <table:table-cell table:style-name="ce31" table:formula="of:=[.S8] * SIN(RADIANS([.Q8]))" office:value-type="float" office:value="0.600692642180903" calcext:value-type="float">
            <text:p>0.600692642180903</text:p>
          </table:table-cell>
          <table:table-cell table:style-name="ce31" table:formula="of:=[.T8] * 2" office:value-type="float" office:value="1.20138528436181" calcext:value-type="float">
            <text:p>1.20138528436181</text:p>
          </table:table-cell>
          <table:table-cell table:style-name="ce31" table:formula="of:=[.S8] * COS(RADIANS([.Q8]))" office:value-type="float" office:value="1.64508947683493" calcext:value-type="float">
            <text:p>1.64508947683493</text:p>
          </table:table-cell>
          <table:table-cell table:style-name="ce31" table:formula="of:=[.V8] * 2" office:value-type="float" office:value="3.29017895366986" calcext:value-type="float">
            <text:p>3.29017895366986</text:p>
          </table:table-cell>
          <table:table-cell table:style-name="ce31" table:formula="of:= ([.W8] + [.X7])" office:value-type="float" office:value="13.4857085104117" calcext:value-type="float">
            <text:p>13.485708510411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8]+[.Z7]" office:value-type="float" office:value="6.36649090356264" calcext:value-type="float">
            <text:p>6.36649090356264</text:p>
          </table:table-cell>
          <table:table-cell table:style-name="ce58" table:formula="of:=[.X8] - [.Z8]" office:value-type="float" office:value="7.11921760684903" calcext:value-type="float">
            <text:p>7.11921760684903</text:p>
          </table:table-cell>
          <table:table-cell table:style-name="ce31" table:formula="of:= MAX(0; [.AA8] * [.$AH$7])" office:value-type="float" office:value="4.84106797265734" calcext:value-type="float">
            <text:p>4.84106797265734</text:p>
          </table:table-cell>
          <table:table-cell table:style-name="ce58" table:formula="of:=SQRT(2 * [.AB8] / [.$D$126])" office:value-type="float" office:value="0.999594135661563" calcext:value-type="float">
            <text:p>0.999594135661563</text:p>
          </table:table-cell>
          <table:table-cell table:style-name="ce92" table:formula="of:= GETIMPACTDISTANCE([.AC8]; [.$D$117]; [.$D$116]; [.$AH$11]; [.$AH$9])" office:value-type="float" office:value="0.11623062183454" calcext:value-type="float">
            <text:p>0.11623062183454</text:p>
          </table:table-cell>
          <table:table-cell table:style-name="ce58" table:formula="of:=[.AD8] / 0.0254" office:value-type="float" office:value="4.57600873364332" calcext:value-type="float">
            <text:p>4.57600873364332</text:p>
          </table:table-cell>
          <table:table-cell table:style-name="ce122" table:number-columns-repeated="2"/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31" table:formula="of:= (([.$D$21]+[.$D$76] + [.$D$57])-([.G9]+[.$D$24]))" office:value-type="float" office:value="11.6566191952135" calcext:value-type="float">
            <text:p>11.6566191952135</text:p>
          </table:table-cell>
          <table:table-cell table:style-name="ce31" table:formula="of:=[.$D$76] - [.H9]" office:value-type="float" office:value="10.9189164283361" calcext:value-type="float">
            <text:p>10.9189164283361</text:p>
          </table:table-cell>
          <table:table-cell table:style-name="ce31" table:formula="of:=GETTANGENTPOINTX([.$D$80];[.$D$81];[.$D$82];[.$D$83];[.I9])" office:value-type="float" office:value="1.08738299999451" calcext:value-type="float">
            <text:p>1.08738299999451</text:p>
          </table:table-cell>
          <table:table-cell table:style-name="ce31" table:formula="of:=GETTANGENTPOINTY([.$D$80];[.$D$81];[.$D$82];[.$D$83];[.I9])" office:value-type="float" office:value="3.25081552294171" calcext:value-type="float">
            <text:p>3.25081552294171</text:p>
          </table:table-cell>
          <table:table-cell table:style-name="ce131" table:formula="of:=SQRT(([.$D$83]-[.J9])^2 +([.I9]-[.K9])^2)" office:value-type="float" office:value="24.9399856363174" calcext:value-type="float">
            <text:p>24.9399856363174</text:p>
          </table:table-cell>
          <table:table-cell table:style-name="ce115" table:formula="of:=SQRT(([.J9]-[.$D$83])^2 +([.K9]-[.K9])^2)" office:value-type="float" office:value="23.7319007254878" calcext:value-type="float">
            <text:p>23.7319007254878</text:p>
          </table:table-cell>
          <table:table-cell table:style-name="ce31" table:formula="of:=SQRT([.L9]^2 - [.M9]^2)" office:value-type="float" office:value="7.66810090539438" calcext:value-type="float">
            <text:p>7.66810090539438</text:p>
          </table:table-cell>
          <table:table-cell table:style-name="ce31" table:formula="of:=SQRT(([.$D$72]-[.J9])^2 + ([.$D$73]-[.K9])^2)" office:value-type="float" office:value="1.23524780121574" calcext:value-type="float">
            <text:p>1.23524780121574</text:p>
          </table:table-cell>
          <table:table-cell table:style-name="ce31" table:formula="of:=DEGREES(ACOS(([.$D$39]^2 + [.$D$39]^2 - [.O9]^2)/(2 * [.$D$39] * [.$D$39])))" office:value-type="float" office:value="20.8312507500232" calcext:value-type="float">
            <text:p>20.8312507500232</text:p>
          </table:table-cell>
          <table:table-cell table:style-name="ce31" table:formula="of:=DEGREES(ACOS(([.L9]^2 + [.M9]^2 - [.N9]^2)/(2 * [.L9] * [.M9])))" office:value-type="float" office:value="17.9063525503389" calcext:value-type="float">
            <text:p>17.9063525503389</text:p>
          </table:table-cell>
          <table:table-cell table:style-name="ce31" table:formula="of:=([.$D$105] * [.P9])" office:value-type="float" office:value="49.5988740724259" calcext:value-type="float">
            <text:p>49.5988740724259</text:p>
          </table:table-cell>
          <table:table-cell table:style-name="ce31" table:formula="of:=([.R9] / [.L9])" office:value-type="float" office:value="1.98872905524855" calcext:value-type="float">
            <text:p>1.98872905524855</text:p>
          </table:table-cell>
          <table:table-cell table:style-name="ce31" table:formula="of:=[.S9] * SIN(RADIANS([.Q9]))" office:value-type="float" office:value="0.611458855330251" calcext:value-type="float">
            <text:p>0.611458855330251</text:p>
          </table:table-cell>
          <table:table-cell table:style-name="ce31" table:formula="of:=[.T9] * 2" office:value-type="float" office:value="1.2229177106605" calcext:value-type="float">
            <text:p>1.2229177106605</text:p>
          </table:table-cell>
          <table:table-cell table:style-name="ce31" table:formula="of:=[.S9] * COS(RADIANS([.Q9]))" office:value-type="float" office:value="1.8923956572102" calcext:value-type="float">
            <text:p>1.8923956572102</text:p>
          </table:table-cell>
          <table:table-cell table:style-name="ce31" table:formula="of:=[.V9] * 2" office:value-type="float" office:value="3.7847913144204" calcext:value-type="float">
            <text:p>3.7847913144204</text:p>
          </table:table-cell>
          <table:table-cell table:style-name="ce31" table:formula="of:= ([.W9] + [.X8])" office:value-type="float" office:value="17.2704998248321" calcext:value-type="float">
            <text:p>17.270499824832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9]+[.Z8]" office:value-type="float" office:value="7.42757272082308" calcext:value-type="float">
            <text:p>7.42757272082308</text:p>
          </table:table-cell>
          <table:table-cell table:style-name="ce58" table:formula="of:=[.X9] - [.Z9]" office:value-type="float" office:value="9.84292710400898" calcext:value-type="float">
            <text:p>9.84292710400898</text:p>
          </table:table-cell>
          <table:table-cell table:style-name="ce31" table:formula="of:= MAX(0; [.AA9] * [.$AH$7])" office:value-type="float" office:value="6.69319043072611" calcext:value-type="float">
            <text:p>6.69319043072611</text:p>
          </table:table-cell>
          <table:table-cell table:style-name="ce58" table:formula="of:=SQRT(2 * [.AB9] / [.$D$126])" office:value-type="float" office:value="1.17535673444033" calcext:value-type="float">
            <text:p>1.17535673444033</text:p>
          </table:table-cell>
          <table:table-cell table:style-name="ce92" table:formula="of:= GETIMPACTDISTANCE([.AC9]; [.$D$117]; [.$D$116]; [.$AH$11]; [.$AH$9])" office:value-type="float" office:value="0.154854024987367" calcext:value-type="float">
            <text:p>0.154854024987367</text:p>
          </table:table-cell>
          <table:table-cell table:style-name="ce58" table:formula="of:=[.AD9] / 0.0254" office:value-type="float" office:value="6.09661515698294" calcext:value-type="float">
            <text:p>6.09661515698294</text:p>
          </table:table-cell>
          <table:table-cell table:style-name="ce122" table:number-columns-repeated="2"/>
          <table:table-cell table:style-name="ce104" office:value-type="float" office:value="0.045" calcext:value-type="float">
            <text:p>0.045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31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formula="of:= (([.$D$21]+[.$D$76] + [.$D$57])-([.G10]+[.$D$24]))" office:value-type="float" office:value="12.6566191952135" calcext:value-type="float">
            <text:p>12.6566191952135</text:p>
          </table:table-cell>
          <table:table-cell table:style-name="ce31" table:formula="of:=[.$D$76] - [.H10]" office:value-type="float" office:value="9.91891642833605" calcext:value-type="float">
            <text:p>9.91891642833605</text:p>
          </table:table-cell>
          <table:table-cell table:style-name="ce31" table:formula="of:=GETTANGENTPOINTX([.$D$80];[.$D$81];[.$D$82];[.$D$83];[.I10])" office:value-type="float" office:value="1.21399360789401" calcext:value-type="float">
            <text:p>1.21399360789401</text:p>
          </table:table-cell>
          <table:table-cell table:style-name="ce31" table:formula="of:=GETTANGENTPOINTY([.$D$80];[.$D$81];[.$D$82];[.$D$83];[.I10])" office:value-type="float" office:value="3.28903489488964" calcext:value-type="float">
            <text:p>3.28903489488964</text:p>
          </table:table-cell>
          <table:table-cell table:style-name="ce131" table:formula="of:=SQRT(([.$D$83]-[.J10])^2 +([.I10]-[.K10])^2)" office:value-type="float" office:value="24.5186673920718" calcext:value-type="float">
            <text:p>24.5186673920718</text:p>
          </table:table-cell>
          <table:table-cell table:style-name="ce115" table:formula="of:=SQRT(([.J10]-[.$D$83])^2 +([.K10]-[.K10])^2)" office:value-type="float" office:value="23.6052901175883" calcext:value-type="float">
            <text:p>23.6052901175883</text:p>
          </table:table-cell>
          <table:table-cell table:style-name="ce31" table:formula="of:=SQRT([.L10]^2 - [.M10]^2)" office:value-type="float" office:value="6.62988153344643" calcext:value-type="float">
            <text:p>6.62988153344643</text:p>
          </table:table-cell>
          <table:table-cell table:style-name="ce31" table:formula="of:=SQRT(([.$D$72]-[.J10])^2 + ([.$D$73]-[.K10])^2)" office:value-type="float" office:value="1.36509055079815" calcext:value-type="float">
            <text:p>1.36509055079815</text:p>
          </table:table-cell>
          <table:table-cell table:style-name="ce31" table:formula="of:=DEGREES(ACOS(([.$D$39]^2 + [.$D$39]^2 - [.O10]^2)/(2 * [.$D$39] * [.$D$39])))" office:value-type="float" office:value="23.0494505271185" calcext:value-type="float">
            <text:p>23.0494505271185</text:p>
          </table:table-cell>
          <table:table-cell table:style-name="ce31" table:formula="of:=DEGREES(ACOS(([.L10]^2 + [.M10]^2 - [.N10]^2)/(2 * [.L10] * [.M10])))" office:value-type="float" office:value="15.6881527732436" calcext:value-type="float">
            <text:p>15.6881527732436</text:p>
          </table:table-cell>
          <table:table-cell table:style-name="ce31" table:formula="of:=([.$D$105] * [.P10])" office:value-type="float" office:value="54.8803721798553" calcext:value-type="float">
            <text:p>54.8803721798553</text:p>
          </table:table-cell>
          <table:table-cell table:style-name="ce31" table:formula="of:=([.R10] / [.L10])" office:value-type="float" office:value="2.23830974588778" calcext:value-type="float">
            <text:p>2.23830974588778</text:p>
          </table:table-cell>
          <table:table-cell table:style-name="ce31" table:formula="of:=[.S10] * SIN(RADIANS([.Q10]))" office:value-type="float" office:value="0.605242047338716" calcext:value-type="float">
            <text:p>0.605242047338716</text:p>
          </table:table-cell>
          <table:table-cell table:style-name="ce31" table:formula="of:=[.T10] * 2" office:value-type="float" office:value="1.21048409467743" calcext:value-type="float">
            <text:p>1.21048409467743</text:p>
          </table:table-cell>
          <table:table-cell table:style-name="ce31" table:formula="of:=[.S10] * COS(RADIANS([.Q10]))" office:value-type="float" office:value="2.15492751216125" calcext:value-type="float">
            <text:p>2.15492751216125</text:p>
          </table:table-cell>
          <table:table-cell table:style-name="ce31" table:formula="of:=[.V10] * 2" office:value-type="float" office:value="4.3098550243225" calcext:value-type="float">
            <text:p>4.3098550243225</text:p>
          </table:table-cell>
          <table:table-cell table:style-name="ce31" table:formula="of:= ([.W10] + [.X9])" office:value-type="float" office:value="21.5803548491546" calcext:value-type="float">
            <text:p>21.5803548491546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0]+[.Z9]" office:value-type="float" office:value="8.48865453808352" calcext:value-type="float">
            <text:p>8.48865453808352</text:p>
          </table:table-cell>
          <table:table-cell table:style-name="ce58" table:formula="of:=[.X10] - [.Z10]" office:value-type="float" office:value="13.091700311071" calcext:value-type="float">
            <text:p>13.091700311071</text:p>
          </table:table-cell>
          <table:table-cell table:style-name="ce31" table:formula="of:= MAX(0; [.AA10] * [.$AH$7])" office:value-type="float" office:value="8.90235621152831" calcext:value-type="float">
            <text:p>8.90235621152831</text:p>
          </table:table-cell>
          <table:table-cell table:style-name="ce58" table:formula="of:=SQRT(2 * [.AB10] / [.$D$126])" office:value-type="float" office:value="1.35551894955639" calcext:value-type="float">
            <text:p>1.35551894955639</text:p>
          </table:table-cell>
          <table:table-cell table:style-name="ce92" table:formula="of:= GETIMPACTDISTANCE([.AC10]; [.$D$117]; [.$D$116]; [.$AH$11]; [.$AH$9])" office:value-type="float" office:value="0.200505919975062" calcext:value-type="float">
            <text:p>0.200505919975062</text:p>
          </table:table-cell>
          <table:table-cell table:style-name="ce58" table:formula="of:=[.AD10] / 0.0254" office:value-type="float" office:value="7.89393385728589" calcext:value-type="float">
            <text:p>7.89393385728589</text:p>
          </table:table-cell>
          <table:table-cell table:style-name="ce122" table:number-columns-repeated="2"/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31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31" table:formula="of:= (([.$D$21]+[.$D$76] + [.$D$57])-([.G11]+[.$D$24]))" office:value-type="float" office:value="13.6566191952135" calcext:value-type="float">
            <text:p>13.6566191952135</text:p>
          </table:table-cell>
          <table:table-cell table:style-name="ce31" table:formula="of:=[.$D$76] - [.H11]" office:value-type="float" office:value="8.91891642833605" calcext:value-type="float">
            <text:p>8.91891642833605</text:p>
          </table:table-cell>
          <table:table-cell table:style-name="ce31" table:formula="of:=GETTANGENTPOINTX([.$D$80];[.$D$81];[.$D$82];[.$D$83];[.I11])" office:value-type="float" office:value="1.34557552479861" calcext:value-type="float">
            <text:p>1.34557552479861</text:p>
          </table:table-cell>
          <table:table-cell table:style-name="ce31" table:formula="of:=GETTANGENTPOINTY([.$D$80];[.$D$81];[.$D$82];[.$D$83];[.I11])" office:value-type="float" office:value="3.32318223740738" calcext:value-type="float">
            <text:p>3.32318223740738</text:p>
          </table:table-cell>
          <table:table-cell table:style-name="ce131" table:formula="of:=SQRT(([.$D$83]-[.J11])^2 +([.I11]-[.K11])^2)" office:value-type="float" office:value="24.1314570183065" calcext:value-type="float">
            <text:p>24.1314570183065</text:p>
          </table:table-cell>
          <table:table-cell table:style-name="ce115" table:formula="of:=SQRT(([.J11]-[.$D$83])^2 +([.K11]-[.K11])^2)" office:value-type="float" office:value="23.4737082006837" calcext:value-type="float">
            <text:p>23.4737082006837</text:p>
          </table:table-cell>
          <table:table-cell table:style-name="ce31" table:formula="of:=SQRT([.L11]^2 - [.M11]^2)" office:value-type="float" office:value="5.59573419092869" calcext:value-type="float">
            <text:p>5.59573419092869</text:p>
          </table:table-cell>
          <table:table-cell table:style-name="ce31" table:formula="of:=SQRT(([.$D$72]-[.J11])^2 + ([.$D$73]-[.K11])^2)" office:value-type="float" office:value="1.49802016797558" calcext:value-type="float">
            <text:p>1.49802016797558</text:p>
          </table:table-cell>
          <table:table-cell table:style-name="ce31" table:formula="of:=DEGREES(ACOS(([.$D$39]^2 + [.$D$39]^2 - [.O11]^2)/(2 * [.$D$39] * [.$D$39])))" office:value-type="float" office:value="25.3295007486521" calcext:value-type="float">
            <text:p>25.3295007486521</text:p>
          </table:table-cell>
          <table:table-cell table:style-name="ce31" table:formula="of:=DEGREES(ACOS(([.L11]^2 + [.M11]^2 - [.N11]^2)/(2 * [.L11] * [.M11])))" office:value-type="float" office:value="13.4081025517099" calcext:value-type="float">
            <text:p>13.4081025517099</text:p>
          </table:table-cell>
          <table:table-cell table:style-name="ce31" table:formula="of:=([.$D$105] * [.P11])" office:value-type="float" office:value="60.3091352039156" calcext:value-type="float">
            <text:p>60.3091352039156</text:p>
          </table:table-cell>
          <table:table-cell table:style-name="ce31" table:formula="of:=([.R11] / [.L11])" office:value-type="float" office:value="2.49919162188028" calcext:value-type="float">
            <text:p>2.49919162188028</text:p>
          </table:table-cell>
          <table:table-cell table:style-name="ce31" table:formula="of:=[.S11] * SIN(RADIANS([.Q11]))" office:value-type="float" office:value="0.579526217485701" calcext:value-type="float">
            <text:p>0.579526217485701</text:p>
          </table:table-cell>
          <table:table-cell table:style-name="ce31" table:formula="of:=[.T11] * 2" office:value-type="float" office:value="1.1590524349714" calcext:value-type="float">
            <text:p>1.1590524349714</text:p>
          </table:table-cell>
          <table:table-cell table:style-name="ce31" table:formula="of:=[.S11] * COS(RADIANS([.Q11]))" office:value-type="float" office:value="2.43107139469891" calcext:value-type="float">
            <text:p>2.43107139469891</text:p>
          </table:table-cell>
          <table:table-cell table:style-name="ce31" table:formula="of:=[.V11] * 2" office:value-type="float" office:value="4.86214278939781" calcext:value-type="float">
            <text:p>4.86214278939781</text:p>
          </table:table-cell>
          <table:table-cell table:style-name="ce31" table:formula="of:= ([.W11] + [.X10])" office:value-type="float" office:value="26.4424976385524" calcext:value-type="float">
            <text:p>26.442497638552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1]+[.Z10]" office:value-type="float" office:value="9.54973635534396" calcext:value-type="float">
            <text:p>9.54973635534396</text:p>
          </table:table-cell>
          <table:table-cell table:style-name="ce58" table:formula="of:=[.X11] - [.Z11]" office:value-type="float" office:value="16.8927612832084" calcext:value-type="float">
            <text:p>16.8927612832084</text:p>
          </table:table-cell>
          <table:table-cell table:style-name="ce31" table:formula="of:= MAX(0; [.AA11] * [.$AH$7])" office:value-type="float" office:value="11.4870776725817" calcext:value-type="float">
            <text:p>11.4870776725817</text:p>
          </table:table-cell>
          <table:table-cell table:style-name="ce58" table:formula="of:=SQRT(2 * [.AB11] / [.$D$126])" office:value-type="float" office:value="1.53977721255705" calcext:value-type="float">
            <text:p>1.53977721255705</text:p>
          </table:table-cell>
          <table:table-cell table:style-name="ce92" table:formula="of:= GETIMPACTDISTANCE([.AC11]; [.$D$117]; [.$D$116]; [.$AH$11]; [.$AH$9])" office:value-type="float" office:value="0.253584899991862" calcext:value-type="float">
            <text:p>0.253584899991862</text:p>
          </table:table-cell>
          <table:table-cell table:style-name="ce58" table:formula="of:=[.AD11] / 0.0254" office:value-type="float" office:value="9.98365747999458" calcext:value-type="float">
            <text:p>9.98365747999458</text:p>
          </table:table-cell>
          <table:table-cell table:style-name="ce122" table:number-columns-repeated="2"/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– E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7">lb/in</text:span><text:span text:style-name="T10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2">N/mm</text:span><text:span text:style-name="T33">²</text:span></text:p>
          </table:table-cell>
          <table:table-cell office:value-type="string" calcext:value-type="string">
            <text:p>Spring material data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formula="of:= (([.$D$21]+[.$D$76] + [.$D$57])-([.G12]+[.$D$24]))" office:value-type="float" office:value="14.6566191952135" calcext:value-type="float">
            <text:p>14.6566191952135</text:p>
          </table:table-cell>
          <table:table-cell table:style-name="ce31" table:formula="of:=[.$D$76] - [.H12]" office:value-type="float" office:value="7.91891642833605" calcext:value-type="float">
            <text:p>7.91891642833605</text:p>
          </table:table-cell>
          <table:table-cell table:style-name="ce31" table:formula="of:=GETTANGENTPOINTX([.$D$80];[.$D$81];[.$D$82];[.$D$83];[.I12])" office:value-type="float" office:value="1.48177520344177" calcext:value-type="float">
            <text:p>1.48177520344177</text:p>
          </table:table-cell>
          <table:table-cell table:style-name="ce31" table:formula="of:=GETTANGENTPOINTY([.$D$80];[.$D$81];[.$D$82];[.$D$83];[.I12])" office:value-type="float" office:value="3.35272754115819" calcext:value-type="float">
            <text:p>3.35272754115819</text:p>
          </table:table-cell>
          <table:table-cell table:style-name="ce131" table:formula="of:=SQRT(([.$D$83]-[.J12])^2 +([.I12]-[.K12])^2)" office:value-type="float" office:value="23.7800207100352" calcext:value-type="float">
            <text:p>23.7800207100352</text:p>
          </table:table-cell>
          <table:table-cell table:style-name="ce115" table:formula="of:=SQRT(([.J12]-[.$D$83])^2 +([.K12]-[.K12])^2)" office:value-type="float" office:value="23.3375085220405" calcext:value-type="float">
            <text:p>23.3375085220405</text:p>
          </table:table-cell>
          <table:table-cell table:style-name="ce31" table:formula="of:=SQRT([.L12]^2 - [.M12]^2)" office:value-type="float" office:value="4.56618888717785" calcext:value-type="float">
            <text:p>4.56618888717785</text:p>
          </table:table-cell>
          <table:table-cell table:style-name="ce31" table:formula="of:=SQRT(([.$D$72]-[.J12])^2 + ([.$D$73]-[.K12])^2)" office:value-type="float" office:value="1.63368506201418" calcext:value-type="float">
            <text:p>1.63368506201418</text:p>
          </table:table-cell>
          <table:table-cell table:style-name="ce31" table:formula="of:=DEGREES(ACOS(([.$D$39]^2 + [.$D$39]^2 - [.O12]^2)/(2 * [.$D$39] * [.$D$39])))" office:value-type="float" office:value="27.6670351327228" calcext:value-type="float">
            <text:p>27.6670351327228</text:p>
          </table:table-cell>
          <table:table-cell table:style-name="ce31" table:formula="of:=DEGREES(ACOS(([.L12]^2 + [.M12]^2 - [.N12]^2)/(2 * [.L12] * [.M12])))" office:value-type="float" office:value="11.0705681676392" calcext:value-type="float">
            <text:p>11.0705681676392</text:p>
          </table:table-cell>
          <table:table-cell table:style-name="ce31" table:formula="of:=([.$D$105] * [.P12])" office:value-type="float" office:value="65.8747670973994" calcext:value-type="float">
            <text:p>65.8747670973994</text:p>
          </table:table-cell>
          <table:table-cell table:style-name="ce31" table:formula="of:=([.R12] / [.L12])" office:value-type="float" office:value="2.77017282283528" calcext:value-type="float">
            <text:p>2.77017282283528</text:p>
          </table:table-cell>
          <table:table-cell table:style-name="ce31" table:formula="of:=[.S12] * SIN(RADIANS([.Q12]))" office:value-type="float" office:value="0.531922680532175" calcext:value-type="float">
            <text:p>0.531922680532175</text:p>
          </table:table-cell>
          <table:table-cell table:style-name="ce31" table:formula="of:=[.T12] * 2" office:value-type="float" office:value="1.06384536106435" calcext:value-type="float">
            <text:p>1.06384536106435</text:p>
          </table:table-cell>
          <table:table-cell table:style-name="ce31" table:formula="of:=[.S12] * COS(RADIANS([.Q12]))" office:value-type="float" office:value="2.71862386701629" calcext:value-type="float">
            <text:p>2.71862386701629</text:p>
          </table:table-cell>
          <table:table-cell table:style-name="ce31" table:formula="of:=[.V12] * 2" office:value-type="float" office:value="5.43724773403259" calcext:value-type="float">
            <text:p>5.43724773403259</text:p>
          </table:table-cell>
          <table:table-cell table:style-name="ce31" table:formula="of:= ([.W12] + [.X11])" office:value-type="float" office:value="31.879745372585" calcext:value-type="float">
            <text:p>31.879745372585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2]+[.Z11]" office:value-type="float" office:value="10.6108181726044" calcext:value-type="float">
            <text:p>10.6108181726044</text:p>
          </table:table-cell>
          <table:table-cell table:style-name="ce58" table:formula="of:=[.X12] - [.Z12]" office:value-type="float" office:value="21.2689271999806" calcext:value-type="float">
            <text:p>21.2689271999806</text:p>
          </table:table-cell>
          <table:table-cell table:style-name="ce31" table:formula="of:= MAX(0; [.AA12] * [.$AH$7])" office:value-type="float" office:value="14.4628704959868" calcext:value-type="float">
            <text:p>14.4628704959868</text:p>
          </table:table-cell>
          <table:table-cell table:style-name="ce58" table:formula="of:=SQRT(2 * [.AB12] / [.$D$126])" office:value-type="float" office:value="1.72774783735097" calcext:value-type="float">
            <text:p>1.72774783735097</text:p>
          </table:table-cell>
          <table:table-cell table:style-name="ce92" table:formula="of:= GETIMPACTDISTANCE([.AC12]; [.$D$117]; [.$D$116]; [.$AH$11]; [.$AH$9])" office:value-type="float" office:value="0.314417381248287" calcext:value-type="float">
            <text:p>0.314417381248287</text:p>
          </table:table-cell>
          <table:table-cell table:style-name="ce58" table:formula="of:=[.AD12] / 0.0254" office:value-type="float" office:value="12.3786370570192" calcext:value-type="float">
            <text:p>12.3786370570192</text:p>
          </table:table-cell>
          <table:table-cell table:style-name="ce122" table:formula="of:=[.AG12] * 0.0254" office:value-type="float" office:value="0.29972" calcext:value-type="float">
            <text:p>0.29972</text:p>
          </table:table-cell>
          <table:table-cell table:style-name="ce122" office:value-type="float" office:value="11.8" calcext:value-type="float">
            <text:p>11.8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31"/>
          <table:table-cell table:style-name="ce23"/>
          <table:table-cell table:style-name="ce31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31" table:formula="of:= (([.$D$21]+[.$D$76] + [.$D$57])-([.G13]+[.$D$24]))" office:value-type="float" office:value="15.6566191952135" calcext:value-type="float">
            <text:p>15.6566191952135</text:p>
          </table:table-cell>
          <table:table-cell table:style-name="ce31" table:formula="of:=[.$D$76] - [.H13]" office:value-type="float" office:value="6.91891642833605" calcext:value-type="float">
            <text:p>6.91891642833605</text:p>
          </table:table-cell>
          <table:table-cell table:style-name="ce31" table:formula="of:=GETTANGENTPOINTX([.$D$80];[.$D$81];[.$D$82];[.$D$83];[.I13])" office:value-type="float" office:value="1.62213865673908" calcext:value-type="float">
            <text:p>1.62213865673908</text:p>
          </table:table-cell>
          <table:table-cell table:style-name="ce31" table:formula="of:=GETTANGENTPOINTY([.$D$80];[.$D$81];[.$D$82];[.$D$83];[.I13])" office:value-type="float" office:value="3.37716364578464" calcext:value-type="float">
            <text:p>3.37716364578464</text:p>
          </table:table-cell>
          <table:table-cell table:style-name="ce131" table:formula="of:=SQRT(([.$D$83]-[.J13])^2 +([.I13]-[.K13])^2)" office:value-type="float" office:value="23.4659658252762" calcext:value-type="float">
            <text:p>23.4659658252762</text:p>
          </table:table-cell>
          <table:table-cell table:style-name="ce115" table:formula="of:=SQRT(([.J13]-[.$D$83])^2 +([.K13]-[.K13])^2)" office:value-type="float" office:value="23.1971450687432" calcext:value-type="float">
            <text:p>23.1971450687432</text:p>
          </table:table-cell>
          <table:table-cell table:style-name="ce31" table:formula="of:=SQRT([.L13]^2 - [.M13]^2)" office:value-type="float" office:value="3.54175278255141" calcext:value-type="float">
            <text:p>3.54175278255141</text:p>
          </table:table-cell>
          <table:table-cell table:style-name="ce31" table:formula="of:=SQRT(([.$D$72]-[.J13])^2 + ([.$D$73]-[.K13])^2)" office:value-type="float" office:value="1.77167194869948" calcext:value-type="float">
            <text:p>1.77167194869948</text:p>
          </table:table-cell>
          <table:table-cell table:style-name="ce31" table:formula="of:=DEGREES(ACOS(([.$D$39]^2 + [.$D$39]^2 - [.O13]^2)/(2 * [.$D$39] * [.$D$39])))" office:value-type="float" office:value="30.0566926833399" calcext:value-type="float">
            <text:p>30.0566926833399</text:p>
          </table:table-cell>
          <table:table-cell table:style-name="ce31" table:formula="of:=DEGREES(ACOS(([.L13]^2 + [.M13]^2 - [.N13]^2)/(2 * [.L13] * [.M13])))" office:value-type="float" office:value="8.68091061702211" calcext:value-type="float">
            <text:p>8.68091061702211</text:p>
          </table:table-cell>
          <table:table-cell table:style-name="ce31" table:formula="of:=([.$D$105] * [.P13])" office:value-type="float" office:value="71.5645034147998" calcext:value-type="float">
            <text:p>71.5645034147998</text:p>
          </table:table-cell>
          <table:table-cell table:style-name="ce31" table:formula="of:=([.R13] / [.L13])" office:value-type="float" office:value="3.04971480601556" calcext:value-type="float">
            <text:p>3.04971480601556</text:p>
          </table:table-cell>
          <table:table-cell table:style-name="ce31" table:formula="of:=[.S13] * SIN(RADIANS([.Q13]))" office:value-type="float" office:value="0.460297947274739" calcext:value-type="float">
            <text:p>0.460297947274739</text:p>
          </table:table-cell>
          <table:table-cell table:style-name="ce31" table:formula="of:=[.T13] * 2" office:value-type="float" office:value="0.920595894549478" calcext:value-type="float">
            <text:p>0.920595894549478</text:p>
          </table:table-cell>
          <table:table-cell table:style-name="ce31" table:formula="of:=[.S13] * COS(RADIANS([.Q13]))" office:value-type="float" office:value="3.01477796823666" calcext:value-type="float">
            <text:p>3.01477796823666</text:p>
          </table:table-cell>
          <table:table-cell table:style-name="ce31" table:formula="of:=[.V13] * 2" office:value-type="float" office:value="6.02955593647332" calcext:value-type="float">
            <text:p>6.02955593647332</text:p>
          </table:table-cell>
          <table:table-cell table:style-name="ce31" table:formula="of:= ([.W13] + [.X12])" office:value-type="float" office:value="37.9093013090583" calcext:value-type="float">
            <text:p>37.909301309058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3]+[.Z12]" office:value-type="float" office:value="11.6718999898648" calcext:value-type="float">
            <text:p>11.6718999898648</text:p>
          </table:table-cell>
          <table:table-cell table:style-name="ce58" table:formula="of:=[.X13] - [.Z13]" office:value-type="float" office:value="26.2374013191934" calcext:value-type="float">
            <text:p>26.2374013191934</text:p>
          </table:table-cell>
          <table:table-cell table:style-name="ce31" table:formula="of:= MAX(0; [.AA13] * [.$AH$7])" office:value-type="float" office:value="17.8414328970515" calcext:value-type="float">
            <text:p>17.8414328970515</text:p>
          </table:table-cell>
          <table:table-cell table:style-name="ce58" table:formula="of:=SQRT(2 * [.AB13] / [.$D$126])" office:value-type="float" office:value="1.91896906968641" calcext:value-type="float">
            <text:p>1.91896906968641</text:p>
          </table:table-cell>
          <table:table-cell table:style-name="ce92" table:formula="of:= GETIMPACTDISTANCE([.AC13]; [.$D$117]; [.$D$116]; [.$AH$11]; [.$AH$9])" office:value-type="float" office:value="0.382903229338747" calcext:value-type="float">
            <text:p>0.382903229338747</text:p>
          </table:table-cell>
          <table:table-cell table:style-name="ce58" table:formula="of:=[.AD13] / 0.0254" office:value-type="float" office:value="15.0749302889271" calcext:value-type="float">
            <text:p>15.0749302889271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31"/>
          <table:table-cell table:style-name="ce23"/>
          <table:table-cell table:number-columns-repeated="2"/>
          <table:table-cell table:style-name="ce31" office:value-type="float" office:value="33" calcext:value-type="float">
            <text:p>33</text:p>
          </table:table-cell>
          <table:table-cell table:style-name="ce31" table:formula="of:= (([.$D$21]+[.$D$76] + [.$D$57])-([.G14]+[.$D$24]))" office:value-type="float" office:value="16.6566191952135" calcext:value-type="float">
            <text:p>16.6566191952135</text:p>
          </table:table-cell>
          <table:table-cell table:style-name="ce31" table:formula="of:=[.$D$76] - [.H14]" office:value-type="float" office:value="5.91891642833605" calcext:value-type="float">
            <text:p>5.91891642833605</text:p>
          </table:table-cell>
          <table:table-cell table:style-name="ce31" table:formula="of:=GETTANGENTPOINTX([.$D$80];[.$D$81];[.$D$82];[.$D$83];[.I14])" office:value-type="float" office:value="1.76611186024944" calcext:value-type="float">
            <text:p>1.76611186024944</text:p>
          </table:table-cell>
          <table:table-cell table:style-name="ce31" table:formula="of:=GETTANGENTPOINTY([.$D$80];[.$D$81];[.$D$82];[.$D$83];[.I14])" office:value-type="float" office:value="3.39602399931879" calcext:value-type="float">
            <text:p>3.39602399931879</text:p>
          </table:table-cell>
          <table:table-cell table:style-name="ce131" table:formula="of:=SQRT(([.$D$83]-[.J14])^2 +([.I14]-[.K14])^2)" office:value-type="float" office:value="23.1908110952669" calcext:value-type="float">
            <text:p>23.1908110952669</text:p>
          </table:table-cell>
          <table:table-cell table:style-name="ce115" table:formula="of:=SQRT(([.J14]-[.$D$83])^2 +([.K14]-[.K14])^2)" office:value-type="float" office:value="23.0531718652329" calcext:value-type="float">
            <text:p>23.0531718652329</text:p>
          </table:table-cell>
          <table:table-cell table:style-name="ce31" table:formula="of:=SQRT([.L14]^2 - [.M14]^2)" office:value-type="float" office:value="2.52289242901725" calcext:value-type="float">
            <text:p>2.52289242901725</text:p>
          </table:table-cell>
          <table:table-cell table:style-name="ce31" table:formula="of:=SQRT(([.$D$72]-[.J14])^2 + ([.$D$73]-[.K14])^2)" office:value-type="float" office:value="1.91150883571499" calcext:value-type="float">
            <text:p>1.91150883571499</text:p>
          </table:table-cell>
          <table:table-cell table:style-name="ce31" table:formula="of:=DEGREES(ACOS(([.$D$39]^2 + [.$D$39]^2 - [.O14]^2)/(2 * [.$D$39] * [.$D$39])))" office:value-type="float" office:value="32.4921234721024" calcext:value-type="float">
            <text:p>32.4921234721024</text:p>
          </table:table-cell>
          <table:table-cell table:style-name="ce31" table:formula="of:=DEGREES(ACOS(([.L14]^2 + [.M14]^2 - [.N14]^2)/(2 * [.L14] * [.M14])))" office:value-type="float" office:value="6.24547982825964" calcext:value-type="float">
            <text:p>6.24547982825964</text:p>
          </table:table-cell>
          <table:table-cell table:style-name="ce31" table:formula="of:=([.$D$105] * [.P14])" office:value-type="float" office:value="77.3632250783947" calcext:value-type="float">
            <text:p>77.3632250783947</text:p>
          </table:table-cell>
          <table:table-cell table:style-name="ce31" table:formula="of:=([.R14] / [.L14])" office:value-type="float" office:value="3.33594304919261" calcext:value-type="float">
            <text:p>3.33594304919261</text:p>
          </table:table-cell>
          <table:table-cell table:style-name="ce31" table:formula="of:=[.S14] * SIN(RADIANS([.Q14]))" office:value-type="float" office:value="0.362912078748227" calcext:value-type="float">
            <text:p>0.362912078748227</text:p>
          </table:table-cell>
          <table:table-cell table:style-name="ce31" table:formula="of:=[.T14] * 2" office:value-type="float" office:value="0.725824157496454" calcext:value-type="float">
            <text:p>0.725824157496454</text:p>
          </table:table-cell>
          <table:table-cell table:style-name="ce31" table:formula="of:=[.S14] * COS(RADIANS([.Q14]))" office:value-type="float" office:value="3.31614397313433" calcext:value-type="float">
            <text:p>3.31614397313433</text:p>
          </table:table-cell>
          <table:table-cell table:style-name="ce31" table:formula="of:=[.V14] * 2" office:value-type="float" office:value="6.63228794626867" calcext:value-type="float">
            <text:p>6.63228794626867</text:p>
          </table:table-cell>
          <table:table-cell table:style-name="ce31" table:formula="of:= ([.W14] + [.X13])" office:value-type="float" office:value="44.541589255327" calcext:value-type="float">
            <text:p>44.54158925532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4]+[.Z13]" office:value-type="float" office:value="12.7329818071253" calcext:value-type="float">
            <text:p>12.7329818071253</text:p>
          </table:table-cell>
          <table:table-cell table:style-name="ce58" table:formula="of:=[.X14] - [.Z14]" office:value-type="float" office:value="31.8086074482017" calcext:value-type="float">
            <text:p>31.8086074482017</text:p>
          </table:table-cell>
          <table:table-cell table:style-name="ce31" table:formula="of:= MAX(0; [.AA14] * [.$AH$7])" office:value-type="float" office:value="21.6298530647771" calcext:value-type="float">
            <text:p>21.6298530647771</text:p>
          </table:table-cell>
          <table:table-cell table:style-name="ce58" table:formula="of:=SQRT(2 * [.AB14] / [.$D$126])" office:value-type="float" office:value="2.11290462577996" calcext:value-type="float">
            <text:p>2.11290462577996</text:p>
          </table:table-cell>
          <table:table-cell table:style-name="ce92" table:formula="of:= GETIMPACTDISTANCE([.AC14]; [.$D$117]; [.$D$116]; [.$AH$11]; [.$AH$9])" office:value-type="float" office:value="0.459344581812177" calcext:value-type="float">
            <text:p>0.459344581812177</text:p>
          </table:table-cell>
          <table:table-cell table:style-name="ce58" table:formula="of:=[.AD14] / 0.0254" office:value-type="float" office:value="18.0844323548101" calcext:value-type="float">
            <text:p>18.0844323548101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Sensor to Slider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31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ToF sensor (Short Range)</text:p>
          </table:table-cell>
          <table:table-cell office:value-type="float" office:value="32" calcext:value-type="float">
            <text:p>32</text:p>
          </table:table-cell>
          <table:table-cell table:style-name="ce31" table:formula="of:= (([.$D$21]+[.$D$76] + [.$D$57])-([.G15]+[.$D$24]))" office:value-type="float" office:value="17.6566191952135" calcext:value-type="float">
            <text:p>17.6566191952135</text:p>
          </table:table-cell>
          <table:table-cell table:style-name="ce31" table:formula="of:=[.$D$76] - [.H15]" office:value-type="float" office:value="4.91891642833605" calcext:value-type="float">
            <text:p>4.91891642833605</text:p>
          </table:table-cell>
          <table:table-cell table:style-name="ce31" table:formula="of:=GETTANGENTPOINTX([.$D$80];[.$D$81];[.$D$82];[.$D$83];[.I15])" office:value-type="float" office:value="1.91304570966916" calcext:value-type="float">
            <text:p>1.91304570966916</text:p>
          </table:table-cell>
          <table:table-cell table:style-name="ce31" table:formula="of:=GETTANGENTPOINTY([.$D$80];[.$D$81];[.$D$82];[.$D$83];[.I15])" office:value-type="float" office:value="3.40890107655931" calcext:value-type="float">
            <text:p>3.40890107655931</text:p>
          </table:table-cell>
          <table:table-cell table:style-name="ce131" table:formula="of:=SQRT(([.$D$83]-[.J15])^2 +([.I15]-[.K15])^2)" office:value-type="float" office:value="22.955955358026" calcext:value-type="float">
            <text:p>22.955955358026</text:p>
          </table:table-cell>
          <table:table-cell table:style-name="ce115" table:formula="of:=SQRT(([.J15]-[.$D$83])^2 +([.K15]-[.K15])^2)" office:value-type="float" office:value="22.9062380158131" calcext:value-type="float">
            <text:p>22.9062380158131</text:p>
          </table:table-cell>
          <table:table-cell table:style-name="ce31" table:formula="of:=SQRT([.L15]^2 - [.M15]^2)" office:value-type="float" office:value="1.51001535177672" calcext:value-type="float">
            <text:p>1.51001535177672</text:p>
          </table:table-cell>
          <table:table-cell table:style-name="ce31" table:formula="of:=SQRT(([.$D$72]-[.J15])^2 + ([.$D$73]-[.K15])^2)" office:value-type="float" office:value="2.0526707366391" calcext:value-type="float">
            <text:p>2.0526707366391</text:p>
          </table:table-cell>
          <table:table-cell table:style-name="ce31" table:formula="of:=DEGREES(ACOS(([.$D$39]^2 + [.$D$39]^2 - [.O15]^2)/(2 * [.$D$39] * [.$D$39])))" office:value-type="float" office:value="34.9660321110598" calcext:value-type="float">
            <text:p>34.9660321110598</text:p>
          </table:table-cell>
          <table:table-cell table:style-name="ce31" table:formula="of:=DEGREES(ACOS(([.L15]^2 + [.M15]^2 - [.N15]^2)/(2 * [.L15] * [.M15])))" office:value-type="float" office:value="3.77157118930217" calcext:value-type="float">
            <text:p>3.77157118930217</text:p>
          </table:table-cell>
          <table:table-cell table:style-name="ce31" table:formula="of:=([.$D$105] * [.P15])" office:value-type="float" office:value="83.2535618864329" calcext:value-type="float">
            <text:p>83.2535618864329</text:p>
          </table:table-cell>
          <table:table-cell table:style-name="ce31" table:formula="of:=([.R15] / [.L15])" office:value-type="float" office:value="3.62666508921072" calcext:value-type="float">
            <text:p>3.62666508921072</text:p>
          </table:table-cell>
          <table:table-cell table:style-name="ce31" table:formula="of:=[.S15] * SIN(RADIANS([.Q15]))" office:value-type="float" office:value="0.238557702132234" calcext:value-type="float">
            <text:p>0.238557702132234</text:p>
          </table:table-cell>
          <table:table-cell table:style-name="ce31" table:formula="of:=[.T15] * 2" office:value-type="float" office:value="0.477115404264468" calcext:value-type="float">
            <text:p>0.477115404264468</text:p>
          </table:table-cell>
          <table:table-cell table:style-name="ce31" table:formula="of:=[.S15] * COS(RADIANS([.Q15]))" office:value-type="float" office:value="3.61881056316205" calcext:value-type="float">
            <text:p>3.61881056316205</text:p>
          </table:table-cell>
          <table:table-cell table:style-name="ce31" table:formula="of:=[.V15] * 2" office:value-type="float" office:value="7.23762112632409" calcext:value-type="float">
            <text:p>7.23762112632409</text:p>
          </table:table-cell>
          <table:table-cell table:style-name="ce31" table:formula="of:= ([.W15] + [.X14])" office:value-type="float" office:value="51.7792103816511" calcext:value-type="float">
            <text:p>51.779210381651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5]+[.Z14]" office:value-type="float" office:value="13.7940636243857" calcext:value-type="float">
            <text:p>13.7940636243857</text:p>
          </table:table-cell>
          <table:table-cell table:style-name="ce58" table:formula="of:=[.X15] - [.Z15]" office:value-type="float" office:value="37.9851467572653" calcext:value-type="float">
            <text:p>37.9851467572653</text:p>
          </table:table-cell>
          <table:table-cell table:style-name="ce31" table:formula="of:= MAX(0; [.AA15] * [.$AH$7])" office:value-type="float" office:value="25.8298997949404" calcext:value-type="float">
            <text:p>25.8298997949404</text:p>
          </table:table-cell>
          <table:table-cell table:style-name="ce58" table:formula="of:=SQRT(2 * [.AB15] / [.$D$126])" office:value-type="float" office:value="2.30894968929303" calcext:value-type="float">
            <text:p>2.30894968929303</text:p>
          </table:table-cell>
          <table:table-cell table:style-name="ce92" table:formula="of:= GETIMPACTDISTANCE([.AC15]; [.$D$117]; [.$D$116]; [.$AH$11]; [.$AH$9])" office:value-type="float" office:value="0.543615856863227" calcext:value-type="float">
            <text:p>0.543615856863227</text:p>
          </table:table-cell>
          <table:table-cell table:style-name="ce58" table:formula="of:=[.AD15] / 0.0254" office:value-type="float" office:value="21.4021990891034" calcext:value-type="float">
            <text:p>21.4021990891034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23" office:value-type="string" calcext:value-type="string">
            <text:p>Sensor to Slider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31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7">Case dimension for</text:span> reference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formula="of:= (([.$D$21]+[.$D$76] + [.$D$57])-([.G16]+[.$D$24]))" office:value-type="float" office:value="18.6566191952135" calcext:value-type="float">
            <text:p>18.6566191952135</text:p>
          </table:table-cell>
          <table:table-cell table:style-name="ce31" table:formula="of:=[.$D$76] - [.H16]" office:value-type="float" office:value="3.91891642833605" calcext:value-type="float">
            <text:p>3.91891642833605</text:p>
          </table:table-cell>
          <table:table-cell table:style-name="ce31" table:formula="of:=GETTANGENTPOINTX([.$D$80];[.$D$81];[.$D$82];[.$D$83];[.I16])" office:value-type="float" office:value="2.06220593640166" calcext:value-type="float">
            <text:p>2.06220593640166</text:p>
          </table:table-cell>
          <table:table-cell table:style-name="ce31" table:formula="of:=GETTANGENTPOINTY([.$D$80];[.$D$81];[.$D$82];[.$D$83];[.I16])" office:value-type="float" office:value="3.41546430077568" calcext:value-type="float">
            <text:p>3.41546430077568</text:p>
          </table:table-cell>
          <table:table-cell table:style-name="ce131" table:formula="of:=SQRT(([.$D$83]-[.J16])^2 +([.I16]-[.K16])^2)" office:value-type="float" office:value="22.7626460136561" calcext:value-type="float">
            <text:p>22.7626460136561</text:p>
          </table:table-cell>
          <table:table-cell table:style-name="ce115" table:formula="of:=SQRT(([.J16]-[.$D$83])^2 +([.K16]-[.K16])^2)" office:value-type="float" office:value="22.7570777890806" calcext:value-type="float">
            <text:p>22.7570777890806</text:p>
          </table:table-cell>
          <table:table-cell table:style-name="ce31" table:formula="of:=SQRT([.L16]^2 - [.M16]^2)" office:value-type="float" office:value="0.503452127560408" calcext:value-type="float">
            <text:p>0.503452127560408</text:p>
          </table:table-cell>
          <table:table-cell table:style-name="ce31" table:formula="of:=SQRT(([.$D$72]-[.J16])^2 + ([.$D$73]-[.K16])^2)" office:value-type="float" office:value="2.194588186216" calcext:value-type="float">
            <text:p>2.194588186216</text:p>
          </table:table-cell>
          <table:table-cell table:style-name="ce31" table:formula="of:=DEGREES(ACOS(([.$D$39]^2 + [.$D$39]^2 - [.O16]^2)/(2 * [.$D$39] * [.$D$39])))" office:value-type="float" office:value="37.4702623068368" calcext:value-type="float">
            <text:p>37.4702623068368</text:p>
          </table:table-cell>
          <table:table-cell table:style-name="ce31" table:formula="of:=DEGREES(ACOS(([.L16]^2 + [.M16]^2 - [.N16]^2)/(2 * [.L16] * [.M16])))" office:value-type="float" office:value="1.26734099352519" calcext:value-type="float">
            <text:p>1.26734099352519</text:p>
          </table:table-cell>
          <table:table-cell table:style-name="ce31" table:formula="of:=([.$D$105] * [.P16])" office:value-type="float" office:value="89.2160938351482" calcext:value-type="float">
            <text:p>89.2160938351482</text:p>
          </table:table-cell>
          <table:table-cell table:style-name="ce31" table:formula="of:=([.R16] / [.L16])" office:value-type="float" office:value="3.91940786592317" calcext:value-type="float">
            <text:p>3.91940786592317</text:p>
          </table:table-cell>
          <table:table-cell table:style-name="ce31" table:formula="of:=[.S16] * SIN(RADIANS([.Q16]))" office:value-type="float" office:value="0.0866873836939698" calcext:value-type="float">
            <text:p>0.0866873836939698</text:p>
          </table:table-cell>
          <table:table-cell table:style-name="ce31" table:formula="of:=[.T16] * 2" office:value-type="float" office:value="0.17337476738794" calcext:value-type="float">
            <text:p>0.17337476738794</text:p>
          </table:table-cell>
          <table:table-cell table:style-name="ce31" table:formula="of:=[.S16] * COS(RADIANS([.Q16]))" office:value-type="float" office:value="3.91844909587565" calcext:value-type="float">
            <text:p>3.91844909587565</text:p>
          </table:table-cell>
          <table:table-cell table:style-name="ce31" table:formula="of:=[.V16] * 2" office:value-type="float" office:value="7.8368981917513" calcext:value-type="float">
            <text:p>7.8368981917513</text:p>
          </table:table-cell>
          <table:table-cell table:style-name="ce31" table:formula="of:= ([.W16] + [.X15])" office:value-type="float" office:value="59.6161085734023" calcext:value-type="float">
            <text:p>59.616108573402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6]+[.Z15]" office:value-type="float" office:value="14.8551454416462" calcext:value-type="float">
            <text:p>14.8551454416462</text:p>
          </table:table-cell>
          <table:table-cell table:style-name="ce58" table:formula="of:=[.X16] - [.Z16]" office:value-type="float" office:value="44.7609631317562" calcext:value-type="float">
            <text:p>44.7609631317562</text:p>
          </table:table-cell>
          <table:table-cell table:style-name="ce31" table:formula="of:= MAX(0; [.AA16] * [.$AH$7])" office:value-type="float" office:value="30.4374549295942" calcext:value-type="float">
            <text:p>30.4374549295942</text:p>
          </table:table-cell>
          <table:table-cell table:style-name="ce58" table:formula="of:=SQRT(2 * [.AB16] / [.$D$126])" office:value-type="float" office:value="2.50643979372031" calcext:value-type="float">
            <text:p>2.50643979372031</text:p>
          </table:table-cell>
          <table:table-cell table:style-name="ce92" table:formula="of:= GETIMPACTDISTANCE([.AC16]; [.$D$117]; [.$D$116]; [.$AH$11]; [.$AH$9])" office:value-type="float" office:value="0.635372839268705" calcext:value-type="float">
            <text:p>0.635372839268705</text:p>
          </table:table-cell>
          <table:table-cell table:style-name="ce58" table:formula="of:=[.AD16] / 0.0254" office:value-type="float" office:value="25.0146787113663" calcext:value-type="float">
            <text:p>25.0146787113663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/>
          <table:table-cell table:style-name="ce23"/>
          <table:table-cell table:style-name="ce31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31" table:formula="of:= (([.$D$21]+[.$D$76] + [.$D$57])-([.G17]+[.$D$24]))" office:value-type="float" office:value="19.6566191952135" calcext:value-type="float">
            <text:p>19.6566191952135</text:p>
          </table:table-cell>
          <table:table-cell table:style-name="ce31" table:formula="of:=[.$D$76] - [.H17]" office:value-type="float" office:value="2.91891642833605" calcext:value-type="float">
            <text:p>2.91891642833605</text:p>
          </table:table-cell>
          <table:table-cell table:style-name="ce31" table:formula="of:=GETTANGENTPOINTX([.$D$80];[.$D$81];[.$D$82];[.$D$83];[.I17])" office:value-type="float" office:value="2.21278799695437" calcext:value-type="float">
            <text:p>2.21278799695437</text:p>
          </table:table-cell>
          <table:table-cell table:style-name="ce31" table:formula="of:=GETTANGENTPOINTY([.$D$80];[.$D$81];[.$D$82];[.$D$83];[.I17])" office:value-type="float" office:value="3.41547615524588" calcext:value-type="float">
            <text:p>3.41547615524588</text:p>
          </table:table-cell>
          <table:table-cell table:style-name="ce131" table:formula="of:=SQRT(([.$D$83]-[.J17])^2 +([.I17]-[.K17])^2)" office:value-type="float" office:value="22.6119486264749" calcext:value-type="float">
            <text:p>22.6119486264749</text:p>
          </table:table-cell>
          <table:table-cell table:style-name="ce115" table:formula="of:=SQRT(([.J17]-[.$D$83])^2 +([.K17]-[.K17])^2)" office:value-type="float" office:value="22.6064957285279" calcext:value-type="float">
            <text:p>22.6064957285279</text:p>
          </table:table-cell>
          <table:table-cell table:style-name="ce31" table:formula="of:=SQRT([.L17]^2 - [.M17]^2)" office:value-type="float" office:value="0.496559726909803" calcext:value-type="float">
            <text:p>0.496559726909803</text:p>
          </table:table-cell>
          <table:table-cell table:style-name="ce31" table:formula="of:=SQRT(([.$D$72]-[.J17])^2 + ([.$D$73]-[.K17])^2)" office:value-type="float" office:value="2.336658404739" calcext:value-type="float">
            <text:p>2.336658404739</text:p>
          </table:table-cell>
          <table:table-cell table:style-name="ce31" table:formula="of:=DEGREES(ACOS(([.$D$39]^2 + [.$D$39]^2 - [.O17]^2)/(2 * [.$D$39] * [.$D$39])))" office:value-type="float" office:value="39.9959231514343" calcext:value-type="float">
            <text:p>39.9959231514343</text:p>
          </table:table-cell>
          <table:table-cell table:style-name="ce31" table:formula="of:=DEGREES(ACOS(([.L17]^2 + [.M17]^2 - [.N17]^2)/(2 * [.L17] * [.M17])))" office:value-type="float" office:value="1.25831985107181" calcext:value-type="float">
            <text:p>1.25831985107181</text:p>
          </table:table-cell>
          <table:table-cell table:style-name="ce31" table:formula="of:=([.$D$105] * [.P17])" office:value-type="float" office:value="95.229651815132" calcext:value-type="float">
            <text:p>95.229651815132</text:p>
          </table:table-cell>
          <table:table-cell table:style-name="ce31" table:formula="of:=([.R17] / [.L17])" office:value-type="float" office:value="4.21147479981595" calcext:value-type="float">
            <text:p>4.21147479981595</text:p>
          </table:table-cell>
          <table:table-cell table:style-name="ce31" table:formula="of:=[.S17] * SIN(RADIANS([.Q17]))" office:value-type="float" office:value="0.0924842352611332" calcext:value-type="float">
            <text:p>0.0924842352611332</text:p>
          </table:table-cell>
          <table:table-cell table:style-name="ce31" table:formula="of:=[.T17] * 2" office:value-type="float" office:value="0.184968470522266" calcext:value-type="float">
            <text:p>0.184968470522266</text:p>
          </table:table-cell>
          <table:table-cell table:style-name="ce31" table:formula="of:=[.S17] * COS(RADIANS([.Q17]))" office:value-type="float" office:value="4.2104591977257" calcext:value-type="float">
            <text:p>4.2104591977257</text:p>
          </table:table-cell>
          <table:table-cell table:style-name="ce31" table:formula="of:=[.V17] * 2" office:value-type="float" office:value="8.42091839545141" calcext:value-type="float">
            <text:p>8.42091839545141</text:p>
          </table:table-cell>
          <table:table-cell table:style-name="ce31" table:formula="of:= ([.W17] + [.X16])" office:value-type="float" office:value="68.0370269688538" calcext:value-type="float">
            <text:p>68.037026968853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7]+[.Z16]" office:value-type="float" office:value="15.9162272589066" calcext:value-type="float">
            <text:p>15.9162272589066</text:p>
          </table:table-cell>
          <table:table-cell table:style-name="ce58" table:formula="of:=[.X17] - [.Z17]" office:value-type="float" office:value="52.1207997099472" calcext:value-type="float">
            <text:p>52.1207997099472</text:p>
          </table:table-cell>
          <table:table-cell table:style-name="ce31" table:formula="of:= MAX(0; [.AA17] * [.$AH$7])" office:value-type="float" office:value="35.4421438027641" calcext:value-type="float">
            <text:p>35.4421438027641</text:p>
          </table:table-cell>
          <table:table-cell table:style-name="ce58" table:formula="of:=SQRT(2 * [.AB17] / [.$D$126])" office:value-type="float" office:value="2.70466263317458" calcext:value-type="float">
            <text:p>2.70466263317458</text:p>
          </table:table-cell>
          <table:table-cell table:style-name="ce92" table:formula="of:= GETIMPACTDISTANCE([.AC17]; [.$D$117]; [.$D$116]; [.$AH$11]; [.$AH$9])" office:value-type="float" office:value="0.734492420350886" calcext:value-type="float">
            <text:p>0.734492420350886</text:p>
          </table:table-cell>
          <table:table-cell table:style-name="ce58" table:formula="of:=[.AD17] / 0.0254" office:value-type="float" office:value="28.9170244232632" calcext:value-type="float">
            <text:p>28.9170244232632</text:p>
          </table:table-cell>
          <table:table-cell table:style-name="ce122" table:formula="of:=[.AG17] * 0.0254" office:value-type="float" office:value="0.6858" calcext:value-type="float">
            <text:p>0.6858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31"/>
          <table:table-cell table:style-name="ce34"/>
          <table:table-cell table:number-columns-repeated="2"/>
          <table:table-cell table:style-name="ce31" office:value-type="float" office:value="29" calcext:value-type="float">
            <text:p>29</text:p>
          </table:table-cell>
          <table:table-cell table:style-name="ce31" table:formula="of:= (([.$D$21]+[.$D$76] + [.$D$57])-([.G18]+[.$D$24]))" office:value-type="float" office:value="20.6566191952135" calcext:value-type="float">
            <text:p>20.6566191952135</text:p>
          </table:table-cell>
          <table:table-cell table:style-name="ce31" table:formula="of:=[.$D$76] - [.H18]" office:value-type="float" office:value="1.91891642833605" calcext:value-type="float">
            <text:p>1.91891642833605</text:p>
          </table:table-cell>
          <table:table-cell table:style-name="ce31" table:formula="of:=GETTANGENTPOINTX([.$D$80];[.$D$81];[.$D$82];[.$D$83];[.I18])" office:value-type="float" office:value="2.36393649067568" calcext:value-type="float">
            <text:p>2.36393649067568</text:p>
          </table:table-cell>
          <table:table-cell table:style-name="ce31" table:formula="of:=GETTANGENTPOINTY([.$D$80];[.$D$81];[.$D$82];[.$D$83];[.I18])" office:value-type="float" office:value="3.40880514697611" calcext:value-type="float">
            <text:p>3.40880514697611</text:p>
          </table:table-cell>
          <table:table-cell table:style-name="ce131" table:formula="of:=SQRT(([.$D$83]-[.J18])^2 +([.I18]-[.K18])^2)" office:value-type="float" office:value="22.5047192346332" calcext:value-type="float">
            <text:p>22.5047192346332</text:p>
          </table:table-cell>
          <table:table-cell table:style-name="ce115" table:formula="of:=SQRT(([.J18]-[.$D$83])^2 +([.K18]-[.K18])^2)" office:value-type="float" office:value="22.4553472348066" calcext:value-type="float">
            <text:p>22.4553472348066</text:p>
          </table:table-cell>
          <table:table-cell table:style-name="ce31" table:formula="of:=SQRT([.L18]^2 - [.M18]^2)" office:value-type="float" office:value="1.48988871864006" calcext:value-type="float">
            <text:p>1.48988871864006</text:p>
          </table:table-cell>
          <table:table-cell table:style-name="ce31" table:formula="of:=SQRT(([.$D$72]-[.J18])^2 + ([.$D$73]-[.K18])^2)" office:value-type="float" office:value="2.47825871144384" calcext:value-type="float">
            <text:p>2.47825871144384</text:p>
          </table:table-cell>
          <table:table-cell table:style-name="ce31" table:formula="of:=DEGREES(ACOS(([.$D$39]^2 + [.$D$39]^2 - [.O18]^2)/(2 * [.$D$39] * [.$D$39])))" office:value-type="float" office:value="42.5335544965143" calcext:value-type="float">
            <text:p>42.5335544965143</text:p>
          </table:table-cell>
          <table:table-cell table:style-name="ce31" table:formula="of:=DEGREES(ACOS(([.L18]^2 + [.M18]^2 - [.N18]^2)/(2 * [.L18] * [.M18])))" office:value-type="float" office:value="3.79595119615221" calcext:value-type="float">
            <text:p>3.79595119615221</text:p>
          </table:table-cell>
          <table:table-cell table:style-name="ce31" table:formula="of:=([.$D$105] * [.P18])" office:value-type="float" office:value="101.271711364856" calcext:value-type="float">
            <text:p>101.271711364856</text:p>
          </table:table-cell>
          <table:table-cell table:style-name="ce31" table:formula="of:=([.R18] / [.L18])" office:value-type="float" office:value="4.50002109819729" calcext:value-type="float">
            <text:p>4.50002109819729</text:p>
          </table:table-cell>
          <table:table-cell table:style-name="ce31" table:formula="of:=[.S18] * SIN(RADIANS([.Q18]))" office:value-type="float" office:value="0.297916654633421" calcext:value-type="float">
            <text:p>0.297916654633421</text:p>
          </table:table-cell>
          <table:table-cell table:style-name="ce31" table:formula="of:=[.T18] * 2" office:value-type="float" office:value="0.595833309266842" calcext:value-type="float">
            <text:p>0.595833309266842</text:p>
          </table:table-cell>
          <table:table-cell table:style-name="ce31" table:formula="of:=[.S18] * COS(RADIANS([.Q18]))" office:value-type="float" office:value="4.49014872260517" calcext:value-type="float">
            <text:p>4.49014872260517</text:p>
          </table:table-cell>
          <table:table-cell table:style-name="ce31" table:formula="of:=[.V18] * 2" office:value-type="float" office:value="8.98029744521033" calcext:value-type="float">
            <text:p>8.98029744521033</text:p>
          </table:table-cell>
          <table:table-cell table:style-name="ce31" table:formula="of:= ([.W18] + [.X17])" office:value-type="float" office:value="77.0173244140641" calcext:value-type="float">
            <text:p>77.017324414064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8]+[.Z17]" office:value-type="float" office:value="16.977309076167" calcext:value-type="float">
            <text:p>16.977309076167</text:p>
          </table:table-cell>
          <table:table-cell table:style-name="ce58" table:formula="of:=[.X18] - [.Z18]" office:value-type="float" office:value="60.040015337897" calcext:value-type="float">
            <text:p>60.040015337897</text:p>
          </table:table-cell>
          <table:table-cell table:style-name="ce31" table:formula="of:= MAX(0; [.AA18] * [.$AH$7])" office:value-type="float" office:value="40.82721042977" calcext:value-type="float">
            <text:p>40.82721042977</text:p>
          </table:table-cell>
          <table:table-cell table:style-name="ce58" table:formula="of:=SQRT(2 * [.AB18] / [.$D$126])" office:value-type="float" office:value="2.90287251172937" calcext:value-type="float">
            <text:p>2.90287251172937</text:p>
          </table:table-cell>
          <table:table-cell table:style-name="ce92" table:formula="of:= GETIMPACTDISTANCE([.AC18]; [.$D$117]; [.$D$116]; [.$AH$11]; [.$AH$9])" office:value-type="float" office:value="0.840219395582634" calcext:value-type="float">
            <text:p>0.840219395582634</text:p>
          </table:table-cell>
          <table:table-cell table:style-name="ce58" table:formula="of:=[.AD18] / 0.0254" office:value-type="float" office:value="33.0795037630958" calcext:value-type="float">
            <text:p>33.0795037630958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31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31" table:formula="of:= (([.$D$21]+[.$D$76] + [.$D$57])-([.G19]+[.$D$24]))" office:value-type="float" office:value="21.6566191952135" calcext:value-type="float">
            <text:p>21.6566191952135</text:p>
          </table:table-cell>
          <table:table-cell table:style-name="ce31" table:formula="of:=[.$D$76] - [.H19]" office:value-type="float" office:value="0.918916428336051" calcext:value-type="float">
            <text:p>0.918916428336051</text:p>
          </table:table-cell>
          <table:table-cell table:style-name="ce31" table:formula="of:=GETTANGENTPOINTX([.$D$80];[.$D$81];[.$D$82];[.$D$83];[.I19])" office:value-type="float" office:value="2.51476818290093" calcext:value-type="float">
            <text:p>2.51476818290093</text:p>
          </table:table-cell>
          <table:table-cell table:style-name="ce31" table:formula="of:=GETTANGENTPOINTY([.$D$80];[.$D$81];[.$D$82];[.$D$83];[.I19])" office:value-type="float" office:value="3.39543442418067" calcext:value-type="float">
            <text:p>3.39543442418067</text:p>
          </table:table-cell>
          <table:table-cell table:style-name="ce131" table:formula="of:=SQRT(([.$D$83]-[.J19])^2 +([.I19]-[.K19])^2)" office:value-type="float" office:value="22.4415809374695" calcext:value-type="float">
            <text:p>22.4415809374695</text:p>
          </table:table-cell>
          <table:table-cell table:style-name="ce115" table:formula="of:=SQRT(([.J19]-[.$D$83])^2 +([.K19]-[.K19])^2)" office:value-type="float" office:value="22.3045155425814" calcext:value-type="float">
            <text:p>22.3045155425814</text:p>
          </table:table-cell>
          <table:table-cell table:style-name="ce31" table:formula="of:=SQRT([.L19]^2 - [.M19]^2)" office:value-type="float" office:value="2.47651799584462" calcext:value-type="float">
            <text:p>2.47651799584462</text:p>
          </table:table-cell>
          <table:table-cell table:style-name="ce31" table:formula="of:=SQRT(([.$D$72]-[.J19])^2 + ([.$D$73]-[.K19])^2)" office:value-type="float" office:value="2.61876154759743" calcext:value-type="float">
            <text:p>2.61876154759743</text:p>
          </table:table-cell>
          <table:table-cell table:style-name="ce31" table:formula="of:=DEGREES(ACOS(([.$D$39]^2 + [.$D$39]^2 - [.O19]^2)/(2 * [.$D$39] * [.$D$39])))" office:value-type="float" office:value="45.0733252306784" calcext:value-type="float">
            <text:p>45.0733252306784</text:p>
          </table:table-cell>
          <table:table-cell table:style-name="ce31" table:formula="of:=DEGREES(ACOS(([.L19]^2 + [.M19]^2 - [.N19]^2)/(2 * [.L19] * [.M19])))" office:value-type="float" office:value="6.33572193031631" calcext:value-type="float">
            <text:p>6.33572193031631</text:p>
          </table:table-cell>
          <table:table-cell table:style-name="ce31" table:formula="of:=([.$D$105] * [.P19])" office:value-type="float" office:value="107.31886476569" calcext:value-type="float">
            <text:p>107.31886476569</text:p>
          </table:table-cell>
          <table:table-cell table:style-name="ce31" table:formula="of:=([.R19] / [.L19])" office:value-type="float" office:value="4.78214369409712" calcext:value-type="float">
            <text:p>4.78214369409712</text:p>
          </table:table-cell>
          <table:table-cell table:style-name="ce31" table:formula="of:=[.S19] * SIN(RADIANS([.Q19]))" office:value-type="float" office:value="0.527728636861434" calcext:value-type="float">
            <text:p>0.527728636861434</text:p>
          </table:table-cell>
          <table:table-cell table:style-name="ce31" table:formula="of:=[.T19] * 2" office:value-type="float" office:value="1.05545727372287" calcext:value-type="float">
            <text:p>1.05545727372287</text:p>
          </table:table-cell>
          <table:table-cell table:style-name="ce31" table:formula="of:=[.S19] * COS(RADIANS([.Q19]))" office:value-type="float" office:value="4.752936018592" calcext:value-type="float">
            <text:p>4.752936018592</text:p>
          </table:table-cell>
          <table:table-cell table:style-name="ce31" table:formula="of:=[.V19] * 2" office:value-type="float" office:value="9.505872037184" calcext:value-type="float">
            <text:p>9.505872037184</text:p>
          </table:table-cell>
          <table:table-cell table:style-name="ce31" table:formula="of:= ([.W19] + [.X18])" office:value-type="float" office:value="86.5231964512481" calcext:value-type="float">
            <text:p>86.523196451248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9]+[.Z18]" office:value-type="float" office:value="18.0383908934275" calcext:value-type="float">
            <text:p>18.0383908934275</text:p>
          </table:table-cell>
          <table:table-cell table:style-name="ce58" table:formula="of:=[.X19] - [.Z19]" office:value-type="float" office:value="68.4848055578206" calcext:value-type="float">
            <text:p>68.4848055578206</text:p>
          </table:table-cell>
          <table:table-cell table:style-name="ce31" table:formula="of:= MAX(0; [.AA19] * [.$AH$7])" office:value-type="float" office:value="46.569667779318" calcext:value-type="float">
            <text:p>46.569667779318</text:p>
          </table:table-cell>
          <table:table-cell table:style-name="ce58" table:formula="of:=SQRT(2 * [.AB19] / [.$D$126])" office:value-type="float" office:value="3.10030684520597" calcext:value-type="float">
            <text:p>3.10030684520597</text:p>
          </table:table-cell>
          <table:table-cell table:style-name="ce92" table:formula="of:= GETIMPACTDISTANCE([.AC19]; [.$D$117]; [.$D$116]; [.$AH$11]; [.$AH$9])" office:value-type="float" office:value="0.952282410695579" calcext:value-type="float">
            <text:p>0.952282410695579</text:p>
          </table:table-cell>
          <table:table-cell table:style-name="ce58" table:formula="of:=[.AD19] / 0.0254" office:value-type="float" office:value="37.4914334919519" calcext:value-type="float">
            <text:p>37.4914334919519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 (([.$D$21]+[.$D$76] + [.$D$57])-([.G20]+[.$D$24]))" office:value-type="float" office:value="22.6566191952135" calcext:value-type="float">
            <text:p>22.6566191952135</text:p>
          </table:table-cell>
          <table:table-cell table:style-name="ce31" table:formula="of:=[.$D$76] - [.H20]" office:value-type="float" office:value="-0.0810835716639495" calcext:value-type="float">
            <text:p>-0.0810835716639495</text:p>
          </table:table-cell>
          <table:table-cell table:style-name="ce31" table:formula="of:=GETTANGENTPOINTX([.$D$80];[.$D$81];[.$D$82];[.$D$83];[.I20])" office:value-type="float" office:value="2.66439728897553" calcext:value-type="float">
            <text:p>2.66439728897553</text:p>
          </table:table-cell>
          <table:table-cell table:style-name="ce31" table:formula="of:=GETTANGENTPOINTY([.$D$80];[.$D$81];[.$D$82];[.$D$83];[.I20])" office:value-type="float" office:value="3.37546515529081" calcext:value-type="float">
            <text:p>3.37546515529081</text:p>
          </table:table-cell>
          <table:table-cell table:style-name="ce131" table:formula="of:=SQRT(([.$D$83]-[.J20])^2 +([.I20]-[.K20])^2)" office:value-type="float" office:value="22.4229061924703" calcext:value-type="float">
            <text:p>22.4229061924703</text:p>
          </table:table-cell>
          <table:table-cell table:style-name="ce115" table:formula="of:=SQRT(([.J20]-[.$D$83])^2 +([.K20]-[.K20])^2)" office:value-type="float" office:value="22.1548864365068" calcext:value-type="float">
            <text:p>22.1548864365068</text:p>
          </table:table-cell>
          <table:table-cell table:style-name="ce31" table:formula="of:=SQRT([.L20]^2 - [.M20]^2)" office:value-type="float" office:value="3.45654872695475" calcext:value-type="float">
            <text:p>3.45654872695475</text:p>
          </table:table-cell>
          <table:table-cell table:style-name="ce31" table:formula="of:=SQRT(([.$D$72]-[.J20])^2 + ([.$D$73]-[.K20])^2)" office:value-type="float" office:value="2.75755027577647" calcext:value-type="float">
            <text:p>2.75755027577647</text:p>
          </table:table-cell>
          <table:table-cell table:style-name="ce31" table:formula="of:=DEGREES(ACOS(([.$D$39]^2 + [.$D$39]^2 - [.O20]^2)/(2 * [.$D$39] * [.$D$39])))" office:value-type="float" office:value="47.6052549961973" calcext:value-type="float">
            <text:p>47.6052549961973</text:p>
          </table:table-cell>
          <table:table-cell table:style-name="ce31" table:formula="of:=DEGREES(ACOS(([.L20]^2 + [.M20]^2 - [.N20]^2)/(2 * [.L20] * [.M20])))" office:value-type="float" office:value="8.86765169583519" calcext:value-type="float">
            <text:p>8.86765169583519</text:p>
          </table:table-cell>
          <table:table-cell table:style-name="ce31" table:formula="of:=([.$D$105] * [.P20])" office:value-type="float" office:value="113.347348945885" calcext:value-type="float">
            <text:p>113.347348945885</text:p>
          </table:table-cell>
          <table:table-cell table:style-name="ce31" table:formula="of:=([.R20] / [.L20])" office:value-type="float" office:value="5.05498029438966" calcext:value-type="float">
            <text:p>5.05498029438966</text:p>
          </table:table-cell>
          <table:table-cell table:style-name="ce31" table:formula="of:=[.S20] * SIN(RADIANS([.Q20]))" office:value-type="float" office:value="0.779238228594174" calcext:value-type="float">
            <text:p>0.779238228594174</text:p>
          </table:table-cell>
          <table:table-cell table:style-name="ce31" table:formula="of:=[.T20] * 2" office:value-type="float" office:value="1.55847645718835" calcext:value-type="float">
            <text:p>1.55847645718835</text:p>
          </table:table-cell>
          <table:table-cell table:style-name="ce31" table:formula="of:=[.S20] * COS(RADIANS([.Q20]))" office:value-type="float" office:value="4.99455839486988" calcext:value-type="float">
            <text:p>4.99455839486988</text:p>
          </table:table-cell>
          <table:table-cell table:style-name="ce31" table:formula="of:=[.V20] * 2" office:value-type="float" office:value="9.98911678973977" calcext:value-type="float">
            <text:p>9.98911678973977</text:p>
          </table:table-cell>
          <table:table-cell table:style-name="ce31" table:formula="of:= ([.W20] + [.X19])" office:value-type="float" office:value="96.5123132409879" calcext:value-type="float">
            <text:p>96.512313240987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0]+[.Z19]" office:value-type="float" office:value="19.0994727106879" calcext:value-type="float">
            <text:p>19.0994727106879</text:p>
          </table:table-cell>
          <table:table-cell table:style-name="ce58" table:formula="of:=[.X20] - [.Z20]" office:value-type="float" office:value="77.4128405302999" calcext:value-type="float">
            <text:p>77.4128405302999</text:p>
          </table:table-cell>
          <table:table-cell table:style-name="ce31" table:formula="of:= MAX(0; [.AA20] * [.$AH$7])" office:value-type="float" office:value="52.640731560604" calcext:value-type="float">
            <text:p>52.640731560604</text:p>
          </table:table-cell>
          <table:table-cell table:style-name="ce58" table:formula="of:=SQRT(2 * [.AB20] / [.$D$126])" office:value-type="float" office:value="3.2962038884796" calcext:value-type="float">
            <text:p>3.2962038884796</text:p>
          </table:table-cell>
          <table:table-cell table:style-name="ce92" table:formula="of:= GETIMPACTDISTANCE([.AC20]; [.$D$117]; [.$D$116]; [.$AH$11]; [.$AH$9])" office:value-type="float" office:value="1.06960922757702" calcext:value-type="float">
            <text:p>1.06960922757702</text:p>
          </table:table-cell>
          <table:table-cell table:style-name="ce58" table:formula="of:=[.AD20] / 0.0254" office:value-type="float" office:value="42.1105995109061" calcext:value-type="float">
            <text:p>42.1105995109061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92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31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31" table:formula="of:= (([.$D$21]+[.$D$76] + [.$D$57])-([.G21]+[.$D$24]))" office:value-type="float" office:value="23.6566191952135" calcext:value-type="float">
            <text:p>23.6566191952135</text:p>
          </table:table-cell>
          <table:table-cell table:style-name="ce31" table:formula="of:=[.$D$76] - [.H21]" office:value-type="float" office:value="-1.08108357166395" calcext:value-type="float">
            <text:p>-1.08108357166395</text:p>
          </table:table-cell>
          <table:table-cell table:style-name="ce31" table:formula="of:=GETTANGENTPOINTX([.$D$80];[.$D$81];[.$D$82];[.$D$83];[.I21])" office:value-type="float" office:value="2.81196138112298" calcext:value-type="float">
            <text:p>2.81196138112298</text:p>
          </table:table-cell>
          <table:table-cell table:style-name="ce31" table:formula="of:=GETTANGENTPOINTY([.$D$80];[.$D$81];[.$D$82];[.$D$83];[.I21])" office:value-type="float" office:value="3.34911422201468" calcext:value-type="float">
            <text:p>3.34911422201468</text:p>
          </table:table-cell>
          <table:table-cell table:style-name="ce131" table:formula="of:=SQRT(([.$D$83]-[.J21])^2 +([.I21]-[.K21])^2)" office:value-type="float" office:value="22.448805965121" calcext:value-type="float">
            <text:p>22.448805965121</text:p>
          </table:table-cell>
          <table:table-cell table:style-name="ce115" table:formula="of:=SQRT(([.J21]-[.$D$83])^2 +([.K21]-[.K21])^2)" office:value-type="float" office:value="22.0073223443593" calcext:value-type="float">
            <text:p>22.0073223443593</text:p>
          </table:table-cell>
          <table:table-cell table:style-name="ce31" table:formula="of:=SQRT([.L21]^2 - [.M21]^2)" office:value-type="float" office:value="4.43019779367864" calcext:value-type="float">
            <text:p>4.43019779367864</text:p>
          </table:table-cell>
          <table:table-cell table:style-name="ce31" table:formula="of:=SQRT(([.$D$72]-[.J21])^2 + ([.$D$73]-[.K21])^2)" office:value-type="float" office:value="2.8940348061849" calcext:value-type="float">
            <text:p>2.8940348061849</text:p>
          </table:table-cell>
          <table:table-cell table:style-name="ce31" table:formula="of:=DEGREES(ACOS(([.$D$39]^2 + [.$D$39]^2 - [.O21]^2)/(2 * [.$D$39] * [.$D$39])))" office:value-type="float" office:value="50.1194473348304" calcext:value-type="float">
            <text:p>50.1194473348304</text:p>
          </table:table-cell>
          <table:table-cell table:style-name="ce31" table:formula="of:=DEGREES(ACOS(([.L21]^2 + [.M21]^2 - [.N21]^2)/(2 * [.L21] * [.M21])))" office:value-type="float" office:value="11.3818440344684" calcext:value-type="float">
            <text:p>11.3818440344684</text:p>
          </table:table-cell>
          <table:table-cell table:style-name="ce31" table:formula="of:=([.$D$105] * [.P21])" office:value-type="float" office:value="119.33360059703" calcext:value-type="float">
            <text:p>119.33360059703</text:p>
          </table:table-cell>
          <table:table-cell table:style-name="ce31" table:formula="of:=([.R21] / [.L21])" office:value-type="float" office:value="5.31581059511316" calcext:value-type="float">
            <text:p>5.31581059511316</text:p>
          </table:table-cell>
          <table:table-cell table:style-name="ce31" table:formula="of:=[.S21] * SIN(RADIANS([.Q21]))" office:value-type="float" office:value="1.0490576829197" calcext:value-type="float">
            <text:p>1.0490576829197</text:p>
          </table:table-cell>
          <table:table-cell table:style-name="ce31" table:formula="of:=[.T21] * 2" office:value-type="float" office:value="2.09811536583941" calcext:value-type="float">
            <text:p>2.09811536583941</text:p>
          </table:table-cell>
          <table:table-cell table:style-name="ce31" table:formula="of:=[.S21] * COS(RADIANS([.Q21]))" office:value-type="float" office:value="5.2112685846178" calcext:value-type="float">
            <text:p>5.2112685846178</text:p>
          </table:table-cell>
          <table:table-cell table:style-name="ce31" table:formula="of:=[.V21] * 2" office:value-type="float" office:value="10.4225371692356" calcext:value-type="float">
            <text:p>10.4225371692356</text:p>
          </table:table-cell>
          <table:table-cell table:style-name="ce31" table:formula="of:= ([.W21] + [.X20])" office:value-type="float" office:value="106.934850410223" calcext:value-type="float">
            <text:p>106.93485041022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1]+[.Z20]" office:value-type="float" office:value="20.1605545279484" calcext:value-type="float">
            <text:p>20.1605545279484</text:p>
          </table:table-cell>
          <table:table-cell table:style-name="ce58" table:formula="of:=[.X21] - [.Z21]" office:value-type="float" office:value="86.7742958822751" calcext:value-type="float">
            <text:p>86.7742958822751</text:p>
          </table:table-cell>
          <table:table-cell table:style-name="ce31" table:formula="of:= MAX(0; [.AA21] * [.$AH$7])" office:value-type="float" office:value="59.0065211999471" calcext:value-type="float">
            <text:p>59.0065211999471</text:p>
          </table:table-cell>
          <table:table-cell table:style-name="ce58" table:formula="of:=SQRT(2 * [.AB21] / [.$D$126])" office:value-type="float" office:value="3.48982070383003" calcext:value-type="float">
            <text:p>3.48982070383003</text:p>
          </table:table-cell>
          <table:table-cell table:style-name="ce92" table:formula="of:= GETIMPACTDISTANCE([.AC21]; [.$D$117]; [.$D$116]; [.$AH$11]; [.$AH$9])" office:value-type="float" office:value="1.19181866191355" calcext:value-type="float">
            <text:p>1.19181866191355</text:p>
          </table:table-cell>
          <table:table-cell table:style-name="ce58" table:formula="of:=[.AD21] / 0.0254" office:value-type="float" office:value="46.9219945635256" calcext:value-type="float">
            <text:p>46.9219945635256</text:p>
          </table:table-cell>
          <table:table-cell table:style-name="ce122" table:number-columns-repeated="4"/>
          <table:table-cell table:style-name="Default" table:number-columns-repeated="5"/>
          <table:table-cell table:style-name="ce66"/>
          <table:table-cell table:number-columns-repeated="992"/>
        </table:table-row>
        <table:table-row table:style-name="ro1">
          <table:table-cell table:style-name="ce107" office:value-type="string" calcext:value-type="string">
            <text:p>Slider Spring Grip Angle</text:p>
          </table:table-cell>
          <table:table-cell table:style-name="ce20" table:formula="of:=[.D22]" office:value-type="float" office:value="62.76" calcext:value-type="float">
            <text:p>62.76</text:p>
          </table:table-cell>
          <table:table-cell table:style-name="ce31" office:value-type="string" calcext:value-type="string">
            <text:p>deg</text:p>
          </table:table-cell>
          <table:table-cell table:style-name="ce42" office:value-type="float" office:value="62.76" calcext:value-type="float">
            <text:p>62.76</text:p>
          </table:table-cell>
          <table:table-cell table:style-name="ce24"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 (([.$D$21]+[.$D$76] + [.$D$57])-([.G22]+[.$D$24]))" office:value-type="float" office:value="24.6566191952135" calcext:value-type="float">
            <text:p>24.6566191952135</text:p>
          </table:table-cell>
          <table:table-cell table:style-name="ce31" table:formula="of:=[.$D$76] - [.H22]" office:value-type="float" office:value="-2.08108357166395" calcext:value-type="float">
            <text:p>-2.08108357166395</text:p>
          </table:table-cell>
          <table:table-cell table:style-name="ce31" table:formula="of:=GETTANGENTPOINTX([.$D$80];[.$D$81];[.$D$82];[.$D$83];[.I22])" office:value-type="float" office:value="2.95664617045802" calcext:value-type="float">
            <text:p>2.95664617045802</text:p>
          </table:table-cell>
          <table:table-cell table:style-name="ce31" table:formula="of:=GETTANGENTPOINTY([.$D$80];[.$D$81];[.$D$82];[.$D$83];[.I22])" office:value-type="float" office:value="3.316706303889" calcext:value-type="float">
            <text:p>3.316706303889</text:p>
          </table:table-cell>
          <table:table-cell table:style-name="ce131" table:formula="of:=SQRT(([.$D$83]-[.J22])^2 +([.I22]-[.K22])^2)" office:value-type="float" office:value="22.5191264573691" calcext:value-type="float">
            <text:p>22.5191264573691</text:p>
          </table:table-cell>
          <table:table-cell table:style-name="ce115" table:formula="of:=SQRT(([.J22]-[.$D$83])^2 +([.K22]-[.K22])^2)" office:value-type="float" office:value="21.8626375550243" calcext:value-type="float">
            <text:p>21.8626375550243</text:p>
          </table:table-cell>
          <table:table-cell table:style-name="ce31" table:formula="of:=SQRT([.L22]^2 - [.M22]^2)" office:value-type="float" office:value="5.39778987555295" calcext:value-type="float">
            <text:p>5.39778987555295</text:p>
          </table:table-cell>
          <table:table-cell table:style-name="ce31" table:formula="of:=SQRT(([.$D$72]-[.J22])^2 + ([.$D$73]-[.K22])^2)" office:value-type="float" office:value="3.02766608674407" calcext:value-type="float">
            <text:p>3.02766608674407</text:p>
          </table:table-cell>
          <table:table-cell table:style-name="ce31" table:formula="of:=DEGREES(ACOS(([.$D$39]^2 + [.$D$39]^2 - [.O22]^2)/(2 * [.$D$39] * [.$D$39])))" office:value-type="float" office:value="52.6063208619027" calcext:value-type="float">
            <text:p>52.6063208619027</text:p>
          </table:table-cell>
          <table:table-cell table:style-name="ce31" table:formula="of:=DEGREES(ACOS(([.L22]^2 + [.M22]^2 - [.N22]^2)/(2 * [.L22] * [.M22])))" office:value-type="float" office:value="13.8687175615407" calcext:value-type="float">
            <text:p>13.8687175615407</text:p>
          </table:table-cell>
          <table:table-cell table:style-name="ce31" table:formula="of:=([.$D$105] * [.P22])" office:value-type="float" office:value="125.254806595818" calcext:value-type="float">
            <text:p>125.254806595818</text:p>
          </table:table-cell>
          <table:table-cell table:style-name="ce31" table:formula="of:=([.R22] / [.L22])" office:value-type="float" office:value="5.56215210358794" calcext:value-type="float">
            <text:p>5.56215210358794</text:p>
          </table:table-cell>
          <table:table-cell table:style-name="ce31" table:formula="of:=[.S22] * SIN(RADIANS([.Q22]))" office:value-type="float" office:value="1.33323680951256" calcext:value-type="float">
            <text:p>1.33323680951256</text:p>
          </table:table-cell>
          <table:table-cell table:style-name="ce31" table:formula="of:=[.T22] * 2" office:value-type="float" office:value="2.66647361902511" calcext:value-type="float">
            <text:p>2.66647361902511</text:p>
          </table:table-cell>
          <table:table-cell table:style-name="ce31" table:formula="of:=[.S22] * COS(RADIANS([.Q22]))" office:value-type="float" office:value="5.40000144751911" calcext:value-type="float">
            <text:p>5.40000144751911</text:p>
          </table:table-cell>
          <table:table-cell table:style-name="ce31" table:formula="of:=[.V22] * 2" office:value-type="float" office:value="10.8000028950382" calcext:value-type="float">
            <text:p>10.8000028950382</text:p>
          </table:table-cell>
          <table:table-cell table:style-name="ce31" table:formula="of:= ([.W22] + [.X21])" office:value-type="float" office:value="117.734853305262" calcext:value-type="float">
            <text:p>117.734853305262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2]+[.Z21]" office:value-type="float" office:value="21.2216363452088" calcext:value-type="float">
            <text:p>21.2216363452088</text:p>
          </table:table-cell>
          <table:table-cell table:style-name="ce58" table:formula="of:=[.X22] - [.Z22]" office:value-type="float" office:value="96.5132169600529" calcext:value-type="float">
            <text:p>96.5132169600529</text:p>
          </table:table-cell>
          <table:table-cell table:style-name="ce31" table:formula="of:= MAX(0; [.AA22] * [.$AH$7])" office:value-type="float" office:value="65.628987532836" calcext:value-type="float">
            <text:p>65.628987532836</text:p>
          </table:table-cell>
          <table:table-cell table:style-name="ce58" table:formula="of:=SQRT(2 * [.AB22] / [.$D$126])" office:value-type="float" office:value="3.68045033400263" calcext:value-type="float">
            <text:p>3.68045033400263</text:p>
          </table:table-cell>
          <table:table-cell table:style-name="ce92" table:formula="of:= GETIMPACTDISTANCE([.AC22]; [.$D$117]; [.$D$116]; [.$AH$11]; [.$AH$9])" office:value-type="float" office:value="1.31766430176064" calcext:value-type="float">
            <text:p>1.31766430176064</text:p>
          </table:table-cell>
          <table:table-cell table:style-name="ce58" table:formula="of:=[.AD22] / 0.0254" office:value-type="float" office:value="51.8765473134112" calcext:value-type="float">
            <text:p>51.8765473134112</text:p>
          </table:table-cell>
          <table:table-cell table:style-name="ce122" table:formula="of:=[.AG22] * 0.0254" office:value-type="float" office:value="1.3335" calcext:value-type="float">
            <text:p>1.3335</text:p>
          </table:table-cell>
          <table:table-cell table:style-name="ce122" office:value-type="float" office:value="52.5" calcext:value-type="float">
            <text:p>52.5</text:p>
          </table:table-cell>
          <table:table-cell table:style-name="ce122" table:number-columns-repeated="2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108" office:value-type="string" calcext:value-type="string">
            <text:p>Slider Back Face to Spring Point</text:p>
          </table:table-cell>
          <table:table-cell table:style-name="ce20" table:formula="of:=[.D23]/25.4" office:value-type="float" office:value="0.340551181102362" calcext:value-type="float">
            <text:p>0.340551181102362</text:p>
          </table:table-cell>
          <table:table-cell table:style-name="ce31" office:value-type="string" calcext:value-type="string">
            <text:p>in</text:p>
          </table:table-cell>
          <table:table-cell table:style-name="ce42" office:value-type="float" office:value="8.65" calcext:value-type="float">
            <text:p>8.6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31" table:formula="of:= (([.$D$21]+[.$D$76] + [.$D$57])-([.G23]+[.$D$24]))" office:value-type="float" office:value="25.6566191952135" calcext:value-type="float">
            <text:p>25.6566191952135</text:p>
          </table:table-cell>
          <table:table-cell table:style-name="ce31" table:formula="of:=[.$D$76] - [.H23]" office:value-type="float" office:value="-3.08108357166395" calcext:value-type="float">
            <text:p>-3.08108357166395</text:p>
          </table:table-cell>
          <table:table-cell table:style-name="ce31" table:formula="of:=GETTANGENTPOINTX([.$D$80];[.$D$81];[.$D$82];[.$D$83];[.I23])" office:value-type="float" office:value="3.09770751537412" calcext:value-type="float">
            <text:p>3.09770751537412</text:p>
          </table:table-cell>
          <table:table-cell table:style-name="ce31" table:formula="of:=GETTANGENTPOINTY([.$D$80];[.$D$81];[.$D$82];[.$D$83];[.I23])" office:value-type="float" office:value="3.27866095895754" calcext:value-type="float">
            <text:p>3.27866095895754</text:p>
          </table:table-cell>
          <table:table-cell table:style-name="ce131" table:formula="of:=SQRT(([.$D$83]-[.J23])^2 +([.I23]-[.K23])^2)" office:value-type="float" office:value="22.6334536371785" calcext:value-type="float">
            <text:p>22.6334536371785</text:p>
          </table:table-cell>
          <table:table-cell table:style-name="ce115" table:formula="of:=SQRT(([.J23]-[.$D$83])^2 +([.K23]-[.K23])^2)" office:value-type="float" office:value="21.7215762101082" calcext:value-type="float">
            <text:p>21.7215762101082</text:p>
          </table:table-cell>
          <table:table-cell table:style-name="ce31" table:formula="of:=SQRT([.L23]^2 - [.M23]^2)" office:value-type="float" office:value="6.3597445306215" calcext:value-type="float">
            <text:p>6.3597445306215</text:p>
          </table:table-cell>
          <table:table-cell table:style-name="ce31" table:formula="of:=SQRT(([.$D$72]-[.J23])^2 + ([.$D$73]-[.K23])^2)" office:value-type="float" office:value="3.15794858749051" calcext:value-type="float">
            <text:p>3.15794858749051</text:p>
          </table:table-cell>
          <table:table-cell table:style-name="ce31" table:formula="of:=DEGREES(ACOS(([.$D$39]^2 + [.$D$39]^2 - [.O23]^2)/(2 * [.$D$39] * [.$D$39])))" office:value-type="float" office:value="55.0568250853042" calcext:value-type="float">
            <text:p>55.0568250853042</text:p>
          </table:table-cell>
          <table:table-cell table:style-name="ce31" table:formula="of:=DEGREES(ACOS(([.L23]^2 + [.M23]^2 - [.N23]^2)/(2 * [.L23] * [.M23])))" office:value-type="float" office:value="16.3192217849422" calcext:value-type="float">
            <text:p>16.3192217849422</text:p>
          </table:table-cell>
          <table:table-cell table:style-name="ce31" table:formula="of:=([.$D$105] * [.P23])" office:value-type="float" office:value="131.089417865634" calcext:value-type="float">
            <text:p>131.089417865634</text:p>
          </table:table-cell>
          <table:table-cell table:style-name="ce31" table:formula="of:=([.R23] / [.L23])" office:value-type="float" office:value="5.79184334688992" calcext:value-type="float">
            <text:p>5.79184334688992</text:p>
          </table:table-cell>
          <table:table-cell table:style-name="ce31" table:formula="of:=[.S23] * SIN(RADIANS([.Q23]))" office:value-type="float" office:value="1.62744248571477" calcext:value-type="float">
            <text:p>1.62744248571477</text:p>
          </table:table-cell>
          <table:table-cell table:style-name="ce31" table:formula="of:=[.T23] * 2" office:value-type="float" office:value="3.25488497142953" calcext:value-type="float">
            <text:p>3.25488497142953</text:p>
          </table:table-cell>
          <table:table-cell table:style-name="ce31" table:formula="of:=[.S23] * COS(RADIANS([.Q23]))" office:value-type="float" office:value="5.55849622745249" calcext:value-type="float">
            <text:p>5.55849622745249</text:p>
          </table:table-cell>
          <table:table-cell table:style-name="ce31" table:formula="of:=[.V23] * 2" office:value-type="float" office:value="11.116992454905" calcext:value-type="float">
            <text:p>11.116992454905</text:p>
          </table:table-cell>
          <table:table-cell table:style-name="ce31" table:formula="of:= ([.W23] + [.X22])" office:value-type="float" office:value="128.851845760167" calcext:value-type="float">
            <text:p>128.85184576016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3]+[.Z22]" office:value-type="float" office:value="22.2827181624692" calcext:value-type="float">
            <text:p>22.2827181624692</text:p>
          </table:table-cell>
          <table:table-cell table:style-name="ce58" table:formula="of:=[.X23] - [.Z23]" office:value-type="float" office:value="106.569127597697" calcext:value-type="float">
            <text:p>106.569127597697</text:p>
          </table:table-cell>
          <table:table-cell table:style-name="ce31" table:formula="of:= MAX(0; [.AA23] * [.$AH$7])" office:value-type="float" office:value="72.4670067664343" calcext:value-type="float">
            <text:p>72.4670067664343</text:p>
          </table:table-cell>
          <table:table-cell table:style-name="ce58" table:formula="of:=SQRT(2 * [.AB23] / [.$D$126])" office:value-type="float" office:value="3.86743720569936" calcext:value-type="float">
            <text:p>3.86743720569936</text:p>
          </table:table-cell>
          <table:table-cell table:style-name="ce92" table:formula="of:= GETIMPACTDISTANCE([.AC23]; [.$D$117]; [.$D$116]; [.$AH$11]; [.$AH$9])" office:value-type="float" office:value="1.44653945067787" calcext:value-type="float">
            <text:p>1.44653945067787</text:p>
          </table:table-cell>
          <table:table-cell table:style-name="ce58" table:formula="of:=[.AD23] / 0.0254" office:value-type="float" office:value="56.9503720739319" calcext:value-type="float">
            <text:p>56.9503720739319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107" office:value-type="string" calcext:value-type="string">
            <text:p>Slider Back Face to Spring Wire Center</text:p>
          </table:table-cell>
          <table:table-cell table:style-name="ce20" table:formula="of:=[.D24]/25.4" office:value-type="float" office:value="0.302142207881521" calcext:value-type="float">
            <text:p>0.302142207881521</text:p>
          </table:table-cell>
          <table:table-cell table:style-name="ce31" office:value-type="string" calcext:value-type="string">
            <text:p>in</text:p>
          </table:table-cell>
          <table:table-cell table:style-name="ce20" table:formula="of:=[.D23] - ((([.D4]/2) * SIN(RADIANS(90)) ) /  (SIN(RADIANS([.D22]/2))))" office:value-type="float" office:value="7.67441208019062" calcext:value-type="float">
            <text:p>7.6744120801906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formula="of:= (([.$D$21]+[.$D$76] + [.$D$57])-([.G24]+[.$D$24]))" office:value-type="float" office:value="26.6566191952135" calcext:value-type="float">
            <text:p>26.6566191952135</text:p>
          </table:table-cell>
          <table:table-cell table:style-name="ce31" table:formula="of:=[.$D$76] - [.H24]" office:value-type="float" office:value="-4.08108357166395" calcext:value-type="float">
            <text:p>-4.08108357166395</text:p>
          </table:table-cell>
          <table:table-cell table:style-name="ce31" table:formula="of:=GETTANGENTPOINTX([.$D$80];[.$D$81];[.$D$82];[.$D$83];[.I24])" office:value-type="float" office:value="3.23448930154743" calcext:value-type="float">
            <text:p>3.23448930154743</text:p>
          </table:table-cell>
          <table:table-cell table:style-name="ce31" table:formula="of:=GETTANGENTPOINTY([.$D$80];[.$D$81];[.$D$82];[.$D$83];[.I24])" office:value-type="float" office:value="3.23547575400995" calcext:value-type="float">
            <text:p>3.23547575400995</text:p>
          </table:table-cell>
          <table:table-cell table:style-name="ce131" table:formula="of:=SQRT(([.$D$83]-[.J24])^2 +([.I24]-[.K24])^2)" office:value-type="float" office:value="22.7911252615933" calcext:value-type="float">
            <text:p>22.7911252615933</text:p>
          </table:table-cell>
          <table:table-cell table:style-name="ce115" table:formula="of:=SQRT(([.J24]-[.$D$83])^2 +([.K24]-[.K24])^2)" office:value-type="float" office:value="21.5847944239349" calcext:value-type="float">
            <text:p>21.5847944239349</text:p>
          </table:table-cell>
          <table:table-cell table:style-name="ce31" table:formula="of:=SQRT([.L24]^2 - [.M24]^2)" office:value-type="float" office:value="7.3165593256739" calcext:value-type="float">
            <text:p>7.3165593256739</text:p>
          </table:table-cell>
          <table:table-cell table:style-name="ce31" table:formula="of:=SQRT(([.$D$72]-[.J24])^2 + ([.$D$73]-[.K24])^2)" office:value-type="float" office:value="3.28445009903587" calcext:value-type="float">
            <text:p>3.28445009903587</text:p>
          </table:table-cell>
          <table:table-cell table:style-name="ce31" table:formula="of:=DEGREES(ACOS(([.$D$39]^2 + [.$D$39]^2 - [.O24]^2)/(2 * [.$D$39] * [.$D$39])))" office:value-type="float" office:value="57.4626289313461" calcext:value-type="float">
            <text:p>57.4626289313461</text:p>
          </table:table-cell>
          <table:table-cell table:style-name="ce31" table:formula="of:=DEGREES(ACOS(([.L24]^2 + [.M24]^2 - [.N24]^2)/(2 * [.L24] * [.M24])))" office:value-type="float" office:value="18.7250256309841" calcext:value-type="float">
            <text:p>18.7250256309841</text:p>
          </table:table-cell>
          <table:table-cell table:style-name="ce31" table:formula="of:=([.$D$105] * [.P24])" office:value-type="float" office:value="136.817598253586" calcext:value-type="float">
            <text:p>136.817598253586</text:p>
          </table:table-cell>
          <table:table-cell table:style-name="ce31" table:formula="of:=([.R24] / [.L24])" office:value-type="float" office:value="6.00310852067254" calcext:value-type="float">
            <text:p>6.00310852067254</text:p>
          </table:table-cell>
          <table:table-cell table:style-name="ce31" table:formula="of:=[.S24] * SIN(RADIANS([.Q24]))" office:value-type="float" office:value="1.92715801110422" calcext:value-type="float">
            <text:p>1.92715801110422</text:p>
          </table:table-cell>
          <table:table-cell table:style-name="ce31" table:formula="of:=[.T24] * 2" office:value-type="float" office:value="3.85431602220843" calcext:value-type="float">
            <text:p>3.85431602220843</text:p>
          </table:table-cell>
          <table:table-cell table:style-name="ce31" table:formula="of:=[.S24] * COS(RADIANS([.Q24]))" office:value-type="float" office:value="5.68536488813234" calcext:value-type="float">
            <text:p>5.68536488813234</text:p>
          </table:table-cell>
          <table:table-cell table:style-name="ce31" table:formula="of:=[.V24] * 2" office:value-type="float" office:value="11.3707297762647" calcext:value-type="float">
            <text:p>11.3707297762647</text:p>
          </table:table-cell>
          <table:table-cell table:style-name="ce31" table:formula="of:= ([.W24] + [.X23])" office:value-type="float" office:value="140.222575536431" calcext:value-type="float">
            <text:p>140.22257553643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4]+[.Z23]" office:value-type="float" office:value="23.3437999797297" calcext:value-type="float">
            <text:p>23.3437999797297</text:p>
          </table:table-cell>
          <table:table-cell table:style-name="ce58" table:formula="of:=[.X24] - [.Z24]" office:value-type="float" office:value="116.878775556702" calcext:value-type="float">
            <text:p>116.878775556702</text:p>
          </table:table-cell>
          <table:table-cell table:style-name="ce31" table:formula="of:= MAX(0; [.AA24] * [.$AH$7])" office:value-type="float" office:value="79.4775673785571" calcext:value-type="float">
            <text:p>79.4775673785571</text:p>
          </table:table-cell>
          <table:table-cell table:style-name="ce58" table:formula="of:=SQRT(2 * [.AB24] / [.$D$126])" office:value-type="float" office:value="4.05018995537553" calcext:value-type="float">
            <text:p>4.05018995537553</text:p>
          </table:table-cell>
          <table:table-cell table:style-name="ce92" table:formula="of:= GETIMPACTDISTANCE([.AC24]; [.$D$117]; [.$D$116]; [.$AH$11]; [.$AH$9])" office:value-type="float" office:value="1.57756492352052" calcext:value-type="float">
            <text:p>1.57756492352052</text:p>
          </table:table-cell>
          <table:table-cell table:style-name="ce58" table:formula="of:=[.AD24] / 0.0254" office:value-type="float" office:value="62.1088552567133" calcext:value-type="float">
            <text:p>62.1088552567133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107" office:value-type="string" calcext:value-type="string">
            <text:p>Slider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31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31" table:formula="of:= (([.$D$21]+[.$D$76] + [.$D$57])-([.G25]+[.$D$24]))" office:value-type="float" office:value="27.6566191952135" calcext:value-type="float">
            <text:p>27.6566191952135</text:p>
          </table:table-cell>
          <table:table-cell table:style-name="ce31" table:formula="of:=[.$D$76] - [.H25]" office:value-type="float" office:value="-5.08108357166395" calcext:value-type="float">
            <text:p>-5.08108357166395</text:p>
          </table:table-cell>
          <table:table-cell table:style-name="ce31" table:formula="of:=GETTANGENTPOINTX([.$D$80];[.$D$81];[.$D$82];[.$D$83];[.I25])" office:value-type="float" office:value="3.3664362786886" calcext:value-type="float">
            <text:p>3.3664362786886</text:p>
          </table:table-cell>
          <table:table-cell table:style-name="ce31" table:formula="of:=GETTANGENTPOINTY([.$D$80];[.$D$81];[.$D$82];[.$D$83];[.I25])" office:value-type="float" office:value="3.18770680284431" calcext:value-type="float">
            <text:p>3.18770680284431</text:p>
          </table:table-cell>
          <table:table-cell table:style-name="ce131" table:formula="of:=SQRT(([.$D$83]-[.J25])^2 +([.I25]-[.K25])^2)" office:value-type="float" office:value="22.9912495926812" calcext:value-type="float">
            <text:p>22.9912495926812</text:p>
          </table:table-cell>
          <table:table-cell table:style-name="ce115" table:formula="of:=SQRT(([.J25]-[.$D$83])^2 +([.K25]-[.K25])^2)" office:value-type="float" office:value="21.4528474467937" calcext:value-type="float">
            <text:p>21.4528474467937</text:p>
          </table:table-cell>
          <table:table-cell table:style-name="ce31" table:formula="of:=SQRT([.L25]^2 - [.M25]^2)" office:value-type="float" office:value="8.26879037450826" calcext:value-type="float">
            <text:p>8.26879037450826</text:p>
          </table:table-cell>
          <table:table-cell table:style-name="ce31" table:formula="of:=SQRT(([.$D$72]-[.J25])^2 + ([.$D$73]-[.K25])^2)" office:value-type="float" office:value="3.40680842050895" calcext:value-type="float">
            <text:p>3.40680842050895</text:p>
          </table:table-cell>
          <table:table-cell table:style-name="ce31" table:formula="of:=DEGREES(ACOS(([.$D$39]^2 + [.$D$39]^2 - [.O25]^2)/(2 * [.$D$39] * [.$D$39])))" office:value-type="float" office:value="59.8162726915134" calcext:value-type="float">
            <text:p>59.8162726915134</text:p>
          </table:table-cell>
          <table:table-cell table:style-name="ce31" table:formula="of:=DEGREES(ACOS(([.L25]^2 + [.M25]^2 - [.N25]^2)/(2 * [.L25] * [.M25])))" office:value-type="float" office:value="21.0786693911513" calcext:value-type="float">
            <text:p>21.0786693911513</text:p>
          </table:table-cell>
          <table:table-cell table:style-name="ce31" table:formula="of:=([.$D$105] * [.P25])" office:value-type="float" office:value="142.421586313292" calcext:value-type="float">
            <text:p>142.421586313292</text:p>
          </table:table-cell>
          <table:table-cell table:style-name="ce31" table:formula="of:=([.R25] / [.L25])" office:value-type="float" office:value="6.1945996340551" calcext:value-type="float">
            <text:p>6.1945996340551</text:p>
          </table:table-cell>
          <table:table-cell table:style-name="ce31" table:formula="of:=[.S25] * SIN(RADIANS([.Q25]))" office:value-type="float" office:value="2.22788437929501" calcext:value-type="float">
            <text:p>2.22788437929501</text:p>
          </table:table-cell>
          <table:table-cell table:style-name="ce31" table:formula="of:=[.T25] * 2" office:value-type="float" office:value="4.45576875859002" calcext:value-type="float">
            <text:p>4.45576875859002</text:p>
          </table:table-cell>
          <table:table-cell table:style-name="ce31" table:formula="of:=[.S25] * COS(RADIANS([.Q25]))" office:value-type="float" office:value="5.78010344360106" calcext:value-type="float">
            <text:p>5.78010344360106</text:p>
          </table:table-cell>
          <table:table-cell table:style-name="ce31" table:formula="of:=[.V25] * 2" office:value-type="float" office:value="11.5602068872021" calcext:value-type="float">
            <text:p>11.5602068872021</text:p>
          </table:table-cell>
          <table:table-cell table:style-name="ce31" table:formula="of:= ([.W25] + [.X24])" office:value-type="float" office:value="151.782782423633" calcext:value-type="float">
            <text:p>151.78278242363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5]+[.Z24]" office:value-type="float" office:value="24.4048817969901" calcext:value-type="float">
            <text:p>24.4048817969901</text:p>
          </table:table-cell>
          <table:table-cell table:style-name="ce58" table:formula="of:=[.X25] - [.Z25]" office:value-type="float" office:value="127.377900626643" calcext:value-type="float">
            <text:p>127.377900626643</text:p>
          </table:table-cell>
          <table:table-cell table:style-name="ce31" table:formula="of:= MAX(0; [.AA25] * [.$AH$7])" office:value-type="float" office:value="86.6169724261175" calcext:value-type="float">
            <text:p>86.6169724261175</text:p>
          </table:table-cell>
          <table:table-cell table:style-name="ce58" table:formula="of:=SQRT(2 * [.AB25] / [.$D$126])" office:value-type="float" office:value="4.22819111298791" calcext:value-type="float">
            <text:p>4.22819111298791</text:p>
          </table:table-cell>
          <table:table-cell table:style-name="ce92" table:formula="of:= GETIMPACTDISTANCE([.AC25]; [.$D$117]; [.$D$116]; [.$AH$11]; [.$AH$9])" office:value-type="float" office:value="1.7096849335808" calcext:value-type="float">
            <text:p>1.7096849335808</text:p>
          </table:table-cell>
          <table:table-cell table:style-name="ce58" table:formula="of:=[.AD25] / 0.0254" office:value-type="float" office:value="67.3104304559371" calcext:value-type="float">
            <text:p>67.3104304559371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695842995283096" calcext:value-type="float">
            <text:p>0.695842995283096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D15]+[.D24]" office:value-type="float" office:value="17.6744120801906" calcext:value-type="float">
            <text:p>17.6744120801906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formula="of:= (([.$D$21]+[.$D$76] + [.$D$57])-([.G26]+[.$D$24]))" office:value-type="float" office:value="28.6566191952135" calcext:value-type="float">
            <text:p>28.6566191952135</text:p>
          </table:table-cell>
          <table:table-cell table:style-name="ce31" table:formula="of:=[.$D$76] - [.H26]" office:value-type="float" office:value="-6.08108357166395" calcext:value-type="float">
            <text:p>-6.08108357166395</text:p>
          </table:table-cell>
          <table:table-cell table:style-name="ce31" table:formula="of:=GETTANGENTPOINTX([.$D$80];[.$D$81];[.$D$82];[.$D$83];[.I26])" office:value-type="float" office:value="3.49310145186312" calcext:value-type="float">
            <text:p>3.49310145186312</text:p>
          </table:table-cell>
          <table:table-cell table:style-name="ce31" table:formula="of:=GETTANGENTPOINTY([.$D$80];[.$D$81];[.$D$82];[.$D$83];[.I26])" office:value-type="float" office:value="3.13594819613757" calcext:value-type="float">
            <text:p>3.13594819613757</text:p>
          </table:table-cell>
          <table:table-cell table:style-name="ce131" table:formula="of:=SQRT(([.$D$83]-[.J26])^2 +([.I26]-[.K26])^2)" office:value-type="float" office:value="23.2327296066625" calcext:value-type="float">
            <text:p>23.2327296066625</text:p>
          </table:table-cell>
          <table:table-cell table:style-name="ce115" table:formula="of:=SQRT(([.J26]-[.$D$83])^2 +([.K26]-[.K26])^2)" office:value-type="float" office:value="21.3261822736192" calcext:value-type="float">
            <text:p>21.3261822736192</text:p>
          </table:table-cell>
          <table:table-cell table:style-name="ce31" table:formula="of:=SQRT([.L26]^2 - [.M26]^2)" office:value-type="float" office:value="9.21703176780152" calcext:value-type="float">
            <text:p>9.21703176780152</text:p>
          </table:table-cell>
          <table:table-cell table:style-name="ce31" table:formula="of:=SQRT(([.$D$72]-[.J26])^2 + ([.$D$73]-[.K26])^2)" office:value-type="float" office:value="3.52473479555176" calcext:value-type="float">
            <text:p>3.52473479555176</text:p>
          </table:table-cell>
          <table:table-cell table:style-name="ce31" table:formula="of:=DEGREES(ACOS(([.$D$39]^2 + [.$D$39]^2 - [.O26]^2)/(2 * [.$D$39] * [.$D$39])))" office:value-type="float" office:value="62.1112775508708" calcext:value-type="float">
            <text:p>62.1112775508708</text:p>
          </table:table-cell>
          <table:table-cell table:style-name="ce31" table:formula="of:=DEGREES(ACOS(([.L26]^2 + [.M26]^2 - [.N26]^2)/(2 * [.L26] * [.M26])))" office:value-type="float" office:value="23.3736742505087" calcext:value-type="float">
            <text:p>23.3736742505087</text:p>
          </table:table-cell>
          <table:table-cell table:style-name="ce31" table:formula="of:=([.$D$105] * [.P26])" office:value-type="float" office:value="147.885956090261" calcext:value-type="float">
            <text:p>147.885956090261</text:p>
          </table:table-cell>
          <table:table-cell table:style-name="ce31" table:formula="of:=([.R26] / [.L26])" office:value-type="float" office:value="6.36541459372261" calcext:value-type="float">
            <text:p>6.36541459372261</text:p>
          </table:table-cell>
          <table:table-cell table:style-name="ce31" table:formula="of:=[.S26] * SIN(RADIANS([.Q26]))" office:value-type="float" office:value="2.52532653368219" calcext:value-type="float">
            <text:p>2.52532653368219</text:p>
          </table:table-cell>
          <table:table-cell table:style-name="ce31" table:formula="of:=[.T26] * 2" office:value-type="float" office:value="5.05065306736439" calcext:value-type="float">
            <text:p>5.05065306736439</text:p>
          </table:table-cell>
          <table:table-cell table:style-name="ce31" table:formula="of:=[.S26] * COS(RADIANS([.Q26]))" office:value-type="float" office:value="5.84304961884266" calcext:value-type="float">
            <text:p>5.84304961884266</text:p>
          </table:table-cell>
          <table:table-cell table:style-name="ce31" table:formula="of:=[.V26] * 2" office:value-type="float" office:value="11.6860992376853" calcext:value-type="float">
            <text:p>11.6860992376853</text:p>
          </table:table-cell>
          <table:table-cell table:style-name="ce31" table:formula="of:= ([.W26] + [.X25])" office:value-type="float" office:value="163.468881661319" calcext:value-type="float">
            <text:p>163.46888166131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6]+[.Z25]" office:value-type="float" office:value="25.4659636142506" calcext:value-type="float">
            <text:p>25.4659636142506</text:p>
          </table:table-cell>
          <table:table-cell table:style-name="ce58" table:formula="of:=[.X26] - [.Z26]" office:value-type="float" office:value="138.002918047068" calcext:value-type="float">
            <text:p>138.002918047068</text:p>
          </table:table-cell>
          <table:table-cell table:style-name="ce31" table:formula="of:= MAX(0; [.AA26] * [.$AH$7])" office:value-type="float" office:value="93.8419842720064" calcext:value-type="float">
            <text:p>93.8419842720064</text:p>
          </table:table-cell>
          <table:table-cell table:style-name="ce58" table:formula="of:=SQRT(2 * [.AB26] / [.$D$126])" office:value-type="float" office:value="4.40100336322268" calcext:value-type="float">
            <text:p>4.40100336322268</text:p>
          </table:table-cell>
          <table:table-cell table:style-name="ce92" table:formula="of:= GETIMPACTDISTANCE([.AC26]; [.$D$117]; [.$D$116]; [.$AH$11]; [.$AH$9])" office:value-type="float" office:value="1.84212762153273" calcext:value-type="float">
            <text:p>1.84212762153273</text:p>
          </table:table-cell>
          <table:table-cell table:style-name="ce58" table:formula="of:=[.AD26] / 0.0254" office:value-type="float" office:value="72.5247095091627" calcext:value-type="float">
            <text:p>72.5247095091627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1" table:formula="of:= (([.$D$21]+[.$D$76] + [.$D$57])-([.G27]+[.$D$24]))" office:value-type="float" office:value="29.6566191952135" calcext:value-type="float">
            <text:p>29.6566191952135</text:p>
          </table:table-cell>
          <table:table-cell table:style-name="ce31" table:formula="of:=[.$D$76] - [.H27]" office:value-type="float" office:value="-7.08108357166395" calcext:value-type="float">
            <text:p>-7.08108357166395</text:p>
          </table:table-cell>
          <table:table-cell table:style-name="ce31" table:formula="of:=GETTANGENTPOINTX([.$D$80];[.$D$81];[.$D$82];[.$D$83];[.I27])" office:value-type="float" office:value="3.61414813100073" calcext:value-type="float">
            <text:p>3.61414813100073</text:p>
          </table:table-cell>
          <table:table-cell table:style-name="ce31" table:formula="of:=GETTANGENTPOINTY([.$D$80];[.$D$81];[.$D$82];[.$D$83];[.I27])" office:value-type="float" office:value="3.0808117505321" calcext:value-type="float">
            <text:p>3.0808117505321</text:p>
          </table:table-cell>
          <table:table-cell table:style-name="ce131" table:formula="of:=SQRT(([.$D$83]-[.J27])^2 +([.I27]-[.K27])^2)" office:value-type="float" office:value="23.5142912314962" calcext:value-type="float">
            <text:p>23.5142912314962</text:p>
          </table:table-cell>
          <table:table-cell table:style-name="ce115" table:formula="of:=SQRT(([.J27]-[.$D$83])^2 +([.K27]-[.K27])^2)" office:value-type="float" office:value="21.2051355944816" calcext:value-type="float">
            <text:p>21.2051355944816</text:p>
          </table:table-cell>
          <table:table-cell table:style-name="ce31" table:formula="of:=SQRT([.L27]^2 - [.M27]^2)" office:value-type="float" office:value="10.1618953221961" calcext:value-type="float">
            <text:p>10.1618953221961</text:p>
          </table:table-cell>
          <table:table-cell table:style-name="ce31" table:formula="of:=SQRT(([.$D$72]-[.J27])^2 + ([.$D$73]-[.K27])^2)" office:value-type="float" office:value="3.6380142252141" calcext:value-type="float">
            <text:p>3.6380142252141</text:p>
          </table:table-cell>
          <table:table-cell table:style-name="ce31" table:formula="of:=DEGREES(ACOS(([.$D$39]^2 + [.$D$39]^2 - [.O27]^2)/(2 * [.$D$39] * [.$D$39])))" office:value-type="float" office:value="64.3422105893121" calcext:value-type="float">
            <text:p>64.3422105893121</text:p>
          </table:table-cell>
          <table:table-cell table:style-name="ce31" table:formula="of:=DEGREES(ACOS(([.L27]^2 + [.M27]^2 - [.N27]^2)/(2 * [.L27] * [.M27])))" office:value-type="float" office:value="25.6046072889501" calcext:value-type="float">
            <text:p>25.6046072889501</text:p>
          </table:table-cell>
          <table:table-cell table:style-name="ce31" table:formula="of:=([.$D$105] * [.P27])" office:value-type="float" office:value="153.197771888817" calcext:value-type="float">
            <text:p>153.197771888817</text:p>
          </table:table-cell>
          <table:table-cell table:style-name="ce31" table:formula="of:=([.R27] / [.L27])" office:value-type="float" office:value="6.51509205106793" calcext:value-type="float">
            <text:p>6.51509205106793</text:p>
          </table:table-cell>
          <table:table-cell table:style-name="ce31" table:formula="of:=[.S27] * SIN(RADIANS([.Q27]))" office:value-type="float" office:value="2.81555088289222" calcext:value-type="float">
            <text:p>2.81555088289222</text:p>
          </table:table-cell>
          <table:table-cell table:style-name="ce31" table:formula="of:=[.T27] * 2" office:value-type="float" office:value="5.63110176578444" calcext:value-type="float">
            <text:p>5.63110176578444</text:p>
          </table:table-cell>
          <table:table-cell table:style-name="ce31" table:formula="of:=[.S27] * COS(RADIANS([.Q27]))" office:value-type="float" office:value="5.8752955380758" calcext:value-type="float">
            <text:p>5.8752955380758</text:p>
          </table:table-cell>
          <table:table-cell table:style-name="ce31" table:formula="of:=[.V27] * 2" office:value-type="float" office:value="11.7505910761516" calcext:value-type="float">
            <text:p>11.7505910761516</text:p>
          </table:table-cell>
          <table:table-cell table:style-name="ce31" table:formula="of:= ([.W27] + [.X26])" office:value-type="float" office:value="175.21947273747" calcext:value-type="float">
            <text:p>175.2194727374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7]+[.Z26]" office:value-type="float" office:value="26.527045431511" calcext:value-type="float">
            <text:p>26.527045431511</text:p>
          </table:table-cell>
          <table:table-cell table:style-name="ce58" table:formula="of:=[.X27] - [.Z27]" office:value-type="float" office:value="148.692427305959" calcext:value-type="float">
            <text:p>148.692427305959</text:p>
          </table:table-cell>
          <table:table-cell table:style-name="ce31" table:formula="of:= MAX(0; [.AA27] * [.$AH$7])" office:value-type="float" office:value="101.110850568052" calcext:value-type="float">
            <text:p>101.110850568052</text:p>
          </table:table-cell>
          <table:table-cell table:style-name="ce58" table:formula="of:=SQRT(2 * [.AB27] / [.$D$126])" office:value-type="float" office:value="4.56827238727565" calcext:value-type="float">
            <text:p>4.56827238727565</text:p>
          </table:table-cell>
          <table:table-cell table:style-name="ce92" table:formula="of:= GETIMPACTDISTANCE([.AC27]; [.$D$117]; [.$D$116]; [.$AH$11]; [.$AH$9])" office:value-type="float" office:value="1.97417993527697" calcext:value-type="float">
            <text:p>1.97417993527697</text:p>
          </table:table-cell>
          <table:table-cell table:style-name="ce58" table:formula="of:=[.AD27] / 0.0254" office:value-type="float" office:value="77.7236194990932" calcext:value-type="float">
            <text:p>77.7236194990932</text:p>
          </table:table-cell>
          <table:table-cell table:style-name="ce122" table:formula="of:=[.AG27] * 0.0254" office:value-type="float" office:value="1.9939" calcext:value-type="float">
            <text:p>1.9939</text:p>
          </table:table-cell>
          <table:table-cell table:style-name="ce122" office:value-type="float" office:value="78.5" calcext:value-type="float">
            <text:p>78.5</text:p>
          </table:table-cell>
          <table:table-cell table:style-name="ce122" table:number-columns-repeated="2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31" office:value-type="float" office:value="19" calcext:value-type="float">
            <text:p>19</text:p>
          </table:table-cell>
          <table:table-cell table:style-name="ce31" table:formula="of:= (([.$D$21]+[.$D$76] + [.$D$57])-([.G28]+[.$D$24]))" office:value-type="float" office:value="30.6566191952135" calcext:value-type="float">
            <text:p>30.6566191952135</text:p>
          </table:table-cell>
          <table:table-cell table:style-name="ce31" table:formula="of:=[.$D$76] - [.H28]" office:value-type="float" office:value="-8.08108357166395" calcext:value-type="float">
            <text:p>-8.08108357166395</text:p>
          </table:table-cell>
          <table:table-cell table:style-name="ce31" table:formula="of:=GETTANGENTPOINTX([.$D$80];[.$D$81];[.$D$82];[.$D$83];[.I28])" office:value-type="float" office:value="3.72934717206132" calcext:value-type="float">
            <text:p>3.72934717206132</text:p>
          </table:table-cell>
          <table:table-cell table:style-name="ce31" table:formula="of:=GETTANGENTPOINTY([.$D$80];[.$D$81];[.$D$82];[.$D$83];[.I28])" office:value-type="float" office:value="3.02290829773261" calcext:value-type="float">
            <text:p>3.02290829773261</text:p>
          </table:table-cell>
          <table:table-cell table:style-name="ce131" table:formula="of:=SQRT(([.$D$83]-[.J28])^2 +([.I28]-[.K28])^2)" office:value-type="float" office:value="23.8345140345455" calcext:value-type="float">
            <text:p>23.8345140345455</text:p>
          </table:table-cell>
          <table:table-cell table:style-name="ce115" table:formula="of:=SQRT(([.J28]-[.$D$83])^2 +([.K28]-[.K28])^2)" office:value-type="float" office:value="21.089936553421" calcext:value-type="float">
            <text:p>21.089936553421</text:p>
          </table:table-cell>
          <table:table-cell table:style-name="ce31" table:formula="of:=SQRT([.L28]^2 - [.M28]^2)" office:value-type="float" office:value="11.1039918693966" calcext:value-type="float">
            <text:p>11.1039918693966</text:p>
          </table:table-cell>
          <table:table-cell table:style-name="ce31" table:formula="of:=SQRT(([.$D$72]-[.J28])^2 + ([.$D$73]-[.K28])^2)" office:value-type="float" office:value="3.74650301034118" calcext:value-type="float">
            <text:p>3.74650301034118</text:p>
          </table:table-cell>
          <table:table-cell table:style-name="ce31" table:formula="of:=DEGREES(ACOS(([.$D$39]^2 + [.$D$39]^2 - [.O28]^2)/(2 * [.$D$39] * [.$D$39])))" office:value-type="float" office:value="66.5047066592235" calcext:value-type="float">
            <text:p>66.5047066592235</text:p>
          </table:table-cell>
          <table:table-cell table:style-name="ce31" table:formula="of:=DEGREES(ACOS(([.L28]^2 + [.M28]^2 - [.N28]^2)/(2 * [.L28] * [.M28])))" office:value-type="float" office:value="27.7671033588615" calcext:value-type="float">
            <text:p>27.7671033588615</text:p>
          </table:table-cell>
          <table:table-cell table:style-name="ce31" table:formula="of:=([.$D$105] * [.P28])" office:value-type="float" office:value="158.346640362475" calcext:value-type="float">
            <text:p>158.346640362475</text:p>
          </table:table-cell>
          <table:table-cell table:style-name="ce31" table:formula="of:=([.R28] / [.L28])" office:value-type="float" office:value="6.64358585759159" calcext:value-type="float">
            <text:p>6.64358585759159</text:p>
          </table:table-cell>
          <table:table-cell table:style-name="ce31" table:formula="of:=[.S28] * SIN(RADIANS([.Q28]))" office:value-type="float" office:value="3.09510499099806" calcext:value-type="float">
            <text:p>3.09510499099806</text:p>
          </table:table-cell>
          <table:table-cell table:style-name="ce31" table:formula="of:=[.T28] * 2" office:value-type="float" office:value="6.19020998199611" calcext:value-type="float">
            <text:p>6.19020998199611</text:p>
          </table:table-cell>
          <table:table-cell table:style-name="ce31" table:formula="of:=[.S28] * COS(RADIANS([.Q28]))" office:value-type="float" office:value="5.87856769476119" calcext:value-type="float">
            <text:p>5.87856769476119</text:p>
          </table:table-cell>
          <table:table-cell table:style-name="ce31" table:formula="of:=[.V28] * 2" office:value-type="float" office:value="11.7571353895224" calcext:value-type="float">
            <text:p>11.7571353895224</text:p>
          </table:table-cell>
          <table:table-cell table:style-name="ce31" table:formula="of:= ([.W28] + [.X27])" office:value-type="float" office:value="186.976608126993" calcext:value-type="float">
            <text:p>186.97660812699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8]+[.Z27]" office:value-type="float" office:value="27.5881272487714" calcext:value-type="float">
            <text:p>27.5881272487714</text:p>
          </table:table-cell>
          <table:table-cell table:style-name="ce58" table:formula="of:=[.X28] - [.Z28]" office:value-type="float" office:value="159.388480878221" calcext:value-type="float">
            <text:p>159.388480878221</text:p>
          </table:table-cell>
          <table:table-cell table:style-name="ce31" table:formula="of:= MAX(0; [.AA28] * [.$AH$7])" office:value-type="float" office:value="108.384166997191" calcext:value-type="float">
            <text:p>108.384166997191</text:p>
          </table:table-cell>
          <table:table-cell table:style-name="ce58" table:formula="of:=SQRT(2 * [.AB28] / [.$D$126])" office:value-type="float" office:value="4.7297265360394" calcext:value-type="float">
            <text:p>4.7297265360394</text:p>
          </table:table-cell>
          <table:table-cell table:style-name="ce92" table:formula="of:= GETIMPACTDISTANCE([.AC28]; [.$D$117]; [.$D$116]; [.$AH$11]; [.$AH$9])" office:value-type="float" office:value="2.10512187101019" calcext:value-type="float">
            <text:p>2.10512187101019</text:p>
          </table:table-cell>
          <table:table-cell table:style-name="ce58" table:formula="of:=[.AD28] / 0.0254" office:value-type="float" office:value="82.878813819299" calcext:value-type="float">
            <text:p>82.878813819299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31" table:formula="of:= (([.$D$21]+[.$D$76] + [.$D$57])-([.G29]+[.$D$24]))" office:value-type="float" office:value="31.6566191952135" calcext:value-type="float">
            <text:p>31.6566191952135</text:p>
          </table:table-cell>
          <table:table-cell table:style-name="ce31" table:formula="of:=[.$D$76] - [.H29]" office:value-type="float" office:value="-9.08108357166395" calcext:value-type="float">
            <text:p>-9.08108357166395</text:p>
          </table:table-cell>
          <table:table-cell table:style-name="ce31" table:formula="of:=GETTANGENTPOINTX([.$D$80];[.$D$81];[.$D$82];[.$D$83];[.I29])" office:value-type="float" office:value="3.8385702511587" calcext:value-type="float">
            <text:p>3.8385702511587</text:p>
          </table:table-cell>
          <table:table-cell table:style-name="ce31" table:formula="of:=GETTANGENTPOINTY([.$D$80];[.$D$81];[.$D$82];[.$D$83];[.I29])" office:value-type="float" office:value="2.9628314278124" calcext:value-type="float">
            <text:p>2.9628314278124</text:p>
          </table:table-cell>
          <table:table-cell table:style-name="ce131" table:formula="of:=SQRT(([.$D$83]-[.J29])^2 +([.I29]-[.K29])^2)" office:value-type="float" office:value="24.1918628138942" calcext:value-type="float">
            <text:p>24.1918628138942</text:p>
          </table:table-cell>
          <table:table-cell table:style-name="ce115" table:formula="of:=SQRT(([.J29]-[.$D$83])^2 +([.K29]-[.K29])^2)" office:value-type="float" office:value="20.9807134743236" calcext:value-type="float">
            <text:p>20.9807134743236</text:p>
          </table:table-cell>
          <table:table-cell table:style-name="ce31" table:formula="of:=SQRT([.L29]^2 - [.M29]^2)" office:value-type="float" office:value="12.0439149994764" calcext:value-type="float">
            <text:p>12.0439149994764</text:p>
          </table:table-cell>
          <table:table-cell table:style-name="ce31" table:formula="of:=SQRT(([.$D$72]-[.J29])^2 + ([.$D$73]-[.K29])^2)" office:value-type="float" office:value="3.85012403187273" calcext:value-type="float">
            <text:p>3.85012403187273</text:p>
          </table:table-cell>
          <table:table-cell table:style-name="ce31" table:formula="of:=DEGREES(ACOS(([.$D$39]^2 + [.$D$39]^2 - [.O29]^2)/(2 * [.$D$39] * [.$D$39])))" office:value-type="float" office:value="68.5954514375188" calcext:value-type="float">
            <text:p>68.5954514375188</text:p>
          </table:table-cell>
          <table:table-cell table:style-name="ce31" table:formula="of:=DEGREES(ACOS(([.L29]^2 + [.M29]^2 - [.N29]^2)/(2 * [.L29] * [.M29])))" office:value-type="float" office:value="29.8578481371568" calcext:value-type="float">
            <text:p>29.8578481371568</text:p>
          </table:table-cell>
          <table:table-cell table:style-name="ce31" table:formula="of:=([.$D$105] * [.P29])" office:value-type="float" office:value="163.3246701611" calcext:value-type="float">
            <text:p>163.3246701611</text:p>
          </table:table-cell>
          <table:table-cell table:style-name="ce31" table:formula="of:=([.R29] / [.L29])" office:value-type="float" office:value="6.75122339348327" calcext:value-type="float">
            <text:p>6.75122339348327</text:p>
          </table:table-cell>
          <table:table-cell table:style-name="ce31" table:formula="of:=[.S29] * SIN(RADIANS([.Q29]))" office:value-type="float" office:value="3.36109547739702" calcext:value-type="float">
            <text:p>3.36109547739702</text:p>
          </table:table-cell>
          <table:table-cell table:style-name="ce31" table:formula="of:=[.T29] * 2" office:value-type="float" office:value="6.72219095479404" calcext:value-type="float">
            <text:p>6.72219095479404</text:p>
          </table:table-cell>
          <table:table-cell table:style-name="ce31" table:formula="of:=[.S29] * COS(RADIANS([.Q29]))" office:value-type="float" office:value="5.85508791569666" calcext:value-type="float">
            <text:p>5.85508791569666</text:p>
          </table:table-cell>
          <table:table-cell table:style-name="ce31" table:formula="of:=[.V29] * 2" office:value-type="float" office:value="11.7101758313933" calcext:value-type="float">
            <text:p>11.7101758313933</text:p>
          </table:table-cell>
          <table:table-cell table:style-name="ce31" table:formula="of:= ([.W29] + [.X28])" office:value-type="float" office:value="198.686783958386" calcext:value-type="float">
            <text:p>198.686783958386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9]+[.Z28]" office:value-type="float" office:value="28.6492090660319" calcext:value-type="float">
            <text:p>28.6492090660319</text:p>
          </table:table-cell>
          <table:table-cell table:style-name="ce58" table:formula="of:=[.X29] - [.Z29]" office:value-type="float" office:value="170.037574892354" calcext:value-type="float">
            <text:p>170.037574892354</text:p>
          </table:table-cell>
          <table:table-cell table:style-name="ce31" table:formula="of:= MAX(0; [.AA29] * [.$AH$7])" office:value-type="float" office:value="115.625550926801" calcext:value-type="float">
            <text:p>115.625550926801</text:p>
          </table:table-cell>
          <table:table-cell table:style-name="ce58" table:formula="of:=SQRT(2 * [.AB29] / [.$D$126])" office:value-type="float" office:value="4.88517377294906" calcext:value-type="float">
            <text:p>4.88517377294906</text:p>
          </table:table-cell>
          <table:table-cell table:style-name="ce92" table:formula="of:= GETIMPACTDISTANCE([.AC29]; [.$D$117]; [.$D$116]; [.$AH$11]; [.$AH$9])" office:value-type="float" office:value="2.23433120597629" calcext:value-type="float">
            <text:p>2.23433120597629</text:p>
          </table:table-cell>
          <table:table-cell table:style-name="ce58" table:formula="of:=[.AD29] / 0.0254" office:value-type="float" office:value="87.9657955108778" calcext:value-type="float">
            <text:p>87.9657955108778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formula="of:= (([.$D$21]+[.$D$76] + [.$D$57])-([.G30]+[.$D$24]))" office:value-type="float" office:value="32.6566191952135" calcext:value-type="float">
            <text:p>32.6566191952135</text:p>
          </table:table-cell>
          <table:table-cell table:style-name="ce31" table:formula="of:=[.$D$76] - [.H30]" office:value-type="float" office:value="-10.0810835716639" calcext:value-type="float">
            <text:p>-10.0810835716639</text:p>
          </table:table-cell>
          <table:table-cell table:style-name="ce31" table:formula="of:=GETTANGENTPOINTX([.$D$80];[.$D$81];[.$D$82];[.$D$83];[.I30])" office:value-type="float" office:value="3.94178018061764" calcext:value-type="float">
            <text:p>3.94178018061764</text:p>
          </table:table-cell>
          <table:table-cell table:style-name="ce31" table:formula="of:=GETTANGENTPOINTY([.$D$80];[.$D$81];[.$D$82];[.$D$83];[.I30])" office:value-type="float" office:value="2.90114425270297" calcext:value-type="float">
            <text:p>2.90114425270297</text:p>
          </table:table-cell>
          <table:table-cell table:style-name="ce131" table:formula="of:=SQRT(([.$D$83]-[.J30])^2 +([.I30]-[.K30])^2)" office:value-type="float" office:value="24.5847186998266" calcext:value-type="float">
            <text:p>24.5847186998266</text:p>
          </table:table-cell>
          <table:table-cell table:style-name="ce115" table:formula="of:=SQRT(([.J30]-[.$D$83])^2 +([.K30]-[.K30])^2)" office:value-type="float" office:value="20.8775035448647" calcext:value-type="float">
            <text:p>20.8775035448647</text:p>
          </table:table-cell>
          <table:table-cell table:style-name="ce31" table:formula="of:=SQRT([.L30]^2 - [.M30]^2)" office:value-type="float" office:value="12.9822278243669" calcext:value-type="float">
            <text:p>12.9822278243669</text:p>
          </table:table-cell>
          <table:table-cell table:style-name="ce31" table:formula="of:=SQRT(([.$D$72]-[.J30])^2 + ([.$D$73]-[.K30])^2)" office:value-type="float" office:value="3.94886035808722" calcext:value-type="float">
            <text:p>3.94886035808722</text:p>
          </table:table-cell>
          <table:table-cell table:style-name="ce31" table:formula="of:=DEGREES(ACOS(([.$D$39]^2 + [.$D$39]^2 - [.O30]^2)/(2 * [.$D$39] * [.$D$39])))" office:value-type="float" office:value="70.6121319842107" calcext:value-type="float">
            <text:p>70.6121319842107</text:p>
          </table:table-cell>
          <table:table-cell table:style-name="ce31" table:formula="of:=DEGREES(ACOS(([.L30]^2 + [.M30]^2 - [.N30]^2)/(2 * [.L30] * [.M30])))" office:value-type="float" office:value="31.8745286838487" calcext:value-type="float">
            <text:p>31.8745286838487</text:p>
          </table:table-cell>
          <table:table-cell table:style-name="ce31" table:formula="of:=([.$D$105] * [.P30])" office:value-type="float" office:value="168.126354211664" calcext:value-type="float">
            <text:p>168.126354211664</text:p>
          </table:table-cell>
          <table:table-cell table:style-name="ce31" table:formula="of:=([.R30] / [.L30])" office:value-type="float" office:value="6.8386527527301" calcext:value-type="float">
            <text:p>6.8386527527301</text:p>
          </table:table-cell>
          <table:table-cell table:style-name="ce31" table:formula="of:=[.S30] * SIN(RADIANS([.Q30]))" office:value-type="float" office:value="3.61122488858504" calcext:value-type="float">
            <text:p>3.61122488858504</text:p>
          </table:table-cell>
          <table:table-cell table:style-name="ce31" table:formula="of:=[.T30] * 2" office:value-type="float" office:value="7.22244977717009" calcext:value-type="float">
            <text:p>7.22244977717009</text:p>
          </table:table-cell>
          <table:table-cell table:style-name="ce31" table:formula="of:=[.S30] * COS(RADIANS([.Q30]))" office:value-type="float" office:value="5.80742854252094" calcext:value-type="float">
            <text:p>5.80742854252094</text:p>
          </table:table-cell>
          <table:table-cell table:style-name="ce31" table:formula="of:=[.V30] * 2" office:value-type="float" office:value="11.6148570850419" calcext:value-type="float">
            <text:p>11.6148570850419</text:p>
          </table:table-cell>
          <table:table-cell table:style-name="ce31" table:formula="of:= ([.W30] + [.X29])" office:value-type="float" office:value="210.301641043428" calcext:value-type="float">
            <text:p>210.30164104342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0]+[.Z29]" office:value-type="float" office:value="29.7102908832923" calcext:value-type="float">
            <text:p>29.7102908832923</text:p>
          </table:table-cell>
          <table:table-cell table:style-name="ce58" table:formula="of:=[.X30] - [.Z30]" office:value-type="float" office:value="180.591350160136" calcext:value-type="float">
            <text:p>180.591350160136</text:p>
          </table:table-cell>
          <table:table-cell table:style-name="ce31" table:formula="of:= MAX(0; [.AA30] * [.$AH$7])" office:value-type="float" office:value="122.802118108892" calcext:value-type="float">
            <text:p>122.802118108892</text:p>
          </table:table-cell>
          <table:table-cell table:style-name="ce58" table:formula="of:=SQRT(2 * [.AB30] / [.$D$126])" office:value-type="float" office:value="5.03449644040396" calcext:value-type="float">
            <text:p>5.03449644040396</text:p>
          </table:table-cell>
          <table:table-cell table:style-name="ce92" table:formula="of:= GETIMPACTDISTANCE([.AC30]; [.$D$117]; [.$D$116]; [.$AH$11]; [.$AH$9])" office:value-type="float" office:value="2.36128948963324" calcext:value-type="float">
            <text:p>2.36128948963324</text:p>
          </table:table-cell>
          <table:table-cell table:style-name="ce58" table:formula="of:=[.AD30] / 0.0254" office:value-type="float" office:value="92.9641531351671" calcext:value-type="float">
            <text:p>92.9641531351671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31" table:formula="of:= (([.$D$21]+[.$D$76] + [.$D$57])-([.G31]+[.$D$24]))" office:value-type="float" office:value="33.6566191952135" calcext:value-type="float">
            <text:p>33.6566191952135</text:p>
          </table:table-cell>
          <table:table-cell table:style-name="ce31" table:formula="of:=[.$D$76] - [.H31]" office:value-type="float" office:value="-11.0810835716639" calcext:value-type="float">
            <text:p>-11.0810835716639</text:p>
          </table:table-cell>
          <table:table-cell table:style-name="ce31" table:formula="of:=GETTANGENTPOINTX([.$D$80];[.$D$81];[.$D$82];[.$D$83];[.I31])" office:value-type="float" office:value="4.03901931086103" calcext:value-type="float">
            <text:p>4.03901931086103</text:p>
          </table:table-cell>
          <table:table-cell table:style-name="ce31" table:formula="of:=GETTANGENTPOINTY([.$D$80];[.$D$81];[.$D$82];[.$D$83];[.I31])" office:value-type="float" office:value="2.83836941871451" calcext:value-type="float">
            <text:p>2.83836941871451</text:p>
          </table:table-cell>
          <table:table-cell table:style-name="ce131" table:formula="of:=SQRT(([.$D$83]-[.J31])^2 +([.I31]-[.K31])^2)" office:value-type="float" office:value="25.0114086107306" calcext:value-type="float">
            <text:p>25.0114086107306</text:p>
          </table:table-cell>
          <table:table-cell table:style-name="ce115" table:formula="of:=SQRT(([.J31]-[.$D$83])^2 +([.K31]-[.K31])^2)" office:value-type="float" office:value="20.7802644146213" calcext:value-type="float">
            <text:p>20.7802644146213</text:p>
          </table:table-cell>
          <table:table-cell table:style-name="ce31" table:formula="of:=SQRT([.L31]^2 - [.M31]^2)" office:value-type="float" office:value="13.9194529903784" calcext:value-type="float">
            <text:p>13.9194529903784</text:p>
          </table:table-cell>
          <table:table-cell table:style-name="ce31" table:formula="of:=SQRT(([.$D$72]-[.J31])^2 + ([.$D$73]-[.K31])^2)" office:value-type="float" office:value="4.04274777852441" calcext:value-type="float">
            <text:p>4.04274777852441</text:p>
          </table:table-cell>
          <table:table-cell table:style-name="ce31" table:formula="of:=DEGREES(ACOS(([.$D$39]^2 + [.$D$39]^2 - [.O31]^2)/(2 * [.$D$39] * [.$D$39])))" office:value-type="float" office:value="72.5533622414343" calcext:value-type="float">
            <text:p>72.5533622414343</text:p>
          </table:table-cell>
          <table:table-cell table:style-name="ce31" table:formula="of:=DEGREES(ACOS(([.L31]^2 + [.M31]^2 - [.N31]^2)/(2 * [.L31] * [.M31])))" office:value-type="float" office:value="33.8157589410723" calcext:value-type="float">
            <text:p>33.8157589410723</text:p>
          </table:table-cell>
          <table:table-cell table:style-name="ce31" table:formula="of:=([.$D$105] * [.P31])" office:value-type="float" office:value="172.748392332611" calcext:value-type="float">
            <text:p>172.748392332611</text:p>
          </table:table-cell>
          <table:table-cell table:style-name="ce31" table:formula="of:=([.R31] / [.L31])" office:value-type="float" office:value="6.90678382098388" calcext:value-type="float">
            <text:p>6.90678382098388</text:p>
          </table:table-cell>
          <table:table-cell table:style-name="ce31" table:formula="of:=[.S31] * SIN(RADIANS([.Q31]))" office:value-type="float" office:value="3.84379201536234" calcext:value-type="float">
            <text:p>3.84379201536234</text:p>
          </table:table-cell>
          <table:table-cell table:style-name="ce31" table:formula="of:=[.T31] * 2" office:value-type="float" office:value="7.68758403072469" calcext:value-type="float">
            <text:p>7.68758403072469</text:p>
          </table:table-cell>
          <table:table-cell table:style-name="ce31" table:formula="of:=[.S31] * COS(RADIANS([.Q31]))" office:value-type="float" office:value="5.7383730875956" calcext:value-type="float">
            <text:p>5.7383730875956</text:p>
          </table:table-cell>
          <table:table-cell table:style-name="ce31" table:formula="of:=[.V31] * 2" office:value-type="float" office:value="11.4767461751912" calcext:value-type="float">
            <text:p>11.4767461751912</text:p>
          </table:table-cell>
          <table:table-cell table:style-name="ce31" table:formula="of:= ([.W31] + [.X30])" office:value-type="float" office:value="221.778387218619" calcext:value-type="float">
            <text:p>221.77838721861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1]+[.Z30]" office:value-type="float" office:value="30.7713727005528" calcext:value-type="float">
            <text:p>30.7713727005528</text:p>
          </table:table-cell>
          <table:table-cell table:style-name="ce58" table:formula="of:=[.X31] - [.Z31]" office:value-type="float" office:value="191.007014518066" calcext:value-type="float">
            <text:p>191.007014518066</text:p>
          </table:table-cell>
          <table:table-cell table:style-name="ce31" table:formula="of:= MAX(0; [.AA31] * [.$AH$7])" office:value-type="float" office:value="129.884769872285" calcext:value-type="float">
            <text:p>129.884769872285</text:p>
          </table:table-cell>
          <table:table-cell table:style-name="ce58" table:formula="of:=SQRT(2 * [.AB31] / [.$D$126])" office:value-type="float" office:value="5.17764444874533" calcext:value-type="float">
            <text:p>5.17764444874533</text:p>
          </table:table-cell>
          <table:table-cell table:style-name="ce92" table:formula="of:= GETIMPACTDISTANCE([.AC31]; [.$D$117]; [.$D$116]; [.$AH$11]; [.$AH$9])" office:value-type="float" office:value="2.48531308683445" calcext:value-type="float">
            <text:p>2.48531308683445</text:p>
          </table:table-cell>
          <table:table-cell table:style-name="ce58" table:formula="of:=[.AD31] / 0.0254" office:value-type="float" office:value="97.8469719226162" calcext:value-type="float">
            <text:p>97.8469719226162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formula="of:= (([.$D$21]+[.$D$76] + [.$D$57])-([.G32]+[.$D$24]))" office:value-type="float" office:value="34.6566191952135" calcext:value-type="float">
            <text:p>34.6566191952135</text:p>
          </table:table-cell>
          <table:table-cell table:style-name="ce31" table:formula="of:=[.$D$76] - [.H32]" office:value-type="float" office:value="-12.0810835716639" calcext:value-type="float">
            <text:p>-12.0810835716639</text:p>
          </table:table-cell>
          <table:table-cell table:style-name="ce31" table:formula="of:=GETTANGENTPOINTX([.$D$80];[.$D$81];[.$D$82];[.$D$83];[.I32])" office:value-type="float" office:value="4.13039698980243" calcext:value-type="float">
            <text:p>4.13039698980243</text:p>
          </table:table-cell>
          <table:table-cell table:style-name="ce31" table:formula="of:=GETTANGENTPOINTY([.$D$80];[.$D$81];[.$D$82];[.$D$83];[.I32])" office:value-type="float" office:value="2.7749823098024" calcext:value-type="float">
            <text:p>2.7749823098024</text:p>
          </table:table-cell>
          <table:table-cell table:style-name="ce131" table:formula="of:=SQRT(([.$D$83]-[.J32])^2 +([.I32]-[.K32])^2)" office:value-type="float" office:value="25.4702321904661" calcext:value-type="float">
            <text:p>25.4702321904661</text:p>
          </table:table-cell>
          <table:table-cell table:style-name="ce115" table:formula="of:=SQRT(([.J32]-[.$D$83])^2 +([.K32]-[.K32])^2)" office:value-type="float" office:value="20.6888867356799" calcext:value-type="float">
            <text:p>20.6888867356799</text:p>
          </table:table-cell>
          <table:table-cell table:style-name="ce31" table:formula="of:=SQRT([.L32]^2 - [.M32]^2)" office:value-type="float" office:value="14.8560658814663" calcext:value-type="float">
            <text:p>14.8560658814663</text:p>
          </table:table-cell>
          <table:table-cell table:style-name="ce31" table:formula="of:=SQRT(([.$D$72]-[.J32])^2 + ([.$D$73]-[.K32])^2)" office:value-type="float" office:value="4.13186681917207" calcext:value-type="float">
            <text:p>4.13186681917207</text:p>
          </table:table-cell>
          <table:table-cell table:style-name="ce31" table:formula="of:=DEGREES(ACOS(([.$D$39]^2 + [.$D$39]^2 - [.O32]^2)/(2 * [.$D$39] * [.$D$39])))" office:value-type="float" office:value="74.4185911486867" calcext:value-type="float">
            <text:p>74.4185911486867</text:p>
          </table:table-cell>
          <table:table-cell table:style-name="ce31" table:formula="of:=DEGREES(ACOS(([.L32]^2 + [.M32]^2 - [.N32]^2)/(2 * [.L32] * [.M32])))" office:value-type="float" office:value="35.6809878483247" calcext:value-type="float">
            <text:p>35.6809878483247</text:p>
          </table:table-cell>
          <table:table-cell table:style-name="ce31" table:formula="of:=([.$D$105] * [.P32])" office:value-type="float" office:value="177.189472457719" calcext:value-type="float">
            <text:p>177.189472457719</text:p>
          </table:table-cell>
          <table:table-cell table:style-name="ce31" table:formula="of:=([.R32] / [.L32])" office:value-type="float" office:value="6.95672780415576" calcext:value-type="float">
            <text:p>6.95672780415576</text:p>
          </table:table-cell>
          <table:table-cell table:style-name="ce31" table:formula="of:=[.S32] * SIN(RADIANS([.Q32]))" office:value-type="float" office:value="4.05766252168881" calcext:value-type="float">
            <text:p>4.05766252168881</text:p>
          </table:table-cell>
          <table:table-cell table:style-name="ce31" table:formula="of:=[.T32] * 2" office:value-type="float" office:value="8.11532504337762" calcext:value-type="float">
            <text:p>8.11532504337762</text:p>
          </table:table-cell>
          <table:table-cell table:style-name="ce31" table:formula="of:=[.S32] * COS(RADIANS([.Q32]))" office:value-type="float" office:value="5.65079079432213" calcext:value-type="float">
            <text:p>5.65079079432213</text:p>
          </table:table-cell>
          <table:table-cell table:style-name="ce31" table:formula="of:=[.V32] * 2" office:value-type="float" office:value="11.3015815886443" calcext:value-type="float">
            <text:p>11.3015815886443</text:p>
          </table:table-cell>
          <table:table-cell table:style-name="ce31" table:formula="of:= ([.W32] + [.X31])" office:value-type="float" office:value="233.079968807263" calcext:value-type="float">
            <text:p>233.07996880726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2]+[.Z31]" office:value-type="float" office:value="31.8324545178132" calcext:value-type="float">
            <text:p>31.8324545178132</text:p>
          </table:table-cell>
          <table:table-cell table:style-name="ce58" table:formula="of:=[.X32] - [.Z32]" office:value-type="float" office:value="201.24751428945" calcext:value-type="float">
            <text:p>201.24751428945</text:p>
          </table:table-cell>
          <table:table-cell table:style-name="ce31" table:formula="of:= MAX(0; [.AA32] * [.$AH$7])" office:value-type="float" office:value="136.848309716826" calcext:value-type="float">
            <text:p>136.848309716826</text:p>
          </table:table-cell>
          <table:table-cell table:style-name="ce58" table:formula="of:=SQRT(2 * [.AB32] / [.$D$126])" office:value-type="float" office:value="5.31462747174547" calcext:value-type="float">
            <text:p>5.31462747174547</text:p>
          </table:table-cell>
          <table:table-cell table:style-name="ce92" table:formula="of:= GETIMPACTDISTANCE([.AC32]; [.$D$117]; [.$D$116]; [.$AH$11]; [.$AH$9])" office:value-type="float" office:value="2.60627682279894" calcext:value-type="float">
            <text:p>2.60627682279894</text:p>
          </table:table-cell>
          <table:table-cell table:style-name="ce58" table:formula="of:=[.AD32] / 0.0254" office:value-type="float" office:value="102.609323732242" calcext:value-type="float">
            <text:p>102.609323732242</text:p>
          </table:table-cell>
          <table:table-cell table:style-name="ce122" table:formula="of:=[.AG32] * 0.0254" office:value-type="float" office:value="2.5527" calcext:value-type="float">
            <text:p>2.5527</text:p>
          </table:table-cell>
          <table:table-cell table:style-name="ce122" office:value-type="float" office:value="100.5" calcext:value-type="float">
            <text:p>100.5</text:p>
          </table:table-cell>
          <table:table-cell table:style-name="ce122" table:number-columns-repeated="2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31" table:formula="of:= (([.$D$21]+[.$D$76] + [.$D$57])-([.G33]+[.$D$24]))" office:value-type="float" office:value="35.6566191952135" calcext:value-type="float">
            <text:p>35.6566191952135</text:p>
          </table:table-cell>
          <table:table-cell table:style-name="ce31" table:formula="of:=[.$D$76] - [.H33]" office:value-type="float" office:value="-13.0810835716639" calcext:value-type="float">
            <text:p>-13.0810835716639</text:p>
          </table:table-cell>
          <table:table-cell table:style-name="ce31" table:formula="of:=GETTANGENTPOINTX([.$D$80];[.$D$81];[.$D$82];[.$D$83];[.I33])" office:value-type="float" office:value="4.21607690665756" calcext:value-type="float">
            <text:p>4.21607690665756</text:p>
          </table:table-cell>
          <table:table-cell table:style-name="ce31" table:formula="of:=GETTANGENTPOINTY([.$D$80];[.$D$81];[.$D$82];[.$D$83];[.I33])" office:value-type="float" office:value="2.71140716793507" calcext:value-type="float">
            <text:p>2.71140716793507</text:p>
          </table:table-cell>
          <table:table-cell table:style-name="ce131" table:formula="of:=SQRT(([.$D$83]-[.J33])^2 +([.I33]-[.K33])^2)" office:value-type="float" office:value="25.9594856455128" calcext:value-type="float">
            <text:p>25.9594856455128</text:p>
          </table:table-cell>
          <table:table-cell table:style-name="ce115" table:formula="of:=SQRT(([.J33]-[.$D$83])^2 +([.K33]-[.K33])^2)" office:value-type="float" office:value="20.6032068188247" calcext:value-type="float">
            <text:p>20.6032068188247</text:p>
          </table:table-cell>
          <table:table-cell table:style-name="ce31" table:formula="of:=SQRT([.L33]^2 - [.M33]^2)" office:value-type="float" office:value="15.792490739599" calcext:value-type="float">
            <text:p>15.792490739599</text:p>
          </table:table-cell>
          <table:table-cell table:style-name="ce31" table:formula="of:=SQRT(([.$D$72]-[.J33])^2 + ([.$D$73]-[.K33])^2)" office:value-type="float" office:value="4.21633471077084" calcext:value-type="float">
            <text:p>4.21633471077084</text:p>
          </table:table-cell>
          <table:table-cell table:style-name="ce31" table:formula="of:=DEGREES(ACOS(([.$D$39]^2 + [.$D$39]^2 - [.O33]^2)/(2 * [.$D$39] * [.$D$39])))" office:value-type="float" office:value="76.2080006021387" calcext:value-type="float">
            <text:p>76.2080006021387</text:p>
          </table:table-cell>
          <table:table-cell table:style-name="ce31" table:formula="of:=DEGREES(ACOS(([.L33]^2 + [.M33]^2 - [.N33]^2)/(2 * [.L33] * [.M33])))" office:value-type="float" office:value="37.4703973017767" calcext:value-type="float">
            <text:p>37.4703973017767</text:p>
          </table:table-cell>
          <table:table-cell table:style-name="ce31" table:formula="of:=([.$D$105] * [.P33])" office:value-type="float" office:value="181.450027678853" calcext:value-type="float">
            <text:p>181.450027678853</text:p>
          </table:table-cell>
          <table:table-cell table:style-name="ce31" table:formula="of:=([.R33] / [.L33])" office:value-type="float" office:value="6.9897389400016" calcext:value-type="float">
            <text:p>6.9897389400016</text:p>
          </table:table-cell>
          <table:table-cell table:style-name="ce31" table:formula="of:=[.S33] * SIN(RADIANS([.Q33]))" office:value-type="float" office:value="4.25221782085925" calcext:value-type="float">
            <text:p>4.25221782085925</text:p>
          </table:table-cell>
          <table:table-cell table:style-name="ce31" table:formula="of:=[.T33] * 2" office:value-type="float" office:value="8.50443564171851" calcext:value-type="float">
            <text:p>8.50443564171851</text:p>
          </table:table-cell>
          <table:table-cell table:style-name="ce31" table:formula="of:=[.S33] * COS(RADIANS([.Q33]))" office:value-type="float" office:value="5.54753044636455" calcext:value-type="float">
            <text:p>5.54753044636455</text:p>
          </table:table-cell>
          <table:table-cell table:style-name="ce31" table:formula="of:=[.V33] * 2" office:value-type="float" office:value="11.0950608927291" calcext:value-type="float">
            <text:p>11.0950608927291</text:p>
          </table:table-cell>
          <table:table-cell table:style-name="ce31" table:formula="of:= ([.W33] + [.X32])" office:value-type="float" office:value="244.175029699993" calcext:value-type="float">
            <text:p>244.17502969999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3]+[.Z32]" office:value-type="float" office:value="32.8935363350737" calcext:value-type="float">
            <text:p>32.8935363350737</text:p>
          </table:table-cell>
          <table:table-cell table:style-name="ce58" table:formula="of:=[.X33] - [.Z33]" office:value-type="float" office:value="211.281493364919" calcext:value-type="float">
            <text:p>211.281493364919</text:p>
          </table:table-cell>
          <table:table-cell table:style-name="ce31" table:formula="of:= MAX(0; [.AA33] * [.$AH$7])" office:value-type="float" office:value="143.671415488145" calcext:value-type="float">
            <text:p>143.671415488145</text:p>
          </table:table-cell>
          <table:table-cell table:style-name="ce58" table:formula="of:=SQRT(2 * [.AB33] / [.$D$126])" office:value-type="float" office:value="5.44550667324995" calcext:value-type="float">
            <text:p>5.44550667324995</text:p>
          </table:table-cell>
          <table:table-cell table:style-name="ce92" table:formula="of:= GETIMPACTDISTANCE([.AC33]; [.$D$117]; [.$D$116]; [.$AH$11]; [.$AH$9])" office:value-type="float" office:value="2.72395244396973" calcext:value-type="float">
            <text:p>2.72395244396973</text:p>
          </table:table-cell>
          <table:table-cell table:style-name="ce58" table:formula="of:=[.AD33] / 0.0254" office:value-type="float" office:value="107.242222203533" calcext:value-type="float">
            <text:p>107.242222203533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 (([.$D$21]+[.$D$76] + [.$D$57])-([.G34]+[.$D$24]))" office:value-type="float" office:value="36.6566191952135" calcext:value-type="float">
            <text:p>36.6566191952135</text:p>
          </table:table-cell>
          <table:table-cell table:style-name="ce31" table:formula="of:=[.$D$76] - [.H34]" office:value-type="float" office:value="-14.0810835716639" calcext:value-type="float">
            <text:p>-14.0810835716639</text:p>
          </table:table-cell>
          <table:table-cell table:style-name="ce31" table:formula="of:=GETTANGENTPOINTX([.$D$80];[.$D$81];[.$D$82];[.$D$83];[.I34])" office:value-type="float" office:value="4.29626496501157" calcext:value-type="float">
            <text:p>4.29626496501157</text:p>
          </table:table-cell>
          <table:table-cell table:style-name="ce31" table:formula="of:=GETTANGENTPOINTY([.$D$80];[.$D$81];[.$D$82];[.$D$83];[.I34])" office:value-type="float" office:value="2.64801571910127" calcext:value-type="float">
            <text:p>2.64801571910127</text:p>
          </table:table-cell>
          <table:table-cell table:style-name="ce131" table:formula="of:=SQRT(([.$D$83]-[.J34])^2 +([.I34]-[.K34])^2)" office:value-type="float" office:value="26.4774821711377" calcext:value-type="float">
            <text:p>26.4774821711377</text:p>
          </table:table-cell>
          <table:table-cell table:style-name="ce115" table:formula="of:=SQRT(([.J34]-[.$D$83])^2 +([.K34]-[.K34])^2)" office:value-type="float" office:value="20.5230187604707" calcext:value-type="float">
            <text:p>20.5230187604707</text:p>
          </table:table-cell>
          <table:table-cell table:style-name="ce31" table:formula="of:=SQRT([.L34]^2 - [.M34]^2)" office:value-type="float" office:value="16.7290992907652" calcext:value-type="float">
            <text:p>16.7290992907652</text:p>
          </table:table-cell>
          <table:table-cell table:style-name="ce31" table:formula="of:=SQRT(([.$D$72]-[.J34])^2 + ([.$D$73]-[.K34])^2)" office:value-type="float" office:value="4.29629768012895" calcext:value-type="float">
            <text:p>4.29629768012895</text:p>
          </table:table-cell>
          <table:table-cell table:style-name="ce31" table:formula="of:=DEGREES(ACOS(([.$D$39]^2 + [.$D$39]^2 - [.O34]^2)/(2 * [.$D$39] * [.$D$39])))" office:value-type="float" office:value="77.9223995632189" calcext:value-type="float">
            <text:p>77.9223995632189</text:p>
          </table:table-cell>
          <table:table-cell table:style-name="ce31" table:formula="of:=DEGREES(ACOS(([.L34]^2 + [.M34]^2 - [.N34]^2)/(2 * [.L34] * [.M34])))" office:value-type="float" office:value="39.1847962628568" calcext:value-type="float">
            <text:p>39.1847962628568</text:p>
          </table:table-cell>
          <table:table-cell table:style-name="ce31" table:formula="of:=([.$D$105] * [.P34])" office:value-type="float" office:value="185.531984120207" calcext:value-type="float">
            <text:p>185.531984120207</text:p>
          </table:table-cell>
          <table:table-cell table:style-name="ce31" table:formula="of:=([.R34] / [.L34])" office:value-type="float" office:value="7.00716113869959" calcext:value-type="float">
            <text:p>7.00716113869959</text:p>
          </table:table-cell>
          <table:table-cell table:style-name="ce31" table:formula="of:=[.S34] * SIN(RADIANS([.Q34]))" office:value-type="float" office:value="4.42729009042553" calcext:value-type="float">
            <text:p>4.42729009042553</text:p>
          </table:table-cell>
          <table:table-cell table:style-name="ce31" table:formula="of:=[.T34] * 2" office:value-type="float" office:value="8.85458018085106" calcext:value-type="float">
            <text:p>8.85458018085106</text:p>
          </table:table-cell>
          <table:table-cell table:style-name="ce31" table:formula="of:=[.S34] * COS(RADIANS([.Q34]))" office:value-type="float" office:value="5.43133590186812" calcext:value-type="float">
            <text:p>5.43133590186812</text:p>
          </table:table-cell>
          <table:table-cell table:style-name="ce31" table:formula="of:=[.V34] * 2" office:value-type="float" office:value="10.8626718037362" calcext:value-type="float">
            <text:p>10.8626718037362</text:p>
          </table:table-cell>
          <table:table-cell table:style-name="ce31" table:formula="of:= ([.W34] + [.X33])" office:value-type="float" office:value="255.037701503729" calcext:value-type="float">
            <text:p>255.03770150372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4]+[.Z33]" office:value-type="float" office:value="33.9546181523341" calcext:value-type="float">
            <text:p>33.9546181523341</text:p>
          </table:table-cell>
          <table:table-cell table:style-name="ce58" table:formula="of:=[.X34] - [.Z34]" office:value-type="float" office:value="221.083083351395" calcext:value-type="float">
            <text:p>221.083083351395</text:p>
          </table:table-cell>
          <table:table-cell table:style-name="ce31" table:formula="of:= MAX(0; [.AA34] * [.$AH$7])" office:value-type="float" office:value="150.336496678948" calcext:value-type="float">
            <text:p>150.336496678948</text:p>
          </table:table-cell>
          <table:table-cell table:style-name="ce58" table:formula="of:=SQRT(2 * [.AB34] / [.$D$126])" office:value-type="float" office:value="5.5703864031948" calcext:value-type="float">
            <text:p>5.5703864031948</text:p>
          </table:table-cell>
          <table:table-cell table:style-name="ce92" table:formula="of:= GETIMPACTDISTANCE([.AC34]; [.$D$117]; [.$D$116]; [.$AH$11]; [.$AH$9])" office:value-type="float" office:value="2.83773453698998" calcext:value-type="float">
            <text:p>2.83773453698998</text:p>
          </table:table-cell>
          <table:table-cell table:style-name="ce58" table:formula="of:=[.AD34] / 0.0254" office:value-type="float" office:value="111.72183216496" calcext:value-type="float">
            <text:p>111.72183216496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96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31" table:formula="of:= (([.$D$21]+[.$D$76] + [.$D$57])-([.G35]+[.$D$24]))" office:value-type="float" office:value="37.6566191952135" calcext:value-type="float">
            <text:p>37.6566191952135</text:p>
          </table:table-cell>
          <table:table-cell table:style-name="ce31" table:formula="of:=[.$D$76] - [.H35]" office:value-type="float" office:value="-15.0810835716639" calcext:value-type="float">
            <text:p>-15.0810835716639</text:p>
          </table:table-cell>
          <table:table-cell table:style-name="ce31" table:formula="of:=GETTANGENTPOINTX([.$D$80];[.$D$81];[.$D$82];[.$D$83];[.I35])" office:value-type="float" office:value="4.37119814054957" calcext:value-type="float">
            <text:p>4.37119814054957</text:p>
          </table:table-cell>
          <table:table-cell table:style-name="ce31" table:formula="of:=GETTANGENTPOINTY([.$D$80];[.$D$81];[.$D$82];[.$D$83];[.I35])" office:value-type="float" office:value="2.58512782686485" calcext:value-type="float">
            <text:p>2.58512782686485</text:p>
          </table:table-cell>
          <table:table-cell table:style-name="ce131" table:formula="of:=SQRT(([.$D$83]-[.J35])^2 +([.I35]-[.K35])^2)" office:value-type="float" office:value="27.0225688872513" calcext:value-type="float">
            <text:p>27.0225688872513</text:p>
          </table:table-cell>
          <table:table-cell table:style-name="ce115" table:formula="of:=SQRT(([.J35]-[.$D$83])^2 +([.K35]-[.K35])^2)" office:value-type="float" office:value="20.4480855849327" calcext:value-type="float">
            <text:p>20.4480855849327</text:p>
          </table:table-cell>
          <table:table-cell table:style-name="ce31" table:formula="of:=SQRT([.L35]^2 - [.M35]^2)" office:value-type="float" office:value="17.6662113985288" calcext:value-type="float">
            <text:p>17.6662113985288</text:p>
          </table:table-cell>
          <table:table-cell table:style-name="ce31" table:formula="of:=SQRT(([.$D$72]-[.J35])^2 + ([.$D$73]-[.K35])^2)" office:value-type="float" office:value="4.37192382872941" calcext:value-type="float">
            <text:p>4.37192382872941</text:p>
          </table:table-cell>
          <table:table-cell table:style-name="ce31" table:formula="of:=DEGREES(ACOS(([.$D$39]^2 + [.$D$39]^2 - [.O35]^2)/(2 * [.$D$39] * [.$D$39])))" office:value-type="float" office:value="79.5631194388689" calcext:value-type="float">
            <text:p>79.5631194388689</text:p>
          </table:table-cell>
          <table:table-cell table:style-name="ce31" table:formula="of:=DEGREES(ACOS(([.L35]^2 + [.M35]^2 - [.N35]^2)/(2 * [.L35] * [.M35])))" office:value-type="float" office:value="40.8255161385069" calcext:value-type="float">
            <text:p>40.8255161385069</text:p>
          </table:table-cell>
          <table:table-cell table:style-name="ce31" table:formula="of:=([.$D$105] * [.P35])" office:value-type="float" office:value="189.438511840363" calcext:value-type="float">
            <text:p>189.438511840363</text:p>
          </table:table-cell>
          <table:table-cell table:style-name="ce31" table:formula="of:=([.R35] / [.L35])" office:value-type="float" office:value="7.0103813087044" calcext:value-type="float">
            <text:p>7.0103813087044</text:p>
          </table:table-cell>
          <table:table-cell table:style-name="ce31" table:formula="of:=[.S35] * SIN(RADIANS([.Q35]))" office:value-type="float" office:value="4.58309047894758" calcext:value-type="float">
            <text:p>4.58309047894758</text:p>
          </table:table-cell>
          <table:table-cell table:style-name="ce31" table:formula="of:=[.T35] * 2" office:value-type="float" office:value="9.16618095789517" calcext:value-type="float">
            <text:p>9.16618095789517</text:p>
          </table:table-cell>
          <table:table-cell table:style-name="ce31" table:formula="of:=[.S35] * COS(RADIANS([.Q35]))" office:value-type="float" office:value="5.30478347863624" calcext:value-type="float">
            <text:p>5.30478347863624</text:p>
          </table:table-cell>
          <table:table-cell table:style-name="ce31" table:formula="of:=[.V35] * 2" office:value-type="float" office:value="10.6095669572725" calcext:value-type="float">
            <text:p>10.6095669572725</text:p>
          </table:table-cell>
          <table:table-cell table:style-name="ce31" table:formula="of:= ([.W35] + [.X34])" office:value-type="float" office:value="265.647268461001" calcext:value-type="float">
            <text:p>265.64726846100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5]+[.Z34]" office:value-type="float" office:value="35.0156999695945" calcext:value-type="float">
            <text:p>35.0156999695945</text:p>
          </table:table-cell>
          <table:table-cell table:style-name="ce58" table:formula="of:=[.X35] - [.Z35]" office:value-type="float" office:value="230.631568491407" calcext:value-type="float">
            <text:p>230.631568491407</text:p>
          </table:table-cell>
          <table:table-cell table:style-name="ce31" table:formula="of:= MAX(0; [.AA35] * [.$AH$7])" office:value-type="float" office:value="156.829466574157" calcext:value-type="float">
            <text:p>156.829466574157</text:p>
          </table:table-cell>
          <table:table-cell table:style-name="ce58" table:formula="of:=SQRT(2 * [.AB35] / [.$D$126])" office:value-type="float" office:value="5.68940620330122" calcext:value-type="float">
            <text:p>5.68940620330122</text:p>
          </table:table-cell>
          <table:table-cell table:style-name="ce92" table:formula="of:= GETIMPACTDISTANCE([.AC35]; [.$D$117]; [.$D$116]; [.$AH$11]; [.$AH$9])" office:value-type="float" office:value="2.94791211703501" calcext:value-type="float">
            <text:p>2.94791211703501</text:p>
          </table:table-cell>
          <table:table-cell table:style-name="ce58" table:formula="of:=[.AD35] / 0.0254" office:value-type="float" office:value="116.059532166733" calcext:value-type="float">
            <text:p>116.059532166733</text:p>
          </table:table-cell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table:number-columns-repeated="5"/>
          <table:table-cell/>
          <table:table-cell table:style-name="ce31" office:value-type="float" office:value="11" calcext:value-type="float">
            <text:p>11</text:p>
          </table:table-cell>
          <table:table-cell table:style-name="ce31" table:formula="of:= (([.$D$21]+[.$D$76] + [.$D$57])-([.G36]+[.$D$24]))" office:value-type="float" office:value="38.6566191952135" calcext:value-type="float">
            <text:p>38.6566191952135</text:p>
          </table:table-cell>
          <table:table-cell table:style-name="ce31" table:formula="of:=[.$D$76] - [.H36]" office:value-type="float" office:value="-16.0810835716639" calcext:value-type="float">
            <text:p>-16.0810835716639</text:p>
          </table:table-cell>
          <table:table-cell table:style-name="ce31" table:formula="of:=GETTANGENTPOINTX([.$D$80];[.$D$81];[.$D$82];[.$D$83];[.I36])" office:value-type="float" office:value="4.44113460380392" calcext:value-type="float">
            <text:p>4.44113460380392</text:p>
          </table:table-cell>
          <table:table-cell table:style-name="ce31" table:formula="of:=GETTANGENTPOINTY([.$D$80];[.$D$81];[.$D$82];[.$D$83];[.I36])" office:value-type="float" office:value="2.52301368631149" calcext:value-type="float">
            <text:p>2.52301368631149</text:p>
          </table:table-cell>
          <table:table-cell table:style-name="ce131" table:formula="of:=SQRT(([.$D$83]-[.J36])^2 +([.I36]-[.K36])^2)" office:value-type="float" office:value="27.593140386871" calcext:value-type="float">
            <text:p>27.593140386871</text:p>
          </table:table-cell>
          <table:table-cell table:style-name="ce115" table:formula="of:=SQRT(([.J36]-[.$D$83])^2 +([.K36]-[.K36])^2)" office:value-type="float" office:value="20.3781491216784" calcext:value-type="float">
            <text:p>20.3781491216784</text:p>
          </table:table-cell>
          <table:table-cell table:style-name="ce31" table:formula="of:=SQRT([.L36]^2 - [.M36]^2)" office:value-type="float" office:value="18.6040972579754" calcext:value-type="float">
            <text:p>18.6040972579754</text:p>
          </table:table-cell>
          <table:table-cell table:style-name="ce31" table:formula="of:=SQRT(([.$D$72]-[.J36])^2 + ([.$D$73]-[.K36])^2)" office:value-type="float" office:value="4.4433967650165" calcext:value-type="float">
            <text:p>4.4433967650165</text:p>
          </table:table-cell>
          <table:table-cell table:style-name="ce31" table:formula="of:=DEGREES(ACOS(([.$D$39]^2 + [.$D$39]^2 - [.O36]^2)/(2 * [.$D$39] * [.$D$39])))" office:value-type="float" office:value="81.1319145961364" calcext:value-type="float">
            <text:p>81.1319145961364</text:p>
          </table:table-cell>
          <table:table-cell table:style-name="ce31" table:formula="of:=DEGREES(ACOS(([.L36]^2 + [.M36]^2 - [.N36]^2)/(2 * [.L36] * [.M36])))" office:value-type="float" office:value="42.3943112957744" calcext:value-type="float">
            <text:p>42.3943112957744</text:p>
          </table:table-cell>
          <table:table-cell table:style-name="ce31" table:formula="of:=([.$D$105] * [.P36])" office:value-type="float" office:value="193.173787959137" calcext:value-type="float">
            <text:p>193.173787959137</text:p>
          </table:table-cell>
          <table:table-cell table:style-name="ce31" table:formula="of:=([.R36] / [.L36])" office:value-type="float" office:value="7.00079024173162" calcext:value-type="float">
            <text:p>7.00079024173162</text:p>
          </table:table-cell>
          <table:table-cell table:style-name="ce31" table:formula="of:=[.S36] * SIN(RADIANS([.Q36]))" office:value-type="float" office:value="4.72013626262819" calcext:value-type="float">
            <text:p>4.72013626262819</text:p>
          </table:table-cell>
          <table:table-cell table:style-name="ce31" table:formula="of:=[.T36] * 2" office:value-type="float" office:value="9.44027252525639" calcext:value-type="float">
            <text:p>9.44027252525639</text:p>
          </table:table-cell>
          <table:table-cell table:style-name="ce31" table:formula="of:=[.S36] * COS(RADIANS([.Q36]))" office:value-type="float" office:value="5.1702396144615" calcext:value-type="float">
            <text:p>5.1702396144615</text:p>
          </table:table-cell>
          <table:table-cell table:style-name="ce31" table:formula="of:=[.V36] * 2" office:value-type="float" office:value="10.340479228923" calcext:value-type="float">
            <text:p>10.340479228923</text:p>
          </table:table-cell>
          <table:table-cell table:style-name="ce31" table:formula="of:= ([.W36] + [.X35])" office:value-type="float" office:value="275.987747689924" calcext:value-type="float">
            <text:p>275.98774768992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6]+[.Z35]" office:value-type="float" office:value="36.076781786855" calcext:value-type="float">
            <text:p>36.076781786855</text:p>
          </table:table-cell>
          <table:table-cell table:style-name="ce58" table:formula="of:=[.X36] - [.Z36]" office:value-type="float" office:value="239.910965903069" calcext:value-type="float">
            <text:p>239.910965903069</text:p>
          </table:table-cell>
          <table:table-cell table:style-name="ce31" table:formula="of:= MAX(0; [.AA36] * [.$AH$7])" office:value-type="float" office:value="163.139456814087" calcext:value-type="float">
            <text:p>163.139456814087</text:p>
          </table:table-cell>
          <table:table-cell table:style-name="ce58" table:formula="of:=SQRT(2 * [.AB36] / [.$D$126])" office:value-type="float" office:value="5.80273336563998" calcext:value-type="float">
            <text:p>5.80273336563998</text:p>
          </table:table-cell>
          <table:table-cell table:style-name="ce92" table:formula="of:= GETIMPACTDISTANCE([.AC36]; [.$D$117]; [.$D$116]; [.$AH$11]; [.$AH$9])" office:value-type="float" office:value="3.05402814919576" calcext:value-type="float">
            <text:p>3.05402814919576</text:p>
          </table:table-cell>
          <table:table-cell table:style-name="ce58" table:formula="of:=[.AD36] / 0.0254" office:value-type="float" office:value="120.237328708494" calcext:value-type="float">
            <text:p>120.237328708494</text:p>
          </table:table-cell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31" table:formula="of:= (([.$D$21]+[.$D$76] + [.$D$57])-([.G37]+[.$D$24]))" office:value-type="float" office:value="39.6566191952135" calcext:value-type="float">
            <text:p>39.6566191952135</text:p>
          </table:table-cell>
          <table:table-cell table:style-name="ce31" table:formula="of:=[.$D$76] - [.H37]" office:value-type="float" office:value="-17.0810835716639" calcext:value-type="float">
            <text:p>-17.0810835716639</text:p>
          </table:table-cell>
          <table:table-cell table:style-name="ce31" table:formula="of:=GETTANGENTPOINTX([.$D$80];[.$D$81];[.$D$82];[.$D$83];[.I37])" office:value-type="float" office:value="4.50634524061116" calcext:value-type="float">
            <text:p>4.50634524061116</text:p>
          </table:table-cell>
          <table:table-cell table:style-name="ce31" table:formula="of:=GETTANGENTPOINTY([.$D$80];[.$D$81];[.$D$82];[.$D$83];[.I37])" office:value-type="float" office:value="2.46189710331855" calcext:value-type="float">
            <text:p>2.46189710331855</text:p>
          </table:table-cell>
          <table:table-cell table:style-name="ce131" table:formula="of:=SQRT(([.$D$83]-[.J37])^2 +([.I37]-[.K37])^2)" office:value-type="float" office:value="28.1876491313642" calcext:value-type="float">
            <text:p>28.1876491313642</text:p>
          </table:table-cell>
          <table:table-cell table:style-name="ce115" table:formula="of:=SQRT(([.J37]-[.$D$83])^2 +([.K37]-[.K37])^2)" office:value-type="float" office:value="20.3129384848711" calcext:value-type="float">
            <text:p>20.3129384848711</text:p>
          </table:table-cell>
          <table:table-cell table:style-name="ce31" table:formula="of:=SQRT([.L37]^2 - [.M37]^2)" office:value-type="float" office:value="19.5429806749825" calcext:value-type="float">
            <text:p>19.5429806749825</text:p>
          </table:table-cell>
          <table:table-cell table:style-name="ce31" table:formula="of:=SQRT(([.$D$72]-[.J37])^2 + ([.$D$73]-[.K37])^2)" office:value-type="float" office:value="4.51091007347463" calcext:value-type="float">
            <text:p>4.51091007347463</text:p>
          </table:table-cell>
          <table:table-cell table:style-name="ce31" table:formula="of:=DEGREES(ACOS(([.$D$39]^2 + [.$D$39]^2 - [.O37]^2)/(2 * [.$D$39] * [.$D$39])))" office:value-type="float" office:value="82.6308706734952" calcext:value-type="float">
            <text:p>82.6308706734952</text:p>
          </table:table-cell>
          <table:table-cell table:style-name="ce31" table:formula="of:=DEGREES(ACOS(([.L37]^2 + [.M37]^2 - [.N37]^2)/(2 * [.L37] * [.M37])))" office:value-type="float" office:value="43.8932673731332" calcext:value-type="float">
            <text:p>43.8932673731332</text:p>
          </table:table-cell>
          <table:table-cell table:style-name="ce31" table:formula="of:=([.$D$105] * [.P37])" office:value-type="float" office:value="196.742778348297" calcext:value-type="float">
            <text:p>196.742778348297</text:p>
          </table:table-cell>
          <table:table-cell table:style-name="ce31" table:formula="of:=([.R37] / [.L37])" office:value-type="float" office:value="6.97975121768429" calcext:value-type="float">
            <text:p>6.97975121768429</text:p>
          </table:table-cell>
          <table:table-cell table:style-name="ce31" table:formula="of:=[.S37] * SIN(RADIANS([.Q37]))" office:value-type="float" office:value="4.83918125018849" calcext:value-type="float">
            <text:p>4.83918125018849</text:p>
          </table:table-cell>
          <table:table-cell table:style-name="ce31" table:formula="of:=[.T37] * 2" office:value-type="float" office:value="9.67836250037697" calcext:value-type="float">
            <text:p>9.67836250037697</text:p>
          </table:table-cell>
          <table:table-cell table:style-name="ce31" table:formula="of:=[.S37] * COS(RADIANS([.Q37]))" office:value-type="float" office:value="5.02983616915994" calcext:value-type="float">
            <text:p>5.02983616915994</text:p>
          </table:table-cell>
          <table:table-cell table:style-name="ce31" table:formula="of:=[.V37] * 2" office:value-type="float" office:value="10.0596723383199" calcext:value-type="float">
            <text:p>10.0596723383199</text:p>
          </table:table-cell>
          <table:table-cell table:style-name="ce31" table:formula="of:= ([.W37] + [.X36])" office:value-type="float" office:value="286.047420028244" calcext:value-type="float">
            <text:p>286.04742002824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7]+[.Z36]" office:value-type="float" office:value="37.1378636041154" calcext:value-type="float">
            <text:p>37.1378636041154</text:p>
          </table:table-cell>
          <table:table-cell table:style-name="ce58" table:formula="of:=[.X37] - [.Z37]" office:value-type="float" office:value="248.909556424129" calcext:value-type="float">
            <text:p>248.909556424129</text:p>
          </table:table-cell>
          <table:table-cell table:style-name="ce31" table:formula="of:= MAX(0; [.AA37] * [.$AH$7])" office:value-type="float" office:value="169.258498368408" calcext:value-type="float">
            <text:p>169.258498368408</text:p>
          </table:table-cell>
          <table:table-cell table:style-name="ce58" table:formula="of:=SQRT(2 * [.AB37] / [.$D$126])" office:value-type="float" office:value="5.91055619936421" calcext:value-type="float">
            <text:p>5.91055619936421</text:p>
          </table:table-cell>
          <table:table-cell table:style-name="ce92" table:formula="of:= GETIMPACTDISTANCE([.AC37]; [.$D$117]; [.$D$116]; [.$AH$11]; [.$AH$9])" office:value-type="float" office:value="3.15620545140368" calcext:value-type="float">
            <text:p>3.15620545140368</text:p>
          </table:table-cell>
          <table:table-cell table:style-name="ce58" table:formula="of:=[.AD37] / 0.0254" office:value-type="float" office:value="124.260057141877" calcext:value-type="float">
            <text:p>124.260057141877</text:p>
          </table:table-cell>
          <table:table-cell table:style-name="ce122" table:formula="of:=[.AG37] * 0.0254" office:value-type="float" office:value="3.1369" calcext:value-type="float">
            <text:p>3.1369</text:p>
          </table:table-cell>
          <table:table-cell table:style-name="ce122" office:value-type="float" office:value="123.5" calcext:value-type="float">
            <text:p>123.5</text:p>
          </table:table-cell>
          <table:table-cell table:style-name="ce122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9" calcext:value-type="float">
            <text:p>0.977137154546549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31" office:value-type="string" calcext:value-type="string">
            <text:p>m<text:span text:style-name="T3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31" office:value-type="string" calcext:value-type="string">
            <text:p><text:span text:style-name="T4">m</text:span><text:span text:style-name="T5">tangent</text:span><text:span text:style-name="T6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31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31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31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9" calcext:value-type="float">
            <text:p>0.977137154546549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7248360518362" calcext:value-type="float">
            <text:p>-0.6724836051836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7.0810835716639" calcext:value-type="float">
            <text:p>-17.081083571663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7248360518362" calcext:value-type="float">
            <text:p>-0.6724836051836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7.0810835716639" calcext:value-type="float">
            <text:p>-17.081083571663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7248360518362" calcext:value-type="float">
            <text:p>0.6724836051836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7.0810835716639" calcext:value-type="float">
            <text:p>17.081083571663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787084969462" calcext:value-type="float">
            <text:p>1.1178708496946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3939195822433" calcext:value-type="float">
            <text:p>28.39391958224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3692966588918" calcext:value-type="float">
            <text:p>0.00473692966588918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0318013513585" calcext:value-type="float">
            <text:p>0.12031801351358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69937967553357" calcext:value-type="float">
            <text:p>0.0005699379675533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4764243758553" calcext:value-type="float">
            <text:p>0.01447642437585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0251776952753" calcext:value-type="float">
            <text:p>0.0047025177695275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19443951345999" calcext:value-type="float">
            <text:p>0.1194439513459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7415166953196" calcext:value-type="float">
            <text:p>0.17741516695319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50634524061117" calcext:value-type="float">
            <text:p>4.5063452406111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6925082807817" calcext:value-type="float">
            <text:p>0.0969250828078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6189710331855" calcext:value-type="float">
            <text:p>2.4618971033185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974996580174" calcext:value-type="float">
            <text:p>1.10974996580174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8.1876491313642" calcext:value-type="float">
            <text:p>28.187649131364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799721987593353" calcext:value-type="float">
            <text:p>0.79972198759335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129384848712" calcext:value-type="float">
            <text:p>20.312938484871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69408687991437" calcext:value-type="float">
            <text:p>0.76940868799143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5429806749825" calcext:value-type="float">
            <text:p>19.542980674982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8932673731332" calcext:value-type="float">
            <text:p>43.893267373133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8932673731332" calcext:value-type="float">
            <text:p>43.893267373133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7594884782466" calcext:value-type="float">
            <text:p>0.177594884782466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51091007347464" calcext:value-type="float">
            <text:p>4.51091007347464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6308706734953" calcext:value-type="float">
            <text:p>82.630870673495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6308706734953" calcext:value-type="float">
            <text:p>82.630870673495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96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31"/>
          <table:table-cell table:style-name="ce67"/>
          <table:table-cell table:number-columns-repeated="2"/>
          <table:table-cell table:style-name="Default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31" office:value-type="string" calcext:value-type="string">
            <text:p>lb<text:span text:style-name="T3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7">R = (E </text:span><text:span text:style-name="T22">• </text:span><text:span text:style-name="T23">d</text:span><text:span text:style-name="T34">4</text:span><text:span text:style-name="T35">)</text:span><text:span text:style-name="T36"> </text:span><text:span text:style-name="T35">/ (10.8 </text:span><text:span text:style-name="T37">• </text:span><text:span text:style-name="T38">n </text:span><text:span text:style-name="T37">• </text:span><text:span text:style-name="T38">D)</text:span></text:p>
          </table:table-cell>
          <table:table-cell table:style-name="ce31" table:number-columns-repeated="5"/>
          <table:table-cell table:style-name="Default" table:number-columns-repeated="6"/>
          <table:table-cell table:style-name="ce31" table:number-columns-repeated="14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31" office:value-type="string" calcext:value-type="string">
            <text:p><text:span text:style-name="T7">lb</text:span><text:span text:style-name="T11">f</text:span>-in/deg</text:p>
          </table:table-cell>
          <table:table-cell table:style-name="ce21" table:formula="of:=[.D104] / 360" office:value-type="float" office:value="2.38098396815519" calcext:value-type="float">
            <text:p>2.38098396815519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425226354736" calcext:value-type="float">
            <text:p>1.7425226354736</text:p>
          </table:table-cell>
          <table:table-cell table:style-name="ce31" office:value-type="string" calcext:value-type="string">
            <text:p><text:span text:style-name="T7">lb</text:span><text:span text:style-name="T11">f</text:span>-in</text:p>
          </table:table-cell>
          <table:table-cell table:style-name="ce21" table:formula="of:=[.D105] *[.D101]" office:value-type="float" office:value="196.742778348297" calcext:value-type="float">
            <text:p>196.742778348297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7">T = F </text:span><text:span text:style-name="T22">• </text:span><text:span text:style-name="T38">α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9653974923726" calcext:value-type="float">
            <text:p>0.249653974923726</text:p>
          </table:table-cell>
          <table:table-cell table:style-name="ce78" office:value-type="string" calcext:value-type="string">
            <text:p><text:span text:style-name="T12">lb</text:span><text:span text:style-name="T13">f</text:span></text:p>
          </table:table-cell>
          <table:table-cell table:style-name="ce20" table:formula="of:=[.D108] / [.D96]" office:value-type="float" office:value="6.9797512176843" calcext:value-type="float">
            <text:p>6.9797512176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7">T = (F </text:span><text:span text:style-name="T22">• r)</text:span><text:span text:style-name="T23"> </text:span><text:span text:style-name="T10">=&gt; F = (T / r)  (r = contact point on spring leg to axis of rotation)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3089383390193" calcext:value-type="float">
            <text:p>0.173089383390193</text:p>
          </table:table-cell>
          <table:table-cell table:style-name="ce31" office:value-type="string" calcext:value-type="string">
            <text:p><text:span text:style-name="T7">lb</text:span><text:span text:style-name="T11">f</text:span></text:p>
          </table:table-cell>
          <table:table-cell table:style-name="ce21" table:formula="of:=[.D109] * SIN(RADIANS([.D99]))" office:value-type="float" office:value="4.83918125018849" calcext:value-type="float">
            <text:p>4.839181250188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7">Fx = F </text:span><text:span text:style-name="T22">• sin</text:span><text:span text:style-name="T23">(abs(unloaded_spring_angle – </text:span><text:span text:style-name="T10">α))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8880640713762" calcext:value-type="float">
            <text:p>0.248880640713762</text:p>
          </table:table-cell>
          <table:table-cell table:style-name="ce31" office:value-type="string" calcext:value-type="string">
            <text:p><text:span text:style-name="T7">lb</text:span><text:span text:style-name="T11">f</text:span></text:p>
          </table:table-cell>
          <table:table-cell table:style-name="ce21" table:formula="of:=[.D109] * COS(RADIANS([.D99]))" office:value-type="float" office:value="5.02983616915994" calcext:value-type="float">
            <text:p>5.029836169159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7">Fy = F </text:span><text:span text:style-name="T22">• cos</text:span><text:span text:style-name="T23">(</text:span><text:span text:style-name="T10">abs(</text:span><text:span text:style-name="T24">unloaded_spring_angle</text:span><text:span text:style-name="T10"> – α))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4"/>
          <table:table-cell table:number-columns-repeated="991"/>
        </table:table-row>
        <table:table-row table:style-name="ro1">
          <table:table-cell table:style-name="ce119" office:value-type="string" calcext:value-type="string">
            <text:p><text:span text:style-name="T7">Force in Y direction</text:span> with 2x Springs</text:p>
          </table:table-cell>
          <table:table-cell table:style-name="ce26" table:formula="of:=[.B111] * 2" office:value-type="float" office:value="0.497761281427524" calcext:value-type="float">
            <text:p>0.497761281427524</text:p>
          </table:table-cell>
          <table:table-cell table:style-name="ce31" office:value-type="string" calcext:value-type="string">
            <text:p><text:span text:style-name="T1">lb</text:span><text:span text:style-name="T14">f</text:span></text:p>
          </table:table-cell>
          <table:table-cell table:style-name="ce26" table:formula="of:=[.D111] * 2" office:value-type="float" office:value="10.0596723383199" calcext:value-type="float">
            <text:p>10.0596723383199</text:p>
          </table:table-cell>
          <table:table-cell table:style-name="ce31" office:value-type="string" calcext:value-type="string">
            <text:p>N</text:p>
          </table:table-cell>
          <table:table-cell office:value-type="string" calcext:value-type="string">
            <text:p><text:span text:style-name="T7">Fy_total = (Fy </text:span><text:span text:style-name="T22">• 2)</text:span></text:p>
          </table:table-cell>
          <table:table-cell table:style-name="ce31" table:number-columns-repeated="15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4"/>
          <table:table-cell table:number-columns-repeated="991"/>
        </table:table-row>
        <table:table-row table:style-name="ro1">
          <table:table-cell table:number-columns-repeated="11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4"/>
          <table:table-cell table:number-columns-repeated="991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91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7">ft/s</text:span><text:span text:style-name="T10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7">m/s</text:span><text:span text:style-name="T10">²</text:span></text:p>
          </table:table-cell>
          <table:table-cell office:value-type="string" calcext:value-type="string">
            <text:p>Constant</text:p>
          </table:table-cell>
          <table:table-cell table:style-name="ce31" table:number-columns-repeated="15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91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31" table:number-columns-repeated="15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91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63" calcext:value-type="float">
            <text:p>0.63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6002" calcext:value-type="float">
            <text:p>0.016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92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" calcext:value-type="float">
            <text:p>0.67537049258211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7">c = a </text:span><text:span text:style-name="T22">•</text:span><text:span text:style-name="T23"> sin(γ) / sin(α), a = ( coin diameter / 2 ), Coin pocket: y = 90°, α = 45°</text:span>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49393762926489" calcext:value-type="float">
            <text:p>2.49393762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33461424756132" calcext:value-type="float">
            <text:p>0.0633461424756132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Slider weight</text:p>
          </table:table-cell>
          <table:table-cell table:style-name="ce21" table:formula="of:=[.D125] * 0.00220462" office:value-type="float" office:value="0.0088625724" calcext:value-type="float">
            <text:p>0.0088625724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02" calcext:value-type="float">
            <text:p>4.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carrier (from Prusa slicer)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3627678" calcext:value-type="float">
            <text:p>0.0213627678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69" calcext:value-type="float">
            <text:p>9.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90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2"/>
          <table:table-cell table:number-columns-repeated="2"/>
          <table:table-cell table:style-name="ce31"/>
          <table:table-cell table:number-columns-repeated="990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2"/>
          <table:table-cell table:number-columns-repeated="2"/>
          <table:table-cell table:style-name="ce31"/>
          <table:table-cell table:number-columns-repeated="990"/>
        </table:table-row>
        <table:table-row table:style-name="ro1">
          <table:table-cell table:style-name="ce61" office:value-type="string" calcext:value-type="string">
            <text:p>Linear Drag</text:p>
          </table:table-cell>
          <table:table-cell table:style-name="ce23" table:number-columns-repeated="2"/>
          <table:table-cell table:style-name="ce56"/>
          <table:table-cell/>
          <table:table-cell table:style-name="ce96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2"/>
          <table:table-cell table:number-columns-repeated="2"/>
          <table:table-cell table:style-name="ce31"/>
          <table:table-cell table:number-columns-repeated="990"/>
        </table:table-row>
        <table:table-row table:style-name="ro1">
          <table:table-cell table:style-name="ce119" office:value-type="string" calcext:value-type="string">
            <text:p>drag coefficient</text:p>
          </table:table-cell>
          <table:table-cell table:style-name="ce23" table:number-columns-repeated="2"/>
          <table:table-cell table:style-name="ce49"/>
          <table:table-cell/>
          <table:table-cell table:style-name="ce96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2"/>
          <table:table-cell table:number-columns-repeated="2"/>
          <table:table-cell table:style-name="ce31"/>
          <table:table-cell table:number-columns-repeated="990"/>
        </table:table-row>
        <table:table-row table:style-name="ro1">
          <table:table-cell office:value-type="string" calcext:value-type="string">
            <text:p>time when projectile hits the ground</text:p>
          </table:table-cell>
          <table:table-cell table:style-name="Default" table:number-columns-repeated="2"/>
          <table:table-cell table:style-name="ce49"/>
          <table:table-cell table:style-name="Default" table:number-columns-repeated="2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2"/>
          <table:table-cell table:style-name="ce121" table:number-columns-repeated="2"/>
          <table:table-cell table:style-name="ce23"/>
          <table:table-cell table:style-name="ce67"/>
          <table:table-cell table:number-columns-repeated="989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2"/>
          <table:table-cell table:style-name="ce121" table:number-columns-repeated="2"/>
          <table:table-cell table:style-name="ce23"/>
          <table:table-cell table:style-name="ce67"/>
          <table:table-cell table:number-columns-repeated="989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31"/>
          <table:table-cell/>
          <table:table-cell table:style-name="ce87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4"/>
          <table:table-cell table:style-name="ce23"/>
          <table:table-cell table:number-columns-repeated="990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4"/>
          <table:table-cell table:style-name="ce23"/>
          <table:table-cell table:number-columns-repeated="990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90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90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5" office:value-type="string" calcext:value-type="string">
            <text:p><text:span text:style-name="T4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90"/>
        </table:table-row>
        <table:table-row table:style-name="ro1">
          <table:table-cell table:style-name="ce112" office:value-type="string" calcext:value-type="string">
            <text:p><text:span text:style-name="T8">Find 3</text:span><text:span text:style-name="T9">rd</text:span><text:span text:style-name="T8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96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/>
          <table:table-cell table:style-name="ce31"/>
          <table:table-cell table:number-columns-repeated="996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27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30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32"/>
        </table:table-row>
        <table:table-row table:style-name="ro1">
          <table:table-cell table:number-columns-repeated="1033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32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7">m/s</text:span><text:span text:style-name="T10">²</text:span></text:p>
          </table:table-cell>
          <table:table-cell office:value-type="string" calcext:value-type="string">
            <text:p><text:span text:style-name="T4">a = F / m   =&gt;    </text:span><text:span text:style-name="T15">a =</text:span><text:span text:style-name="T16"> (F</text:span><text:span text:style-name="T15"> </text:span><text:span text:style-name="T17">• cos(</text:span><text:span text:style-name="T18">θ) – m • g • sin(θ) – (m • g </text:span><text:span text:style-name="T19">• </text:span><text:span text:style-name="T20">cos(θ) + F • sin(θ)) • μ) / m</text:span></text:p>
          </table:table-cell>
          <table:table-cell table:style-name="Default" table:number-columns-repeated="3"/>
          <table:table-cell table:number-columns-repeated="1027"/>
        </table:table-row>
        <table:table-row table:style-name="ro1">
          <table:table-cell table:style-name="ce31" office:value-type="string" calcext:value-type="string">
            <text:p>Stored Energy over distance</text:p>
          </table:table-cell>
          <table:table-cell table:style-name="ce31" office:value-type="string" calcext:value-type="string">
            <text:p>N-m or J</text:p>
          </table:table-cell>
          <table:table-cell table:style-name="ce31" office:value-type="string" calcext:value-type="string">
            <text:p>U  = F(x<text:span text:style-name="T3">f</text:span> – x<text:span text:style-name="T3">0</text:span>) Energy accumulated from X0 to Xf  (Xn to Xn+1 in this case since we’re calculating in 1mm steps)</text:p>
          </table:table-cell>
          <table:table-cell table:style-name="ce31"/>
          <table:table-cell table:style-name="ce77" table:number-columns-repeated="2"/>
          <table:table-cell table:style-name="ce31" table:number-columns-repeated="1027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7">V</text:span><text:span text:style-name="T11">f</text:span><text:span text:style-name="T21">2</text:span><text:span text:style-name="T7"> = v</text:span><text:span text:style-name="T11">0</text:span><text:span text:style-name="T21">2</text:span><text:span text:style-name="T7"> + 2aΔx = &gt;  V</text:span><text:span text:style-name="T11">f</text:span><text:span text:style-name="T7"> = √(v</text:span><text:span text:style-name="T11">0 +</text:span><text:span text:style-name="T7">2aΔx)  =&gt;  V</text:span><text:span text:style-name="T11">f</text:span><text:span text:style-name="T7"> = √(2 </text:span><text:span text:style-name="T22">• KE</text:span><text:span text:style-name="T23"> / m) =&gt; Vf = </text:span><text:span text:style-name="T10">√</text:span><text:span text:style-name="T24">(2 </text:span><text:span text:style-name="T25">• (KE</text:span><text:span text:style-name="T26"> </text:span><text:span text:style-name="T25">• </text:span><text:span text:style-name="T26">(</text:span><text:span text:style-name="T27">x</text:span><text:span text:style-name="T28">n+1 –</text:span><text:span text:style-name="T26"> </text:span><text:span text:style-name="T27">x</text:span><text:span text:style-name="T28">n</text:span><text:span text:style-name="T26">)) / m)</text:span></text:p>
          </table:table-cell>
          <table:table-cell table:style-name="Default" table:number-columns-repeated="3"/>
          <table:table-cell table:number-columns-repeated="1027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27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x(t) = (V₀ • cos(α)) / k • (1 – e</text:span><text:span text:style-name="T29">-kt</text:span><text:span text:style-name="T6">)</text:span></text:p>
          </table:table-cell>
          <table:table-cell table:number-columns-repeated="1030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y(t) = h + (g/k</text:span><text:span text:style-name="T29">2</text:span><text:span text:style-name="T4"> + V₀ • sin(α)/k) • (1 – e</text:span><text:span text:style-name="T29">-kt</text:span><text:span text:style-name="T4">) – gt/k</text:span></text:p>
          </table:table-cell>
          <table:table-cell table:number-columns-repeated="1030"/>
        </table:table-row>
        <table:table-row table:style-name="ro1">
          <table:table-cell office:value-type="string" calcext:value-type="string">
            <text:p>Impact Distance using W Lambert but this gives a se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R = (−m</text:span><text:span text:style-name="T29">2</text:span><text:span text:style-name="T4">g) / (2b</text:span><text:span text:style-name="T29">2</text:span><text:span text:style-name="T4">v</text:span><text:span text:style-name="T29">2</text:span><text:span text:style-name="T5">0</text:span><text:span text:style-name="T4"> sin(2θ) + 2bmg) − (2hb</text:span><text:span text:style-name="T29">2</text:span><text:span text:style-name="T4">v</text:span><text:span text:style-name="T29">2</text:span><text:span text:style-name="T5">0</text:span><text:span text:style-name="T4"> cos2(θ)) / (b</text:span><text:span text:style-name="T29">2</text:span><text:span text:style-name="T4">v</text:span><text:span text:style-name="T29">2</text:span><text:span text:style-name="T5">0</text:span><text:span text:style-name="T4"> sin(2θ) + bmg) −(m/2b) • W (−mg bv</text:span><text:span text:style-name="T29">2</text:span><text:span text:style-name="T5">0</text:span><text:span text:style-name="T4"> sin(2θ) + mg •</text:span> e<text:span text:style-name="T30">− (mg)/(bv20 sin(2θ)+mg)−(4hb2v20 cos2(θ))/(bmv20 sin(2θ)+m2g) </text:span><text:span text:style-name="T31">)</text:span></text:p>
          </table:table-cell>
          <table:table-cell table:number-columns-repeated="1030"/>
        </table:table-row>
        <table:table-row table:style-name="ro1">
          <table:table-cell table:number-columns-repeated="2"/>
          <table:table-cell table:style-name="Default"/>
          <table:table-cell table:number-columns-repeated="1030"/>
        </table:table-row>
        <table:table-row table:style-name="ro1" table:number-rows-repeated="1048414">
          <table:table-cell table:number-columns-repeated="1033"/>
        </table:table-row>
        <table:table-row table:style-name="ro1">
          <table:table-cell table:number-columns-repeated="1033"/>
        </table:table-row>
      </table:table>
      <table:table table:name="TestResults" table:style-name="ta1">
        <table:table-column table:style-name="co25" table:number-columns-repeated="16384" table:default-cell-style-name="ce94"/>
        <table:table-row table:style-name="ro1">
          <table:table-cell table:style-name="ce145" office:value-type="string" calcext:value-type="string">
            <text:p>Height (in)</text:p>
          </table:table-cell>
          <table:table-cell table:style-name="ce146" office:value-type="float" office:value="0.62" calcext:value-type="float">
            <text:p>0.62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ce145" office:value-type="string" calcext:value-type="string">
            <text:p>Angle (deg)</text:p>
          </table:table-cell>
          <table:table-cell table:style-name="ce146" office:value-type="float" office:value="40" calcext:value-type="float">
            <text:p>40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5"/>
          <table:table-cell table:style-name="ce146"/>
          <table:table-cell table:style-name="Default"/>
          <table:table-cell table:number-columns-repeated="16381"/>
        </table:table-row>
        <table:table-row table:style-name="ro1">
          <table:table-cell table:style-name="ce145" office:value-type="string" calcext:value-type="string">
            <text:p>Pos</text:p>
          </table:table-cell>
          <table:table-cell table:style-name="ce145" office:value-type="string" calcext:value-type="string">
            <text:p>SPL1</text:p>
          </table:table-cell>
          <table:table-cell table:style-name="ce145" office:value-type="string" calcext:value-type="string">
            <text:p>SPL2</text:p>
          </table:table-cell>
          <table:table-cell table:style-name="ce145" office:value-type="string" calcext:value-type="string">
            <text:p>SPL3</text:p>
          </table:table-cell>
          <table:table-cell table:style-name="ce145" office:value-type="string" calcext:value-type="string">
            <text:p>SPL4</text:p>
          </table:table-cell>
          <table:table-cell table:style-name="ce145" office:value-type="string" calcext:value-type="string">
            <text:p>SPL5</text:p>
          </table:table-cell>
          <table:table-cell table:number-columns-repeated="16378"/>
        </table:table-row>
        <table:table-row table:style-name="ro1">
          <table:table-cell table:style-name="ce146" office:value-type="float" office:value="45" calcext:value-type="float">
            <text:p>45</text:p>
          </table:table-cell>
          <table:table-cell table:style-name="ce125" office:value-type="float" office:value="0" calcext:value-type="float">
            <text:p>0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40" calcext:value-type="float">
            <text:p>40</text:p>
          </table:table-cell>
          <table:table-cell table:style-name="ce125" office:value-type="float" office:value="2.5" calcext:value-type="float">
            <text:p>2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35" calcext:value-type="float">
            <text:p>35</text:p>
          </table:table-cell>
          <table:table-cell table:style-name="ce125" office:value-type="float" office:value="11.8" calcext:value-type="float">
            <text:p>11.8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30" calcext:value-type="float">
            <text:p>30</text:p>
          </table:table-cell>
          <table:table-cell table:style-name="ce125" office:value-type="float" office:value="27" calcext:value-type="float">
            <text:p>27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25" calcext:value-type="float">
            <text:p>25</text:p>
          </table:table-cell>
          <table:table-cell table:style-name="ce125" office:value-type="float" office:value="52.5" calcext:value-type="float">
            <text:p>52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20" calcext:value-type="float">
            <text:p>20</text:p>
          </table:table-cell>
          <table:table-cell table:style-name="ce125" office:value-type="float" office:value="78.5" calcext:value-type="float">
            <text:p>78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15" calcext:value-type="float">
            <text:p>15</text:p>
          </table:table-cell>
          <table:table-cell table:style-name="ce125" office:value-type="float" office:value="100.5" calcext:value-type="float">
            <text:p>100.5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46" office:value-type="float" office:value="10" calcext:value-type="float">
            <text:p>10</text:p>
          </table:table-cell>
          <table:table-cell table:style-name="ce125" office:value-type="float" office:value="123.5" calcext:value-type="float">
            <text:p>123.5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122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122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s" table:style-name="ta1">
        <table:table-column table:style-name="co25" table:number-columns-repeated="7" table:default-cell-style-name="ce67"/>
        <table:table-column table:style-name="co26" table:default-cell-style-name="ce67"/>
        <table:table-column table:style-name="co27" table:default-cell-style-name="ce67"/>
        <table:table-column table:style-name="co28" table:default-cell-style-name="ce67"/>
        <table:table-column table:style-name="co25" table:number-columns-repeated="2" table:default-cell-style-name="ce67"/>
        <table:table-column table:style-name="co29" table:default-cell-style-name="ce67"/>
        <table:table-column table:style-name="co25" table:number-columns-repeated="1011" table:default-cell-style-name="ce67"/>
        <table:table-row table:style-name="ro2">
          <table:table-cell table:style-name="ce139" office:value-type="string" calcext:value-type="string">
            <text:p>PN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OD (in)</text:p>
          </table:table-cell>
          <table:table-cell table:style-name="ce139" office:value-type="string" calcext:value-type="string">
            <text:p>For Shaft</text:p>
            <text:p>Dia. (in)</text:p>
          </table:table-cell>
          <table:table-cell table:style-name="ce139" office:value-type="string" calcext:value-type="string">
            <text:p>Wire</text:p>
            <text:p>Dia. (in)</text:p>
          </table:table-cell>
          <table:table-cell table:style-name="ce139" office:value-type="string" calcext:value-type="string">
            <text:p>Leg Lg. (in)</text:p>
          </table:table-cell>
          <table:table-cell table:style-name="ce139" office:value-type="string" calcext:value-type="string">
            <text:p>Number</text:p>
            <text:p>of Coils</text:p>
          </table:table-cell>
          <table:table-cell table:style-name="ce139" office:value-type="string" calcext:value-type="string">
            <text:p>Spring Lg. @</text:p>
            <text:p>Max. Torque (in)</text:p>
          </table:table-cell>
          <table:table-cell table:style-name="ce139" office:value-type="string" calcext:value-type="string">
            <text:p>Max. Torque,</text:p>
            <text:p>in.-lbs.</text:p>
          </table:table-cell>
          <table:table-cell table:style-name="ce139" office:value-type="string" calcext:value-type="string">
            <text:p>Material</text:p>
          </table:table-cell>
          <table:table-cell table:style-name="ce139" office:value-type="string" calcext:value-type="string">
            <text:p>Notes</text:p>
          </table:table-cell>
          <table:table-cell table:style-name="ce139" office:value-type="string" calcext:value-type="string">
            <text:p>Purchased</text:p>
          </table:table-cell>
          <table:table-cell table:style-name="ce139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54" office:value-type="float" office:value="0.309" calcext:value-type="float">
            <text:p>0.309</text:p>
          </table:table-cell>
          <table:table-cell table:style-name="ce154" office:value-type="float" office:value="0.187" calcext:value-type="float">
            <text:p>0.187</text:p>
          </table:table-cell>
          <table:table-cell table:style-name="ce154" office:value-type="float" office:value="0.04" calcext:value-type="float">
            <text:p>0.04</text:p>
          </table:table-cell>
          <table:table-cell table:style-name="ce154" office:value-type="float" office:value="1.25" calcext:value-type="float">
            <text:p>1.25</text:p>
          </table:table-cell>
          <table:table-cell table:style-name="ce154" office:value-type="float" office:value="3.25" calcext:value-type="float">
            <text:p>3.25</text:p>
          </table:table-cell>
          <table:table-cell table:style-name="ce154" office:value-type="float" office:value="0.22" calcext:value-type="float">
            <text:p>0.22</text:p>
          </table:table-cell>
          <table:table-cell table:style-name="ce154" office:value-type="float" office:value="1.375" calcext:value-type="float">
            <text:p>1.375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54" office:value-type="float" office:value="0.357" calcext:value-type="float">
            <text:p>0.357</text:p>
          </table:table-cell>
          <table:table-cell table:style-name="ce154" office:value-type="float" office:value="0.203" calcext:value-type="float">
            <text:p>0.203</text:p>
          </table:table-cell>
          <table:table-cell table:style-name="ce154" office:value-type="float" office:value="0.045" calcext:value-type="float">
            <text:p>0.045</text:p>
          </table:table-cell>
          <table:table-cell table:style-name="ce154" office:value-type="float" office:value="1.25" calcext:value-type="float">
            <text:p>1.25</text:p>
          </table:table-cell>
          <table:table-cell table:style-name="ce154" office:value-type="float" office:value="3.25" calcext:value-type="float">
            <text:p>3.25</text:p>
          </table:table-cell>
          <table:table-cell table:style-name="ce154" office:value-type="float" office:value="0.259" calcext:value-type="float">
            <text:p>0.259</text:p>
          </table:table-cell>
          <table:table-cell table:style-name="ce154" office:value-type="float" office:value="2" calcext:value-type="float">
            <text:p>2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54" office:value-type="float" office:value="0.375" calcext:value-type="float">
            <text:p>0.375</text:p>
          </table:table-cell>
          <table:table-cell table:style-name="ce154" office:value-type="float" office:value="0.218" calcext:value-type="float">
            <text:p>0.218</text:p>
          </table:table-cell>
          <table:table-cell table:style-name="ce154" office:value-type="float" office:value="0.048" calcext:value-type="float">
            <text:p>0.048</text:p>
          </table:table-cell>
          <table:table-cell table:style-name="ce154" office:value-type="float" office:value="1.25" calcext:value-type="float">
            <text:p>1.25</text:p>
          </table:table-cell>
          <table:table-cell table:style-name="ce154" office:value-type="float" office:value="3.25" calcext:value-type="float">
            <text:p>3.25</text:p>
          </table:table-cell>
          <table:table-cell table:style-name="ce154" office:value-type="float" office:value="0.264" calcext:value-type="float">
            <text:p>0.264</text:p>
          </table:table-cell>
          <table:table-cell table:style-name="ce154" office:value-type="float" office:value="2.5" calcext:value-type="float">
            <text:p>2.5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54" office:value-type="float" office:value="0.408" calcext:value-type="float">
            <text:p>0.408</text:p>
          </table:table-cell>
          <table:table-cell table:style-name="ce154" office:value-type="float" office:value="0.234" calcext:value-type="float">
            <text:p>0.234</text:p>
          </table:table-cell>
          <table:table-cell table:style-name="ce154" office:value-type="float" office:value="0.051" calcext:value-type="float">
            <text:p>0.05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2.25" calcext:value-type="float">
            <text:p>2.25</text:p>
          </table:table-cell>
          <table:table-cell table:style-name="ce154" office:value-type="float" office:value="0.293" calcext:value-type="float">
            <text:p>0.293</text:p>
          </table:table-cell>
          <table:table-cell table:style-name="ce154" office:value-type="float" office:value="2.9" calcext:value-type="float">
            <text:p>2.9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table:table-column table:style-name="co30" table:number-columns-repeated="5" table:default-cell-style-name="ce28"/>
        <table:table-column table:style-name="co31" table:default-cell-style-name="ce28"/>
        <table:table-column table:style-name="co32" table:default-cell-style-name="ce28"/>
        <table:table-column table:style-name="co30" table:default-cell-style-name="ce28"/>
        <table:table-column table:style-name="co33" table:default-cell-style-name="ce28"/>
        <table:table-column table:style-name="co25" table:default-cell-style-name="ce28"/>
        <table:table-column table:style-name="co34" table:default-cell-style-name="ce28"/>
        <table:table-column table:style-name="co25" table:number-columns-repeated="1013" table:default-cell-style-name="ce28"/>
        <table:table-row table:style-name="ro3">
          <table:table-cell table:style-name="ce151" office:value-type="string" calcext:value-type="string">
            <text:p>Material</text:p>
          </table:table-cell>
          <table:table-cell table:style-name="ce151" office:value-type="string" calcext:value-type="string">
            <text:p>Commercially Available Specification</text:p>
          </table:table-cell>
          <table:table-cell table:style-name="ce151" office:value-type="string" calcext:value-type="string">
            <text:p>Nominal Chemistry</text:p>
          </table:table-cell>
          <table:table-cell table:style-name="ce151" office:value-type="string" calcext:value-type="string">
            <text:p>Density (lb/in3)</text:p>
          </table:table-cell>
          <table:table-cell table:style-name="ce151" office:value-type="string" calcext:value-type="string">
            <text:p>Minimum Tensile Strength</text:p>
            <text:p>(psi x 10^3)</text:p>
          </table:table-cell>
          <table:table-cell table:style-name="ce151" office:value-type="string" calcext:value-type="string">
            <text:p>Modulus of Elasticity (E)</text:p>
            <text:p>(psi x 10^6)</text:p>
          </table:table-cell>
          <table:table-cell table:style-name="ce151" office:value-type="string" calcext:value-type="string">
            <text:p>Modulus in Torsion (G)</text:p>
            <text:p>(psi x 10^6)</text:p>
          </table:table-cell>
          <table:table-cell table:style-name="ce151" office:value-type="string" calcext:value-type="string">
            <text:p>Maximum Operating Temperature</text:p>
          </table:table-cell>
          <table:table-cell table:style-name="ce151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Music Wire</text:p>
          </table:table-cell>
          <table:table-cell table:style-name="ce154" office:value-type="string" calcext:value-type="string">
            <text:p>ASTM A228</text:p>
          </table:table-cell>
          <table:table-cell table:style-name="ce154" office:value-type="string" calcext:value-type="string">
            <text:p>C   0.70 - 1.00%</text:p>
            <text:p>Mn 0.20 - 0.6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230 - 399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Highest quality cold drawn, high carbon wire. Good surface finish.</text:p>
          </table:table-cell>
          <table:table-cell/>
          <table:table-cell table:style-name="ce154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54" office:value-type="string" calcext:value-type="string">
            <text:p>Hard Drawn MB</text:p>
          </table:table-cell>
          <table:table-cell table:style-name="ce154" office:value-type="string" calcext:value-type="string">
            <text:p>ASTM A227</text:p>
          </table:table-cell>
          <table:table-cell table:style-name="ce154" office:value-type="string" calcext:value-type="string">
            <text:p>C   0.45 - 0.85%</text:p>
            <text:p>Mn 0.60 - 1.3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Class I: 147 - 283</text:p>
            <text:p>Class II: 171 - 32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Oil Tempered MB</text:p>
          </table:table-cell>
          <table:table-cell table:style-name="ce154" office:value-type="string" calcext:value-type="string">
            <text:p>ASTM A229</text:p>
          </table:table-cell>
          <table:table-cell table:style-name="ce154" office:value-type="string" calcext:value-type="string">
            <text:p>C   0.55 - 0.85%</text:p>
            <text:p>Mn 0.60 - 1.2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Class I: 165 - 293</text:p>
            <text:p>Class II: 191 - 32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54" office:value-type="string" calcext:value-type="string">
            <text:p>Oil Tempered Chrome Silicon</text:p>
          </table:table-cell>
          <table:table-cell table:style-name="ce154" office:value-type="string" calcext:value-type="string">
            <text:p>ASTM A401</text:p>
          </table:table-cell>
          <table:table-cell table:style-name="ce154" office:value-type="string" calcext:value-type="string">
            <text:p>C   0.51 - 0.59%</text:p>
            <text:p>Cr  0.60 - 0.80%</text:p>
            <text:p>Si  1.20 - 1.6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235 - 30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475 °F</text:p>
          </table:table-cell>
          <table:table-cell table:style-name="ce15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54" office:value-type="string" calcext:value-type="string">
            <text:p>Oil Tempered Chrome Vanadium</text:p>
          </table:table-cell>
          <table:table-cell table:style-name="ce154" office:value-type="string" calcext:value-type="string">
            <text:p>ASTM A231</text:p>
          </table:table-cell>
          <table:table-cell table:style-name="ce154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 190 - 30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425 °F</text:p>
          </table:table-cell>
          <table:table-cell table:style-name="ce15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Stainless Steel 302/304</text:p>
          </table:table-cell>
          <table:table-cell table:style-name="ce154" office:value-type="string" calcext:value-type="string">
            <text:p>ASTM A313</text:p>
          </table:table-cell>
          <table:table-cell table:style-name="ce154" office:value-type="string" calcext:value-type="string">
            <text:p>Cr  17.0 - 19.0%</text:p>
            <text:p>Ni    8.0 - 10.0%</text:p>
          </table:table-cell>
          <table:table-cell table:style-name="ce154" office:value-type="float" office:value="0.286" calcext:value-type="float">
            <text:p>0.286</text:p>
          </table:table-cell>
          <table:table-cell table:style-name="ce154" office:value-type="string" calcext:value-type="string">
            <text:p>125 - 3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string" calcext:value-type="string">
            <text:p>550 °F</text:p>
          </table:table-cell>
          <table:table-cell table:style-name="ce154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54" office:value-type="string" calcext:value-type="string">
            <text:p>Stainless Steel 316</text:p>
          </table:table-cell>
          <table:table-cell table:style-name="ce154" office:value-type="string" calcext:value-type="string">
            <text:p>ASTM A313</text:p>
          </table:table-cell>
          <table:table-cell table:style-name="ce154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54" office:value-type="float" office:value="0.286" calcext:value-type="float">
            <text:p>0.286</text:p>
          </table:table-cell>
          <table:table-cell table:style-name="ce154" office:value-type="string" calcext:value-type="string">
            <text:p>110 - 24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string" calcext:value-type="string">
            <text:p>550 °F</text:p>
          </table:table-cell>
          <table:table-cell table:style-name="ce154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54" office:value-type="string" calcext:value-type="string">
            <text:p>Stainless Steel 17-7 PH</text:p>
          </table:table-cell>
          <table:table-cell table:style-name="ce154" office:value-type="string" calcext:value-type="string">
            <text:p>AMS 5678</text:p>
          </table:table-cell>
          <table:table-cell table:style-name="ce154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54" office:value-type="float" office:value="0.282" calcext:value-type="float">
            <text:p>0.282</text:p>
          </table:table-cell>
          <table:table-cell table:style-name="ce154" office:value-type="string" calcext:value-type="string">
            <text:p>235 - 335</text:p>
          </table:table-cell>
          <table:table-cell table:style-name="ce154" office:value-type="float" office:value="29.5" calcext:value-type="float">
            <text:p>29.5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string" calcext:value-type="string">
            <text:p>650 °F</text:p>
          </table:table-cell>
          <table:table-cell table:style-name="ce154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Phosphor Bronze</text:p>
          </table:table-cell>
          <table:table-cell table:style-name="ce154" office:value-type="string" calcext:value-type="string">
            <text:p>ASTM B159</text:p>
          </table:table-cell>
          <table:table-cell table:style-name="ce154" office:value-type="string" calcext:value-type="string">
            <text:p>Cu  94.0 - 96.0%</text:p>
            <text:p>Sn     4.0 - 6.0%</text:p>
          </table:table-cell>
          <table:table-cell table:style-name="ce154" office:value-type="float" office:value="0.32" calcext:value-type="float">
            <text:p>0.32</text:p>
          </table:table-cell>
          <table:table-cell table:style-name="ce154" office:value-type="string" calcext:value-type="string">
            <text:p>105 - 145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6.25" calcext:value-type="float">
            <text:p>6.25</text:p>
          </table:table-cell>
          <table:table-cell table:style-name="ce154" office:value-type="string" calcext:value-type="string">
            <text:p>200 °F</text:p>
          </table:table-cell>
          <table:table-cell table:style-name="ce154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Beryllium Copper</text:p>
          </table:table-cell>
          <table:table-cell table:style-name="ce154" office:value-type="string" calcext:value-type="string">
            <text:p>ASTM B197</text:p>
          </table:table-cell>
          <table:table-cell table:style-name="ce154" office:value-type="string" calcext:value-type="string">
            <text:p>Cu           98.0%</text:p>
            <text:p>Sn             2.0%</text:p>
          </table:table-cell>
          <table:table-cell table:style-name="ce154" office:value-type="float" office:value="0.298" calcext:value-type="float">
            <text:p>0.298</text:p>
          </table:table-cell>
          <table:table-cell table:style-name="ce154" office:value-type="string" calcext:value-type="string">
            <text:p>150 - 230</text:p>
          </table:table-cell>
          <table:table-cell table:style-name="ce154" office:value-type="float" office:value="18.5" calcext:value-type="float">
            <text:p>18.5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400 °F</text:p>
          </table:table-cell>
          <table:table-cell table:style-name="ce154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Monel 400</text:p>
          </table:table-cell>
          <table:table-cell table:style-name="ce154" office:value-type="string" calcext:value-type="string">
            <text:p>AMS 7233</text:p>
          </table:table-cell>
          <table:table-cell table:style-name="ce154" office:value-type="string" calcext:value-type="string">
            <text:p>Ni            66.0%</text:p>
            <text:p>Cu           31.5%</text:p>
          </table:table-cell>
          <table:table-cell table:style-name="ce154" office:value-type="float" office:value="0.319" calcext:value-type="float">
            <text:p>0.319</text:p>
          </table:table-cell>
          <table:table-cell table:style-name="ce154" office:value-type="string" calcext:value-type="string">
            <text:p>145 - 18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9.5" calcext:value-type="float">
            <text:p>9.5</text:p>
          </table:table-cell>
          <table:table-cell table:style-name="ce154" office:value-type="string" calcext:value-type="string">
            <text:p>450 °F</text:p>
          </table:table-cell>
          <table:table-cell table:style-name="ce15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Monel K 500</text:p>
          </table:table-cell>
          <table:table-cell table:style-name="ce154" office:value-type="string" calcext:value-type="string">
            <text:p>QQ-N-286</text:p>
          </table:table-cell>
          <table:table-cell table:style-name="ce154" office:value-type="string" calcext:value-type="string">
            <text:p>Ni            65.0%</text:p>
            <text:p>Cu           29.5%</text:p>
          </table:table-cell>
          <table:table-cell table:style-name="ce154" office:value-type="float" office:value="0.306" calcext:value-type="float">
            <text:p>0.306</text:p>
          </table:table-cell>
          <table:table-cell table:style-name="ce154" office:value-type="string" calcext:value-type="string">
            <text:p>160 - 2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9.5" calcext:value-type="float">
            <text:p>9.5</text:p>
          </table:table-cell>
          <table:table-cell table:style-name="ce154" office:value-type="string" calcext:value-type="string">
            <text:p>550 °F</text:p>
          </table:table-cell>
          <table:table-cell table:style-name="ce154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Inconel 600</text:p>
          </table:table-cell>
          <table:table-cell table:style-name="ce154" office:value-type="string" calcext:value-type="string">
            <text:p>AMS B166</text:p>
          </table:table-cell>
          <table:table-cell table:style-name="ce154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54" office:value-type="float" office:value="0.304" calcext:value-type="float">
            <text:p>0.304</text:p>
          </table:table-cell>
          <table:table-cell table:style-name="ce154" office:value-type="string" calcext:value-type="string">
            <text:p>100 - 230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string" calcext:value-type="string">
            <text:p>700 °F</text:p>
          </table:table-cell>
          <table:table-cell table:style-name="ce15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Inconel 718</text:p>
          </table:table-cell>
          <table:table-cell table:style-name="ce154" office:value-type="string" calcext:value-type="string">
            <text:p>AMS B637</text:p>
          </table:table-cell>
          <table:table-cell table:style-name="ce154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54" office:value-type="float" office:value="0.298" calcext:value-type="float">
            <text:p>0.298</text:p>
          </table:table-cell>
          <table:table-cell table:style-name="ce154" office:value-type="string" calcext:value-type="string">
            <text:p>210 - 250</text:p>
          </table:table-cell>
          <table:table-cell table:style-name="ce154" office:value-type="float" office:value="29" calcext:value-type="float">
            <text:p>29</text:p>
          </table:table-cell>
          <table:table-cell table:style-name="ce154" office:value-type="float" office:value="11.2" calcext:value-type="float">
            <text:p>11.2</text:p>
          </table:table-cell>
          <table:table-cell table:style-name="ce154" office:value-type="string" calcext:value-type="string">
            <text:p>1100 °F</text:p>
          </table:table-cell>
          <table:table-cell table:style-name="ce15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Inconel X750</text:p>
          </table:table-cell>
          <table:table-cell table:style-name="ce154" office:value-type="string" calcext:value-type="string">
            <text:p>AMS 5698 / 5699</text:p>
          </table:table-cell>
          <table:table-cell table:style-name="ce154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54" office:value-type="float" office:value="0.298" calcext:value-type="float">
            <text:p>0.298</text:p>
          </table:table-cell>
          <table:table-cell table:style-name="ce154" office:value-type="string" calcext:value-type="string">
            <text:p>No. 1 Temper: 155 Min</text:p>
            <text:p>Spring Temper: 190 - 230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string" calcext:value-type="string">
            <text:p>750 - 1100 °F</text:p>
          </table:table-cell>
          <table:table-cell table:style-name="ce15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Elgiloy</text:p>
          </table:table-cell>
          <table:table-cell table:style-name="ce154" office:value-type="string" calcext:value-type="string">
            <text:p>AMS 5833</text:p>
          </table:table-cell>
          <table:table-cell table:style-name="ce154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54" office:value-type="string" calcext:value-type="string">
            <text:p> </text:p>
          </table:table-cell>
          <table:table-cell table:style-name="ce154" office:value-type="string" calcext:value-type="string">
            <text:p>270 - 3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NiSpan C</text:p>
          </table:table-cell>
          <table:table-cell table:style-name="ce154" office:value-type="string" calcext:value-type="string">
            <text:p>AMS 5225</text:p>
          </table:table-cell>
          <table:table-cell table:style-name="ce154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54" office:value-type="float" office:value="0.294" calcext:value-type="float">
            <text:p>0.294</text:p>
          </table:table-cell>
          <table:table-cell table:style-name="ce154" office:value-type="string" calcext:value-type="string">
            <text:p>150 - 190</text:p>
          </table:table-cell>
          <table:table-cell table:style-name="ce154" office:value-type="string" calcext:value-type="string">
            <text:p>24.0 - 29.0</text:p>
          </table:table-cell>
          <table:table-cell table:style-name="ce154" office:value-type="string" calcext:value-type="string">
            <text:p>9.0 - 10.0</text:p>
          </table:table-cell>
          <table:table-cell table:style-name="ce154" office:value-type="string" calcext:value-type="string">
            <text:p>150 °F</text:p>
          </table:table-cell>
          <table:table-cell table:style-name="ce154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Hastelloy (C276)</text:p>
          </table:table-cell>
          <table:table-cell table:style-name="ce154" office:value-type="string" calcext:value-type="string">
            <text:p>ASTM B574</text:p>
          </table:table-cell>
          <table:table-cell table:style-name="ce154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54" office:value-type="string" calcext:value-type="string">
            <text:p> </text:p>
          </table:table-cell>
          <table:table-cell table:style-name="ce154" office:value-type="string" calcext:value-type="string">
            <text:p>100 - 200</text:p>
          </table:table-cell>
          <table:table-cell table:style-name="ce154" office:value-type="float" office:value="30.7" calcext:value-type="float">
            <text:p>30.7</text:p>
          </table:table-cell>
          <table:table-cell table:style-name="ce154" office:value-type="float" office:value="11.8" calcext:value-type="float">
            <text:p>11.8</text:p>
          </table:table-cell>
          <table:table-cell table:style-name="ce154" office:value-type="string" calcext:value-type="string">
            <text:p>700 °F</text:p>
          </table:table-cell>
          <table:table-cell table:style-name="ce154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table:table-column table:style-name="co35" table:default-cell-style-name="ce31"/>
        <table:table-column table:style-name="co20" table:default-cell-style-name="ce31"/>
        <table:table-column table:style-name="co36" table:default-cell-style-name="ce31"/>
        <table:table-column table:style-name="co35" table:number-columns-repeated="2" table:default-cell-style-name="ce31"/>
        <table:table-column table:style-name="co25" table:number-columns-repeated="1019" table:default-cell-style-name="ce31"/>
        <table:table-row table:style-name="ro1">
          <table:table-cell table:style-name="ce152" office:value-type="string" calcext:value-type="string">
            <text:p>Denomination </text:p>
          </table:table-cell>
          <table:table-cell table:style-name="ce154" office:value-type="string" calcext:value-type="string">
            <text:p>Composition</text:p>
          </table:table-cell>
          <table:table-cell table:style-name="ce154" office:value-type="string" calcext:value-type="string">
            <text:p>Weight (g)</text:p>
          </table:table-cell>
          <table:table-cell table:style-name="ce154" office:value-type="string" calcext:value-type="string">
            <text:p>Diameter (mm)</text:p>
          </table:table-cell>
          <table:table-cell table:style-name="ce154" office:value-type="string" calcext:value-type="string">
            <text:p>Thickness (mm)</text:p>
          </table:table-cell>
          <table:table-cell table:style-name="ce144" table:number-columns-repeated="2"/>
          <table:table-cell table:style-name="ce160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54" office:value-type="string" calcext:value-type="string">
            <text:p>Copper Plated Zinc</text:p>
            <text:p>2.5% Cu</text:p>
            <text:p>Balance Zn</text:p>
          </table:table-cell>
          <table:table-cell table:style-name="ce154" office:value-type="float" office:value="2.5" calcext:value-type="float">
            <text:p>2.5</text:p>
          </table:table-cell>
          <table:table-cell table:style-name="ce28" office:value-type="float" office:value="19.05" calcext:value-type="float">
            <text:p>19.05</text:p>
          </table:table-cell>
          <table:table-cell table:style-name="ce28" office:value-type="float" office:value="1.52" calcext:value-type="float">
            <text:p>1.52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54" office:value-type="string" calcext:value-type="string">
            <text:p>Cupro-Nickel</text:p>
            <text:p>25% Ni</text:p>
            <text:p>Balance Cu</text:p>
          </table:table-cell>
          <table:table-cell table:style-name="ce154" office:value-type="float" office:value="5" calcext:value-type="float">
            <text:p>5</text:p>
          </table:table-cell>
          <table:table-cell table:style-name="ce28" office:value-type="float" office:value="21.21" calcext:value-type="float">
            <text:p>21.21</text:p>
          </table:table-cell>
          <table:table-cell table:style-name="ce28" office:value-type="float" office:value="1.95" calcext:value-type="float">
            <text:p>1.95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54" office:value-type="string" calcext:value-type="string">
            <text:p>Cupro-Nickel</text:p>
            <text:p>8.33% Ni</text:p>
            <text:p>Balance Cu</text:p>
          </table:table-cell>
          <table:table-cell table:style-name="ce154" office:value-type="float" office:value="2.268" calcext:value-type="float">
            <text:p>2.268</text:p>
          </table:table-cell>
          <table:table-cell table:style-name="ce28" office:value-type="float" office:value="17.91" calcext:value-type="float">
            <text:p>17.91</text:p>
          </table:table-cell>
          <table:table-cell table:style-name="ce28" office:value-type="float" office:value="1.35" calcext:value-type="float">
            <text:p>1.35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54" office:value-type="string" calcext:value-type="string">
            <text:p>Cupro-Nickel</text:p>
            <text:p>8.33% Ni</text:p>
            <text:p>Balance Cu</text:p>
          </table:table-cell>
          <table:table-cell table:style-name="ce154" office:value-type="float" office:value="5.67" calcext:value-type="float">
            <text:p>5.67</text:p>
          </table:table-cell>
          <table:table-cell table:style-name="ce28" office:value-type="float" office:value="24.26" calcext:value-type="float">
            <text:p>24.26</text:p>
          </table:table-cell>
          <table:table-cell table:style-name="ce28" office:value-type="float" office:value="1.75" calcext:value-type="float">
            <text:p>1.75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54" office:value-type="string" calcext:value-type="string">
            <text:p>Cupro-Nickel</text:p>
            <text:p>8.33% Ni</text:p>
            <text:p>Balance Cu</text:p>
          </table:table-cell>
          <table:table-cell table:style-name="ce154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54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54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54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currency-style style:name="N16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4" number:min-decimal-places="4" number:min-integer-digits="1"/>
    </number:number-style>
    <number:number-style style:name="N171">
      <number:number number:decimal-places="3" number:min-decimal-places="3" number:min-integer-digits="1"/>
    </number:number-style>
    <number:number-style style:name="N172">
      <number:number number:decimal-places="13" number:min-decimal-places="13" number:min-integer-digits="1"/>
    </number:number-style>
    <number:number-style style:name="N173">
      <number:number number:decimal-places="18" number:min-decimal-places="18" number:min-integer-digits="1"/>
    </number:number-style>
    <number:number-style style:name="N174">
      <number:number number:decimal-places="14" number:min-decimal-places="14" number:min-integer-digits="1"/>
    </number:number-style>
    <number:number-style style:name="N175">
      <number:number number:decimal-places="8" number:min-decimal-places="8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5T17:17:20.066000000</meta:creation-date>
    <dc:date>2023-04-08T21:51:25.200000000</dc:date>
    <meta:editing-duration>P7DT6H56M25S</meta:editing-duration>
    <meta:editing-cycles>1128</meta:editing-cycles>
    <meta:generator>LibreOffice/7.4.3.2$Windows_X86_64 LibreOffice_project/1048a8393ae2eeec98dff31b5c133c5f1d08b890</meta:generator>
    <meta:document-statistic meta:table-count="5" meta:cell-count="1850" meta:object-count="4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952cm" style:legend-expansion="high" chart:style-name="ch2"/>
        <chart:plot-area chart:style-name="ch3" table:cell-range-address="SpringCalcs.G2:SpringCalcs.G102 SpringCalcs.X1:SpringCalcs.X102 SpringCalcs.AC1:SpringCalcs.AC102" chart:data-source-has-labels="row" svg:x="0.32cm" svg:y="0.18cm" svg:width="12.296cm" svg:height="8.64cm">
          <chart:coordinate-region svg:x="1.127cm" svg:y="0.38cm" svg:width="11.05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pringCalcs.X2:SpringCalcs.X102" chart:label-cell-address="SpringCalcs.X1:SpringCalcs.X1" chart:class="chart:scatter">
            <chart:domain table:cell-range-address="SpringCalcs.G2:SpringCalcs.G102"/>
            <chart:data-point chart:repeated="101"/>
          </chart:series>
          <chart:series chart:attached-axis="secondary-y" chart:style-name="ch9" chart:values-cell-range-address="SpringCalcs.AC2:SpringCalcs.AC102" chart:label-cell-address="SpringCalcs.AC1:SpringCalcs.A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E (N-mm)</text:p>
                <draw:g>
                  <svg:desc>SpringCalcs.X1:SpringCalcs.X1</svg:desc>
                </draw:g>
              </table:table-cell>
              <table:table-cell office:value-type="string">
                <text:p>V (m/s)</text:p>
                <draw:g>
                  <svg:desc>SpringCalcs.AC1:SpringCalcs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">
                <text:p>0</text:p>
                <draw:g>
                  <svg:desc>SpringCalcs.X2:SpringCalcs.X102</svg:desc>
                </draw:g>
              </table:table-cell>
              <table:table-cell office:value-type="float" office:value="0">
                <text:p>0</text:p>
                <draw:g>
                  <svg:desc>SpringCalcs.AC2:SpringCalcs.A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1.3170245212787">
                <text:p>1.3170245212787</text:p>
              </table:table-cell>
              <table:table-cell office:value-type="float" office:value="0.189530427689347">
                <text:p>0.189530427689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.96196975336653">
                <text:p>2.96196975336653</text:p>
              </table:table-cell>
              <table:table-cell office:value-type="float" office:value="0.343318402437186">
                <text:p>0.343318402437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.96754096052268">
                <text:p>4.96754096052268</text:p>
              </table:table-cell>
              <table:table-cell office:value-type="float" office:value="0.50042725727457">
                <text:p>0.50042725727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.36738297054394">
                <text:p>7.36738297054394</text:p>
              </table:table-cell>
              <table:table-cell office:value-type="float" office:value="0.662060123575175">
                <text:p>0.662060123575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0.1955295567418">
                <text:p>10.1955295567418</text:p>
              </table:table-cell>
              <table:table-cell office:value-type="float" office:value="0.828451988714832">
                <text:p>0.828451988714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.4857085104117">
                <text:p>13.4857085104117</text:p>
              </table:table-cell>
              <table:table-cell office:value-type="float" office:value="0.999594135661563">
                <text:p>0.999594135661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7.2704998248321">
                <text:p>17.2704998248321</text:p>
              </table:table-cell>
              <table:table-cell office:value-type="float" office:value="1.17535673444033">
                <text:p>1.17535673444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1.5803548491546">
                <text:p>21.5803548491546</text:p>
              </table:table-cell>
              <table:table-cell office:value-type="float" office:value="1.35551894955639">
                <text:p>1.35551894955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6.4424976385524">
                <text:p>26.4424976385524</text:p>
              </table:table-cell>
              <table:table-cell office:value-type="float" office:value="1.53977721255705">
                <text:p>1.53977721255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1.879745372585">
                <text:p>31.879745372585</text:p>
              </table:table-cell>
              <table:table-cell office:value-type="float" office:value="1.72774783735097">
                <text:p>1.72774783735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37.9093013090583">
                <text:p>37.9093013090583</text:p>
              </table:table-cell>
              <table:table-cell office:value-type="float" office:value="1.91896906968641">
                <text:p>1.91896906968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44.541589255327">
                <text:p>44.541589255327</text:p>
              </table:table-cell>
              <table:table-cell office:value-type="float" office:value="2.11290462577996">
                <text:p>2.11290462577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1.7792103816511">
                <text:p>51.7792103816511</text:p>
              </table:table-cell>
              <table:table-cell office:value-type="float" office:value="2.30894968929303">
                <text:p>2.30894968929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59.6161085734023">
                <text:p>59.6161085734023</text:p>
              </table:table-cell>
              <table:table-cell office:value-type="float" office:value="2.50643979372031">
                <text:p>2.50643979372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68.0370269688538">
                <text:p>68.0370269688538</text:p>
              </table:table-cell>
              <table:table-cell office:value-type="float" office:value="2.70466263317458">
                <text:p>2.70466263317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7.0173244140641">
                <text:p>77.0173244140641</text:p>
              </table:table-cell>
              <table:table-cell office:value-type="float" office:value="2.90287251172937">
                <text:p>2.90287251172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86.5231964512481">
                <text:p>86.5231964512481</text:p>
              </table:table-cell>
              <table:table-cell office:value-type="float" office:value="3.10030684520597">
                <text:p>3.1003068452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96.5123132409879">
                <text:p>96.5123132409879</text:p>
              </table:table-cell>
              <table:table-cell office:value-type="float" office:value="3.2962038884796">
                <text:p>3.2962038884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06.934850410223">
                <text:p>106.934850410223</text:p>
              </table:table-cell>
              <table:table-cell office:value-type="float" office:value="3.48982070383003">
                <text:p>3.48982070383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17.734853305262">
                <text:p>117.734853305262</text:p>
              </table:table-cell>
              <table:table-cell office:value-type="float" office:value="3.68045033400263">
                <text:p>3.68045033400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28.851845760167">
                <text:p>128.851845760167</text:p>
              </table:table-cell>
              <table:table-cell office:value-type="float" office:value="3.86743720569936">
                <text:p>3.86743720569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0.222575536431">
                <text:p>140.222575536431</text:p>
              </table:table-cell>
              <table:table-cell office:value-type="float" office:value="4.05018995537553">
                <text:p>4.05018995537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51.782782423633">
                <text:p>151.782782423633</text:p>
              </table:table-cell>
              <table:table-cell office:value-type="float" office:value="4.22819111298791">
                <text:p>4.22819111298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63.468881661319">
                <text:p>163.468881661319</text:p>
              </table:table-cell>
              <table:table-cell office:value-type="float" office:value="4.40100336322268">
                <text:p>4.40100336322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5.21947273747">
                <text:p>175.21947273747</text:p>
              </table:table-cell>
              <table:table-cell office:value-type="float" office:value="4.56827238727565">
                <text:p>4.5682723872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86.976608126993">
                <text:p>186.976608126993</text:p>
              </table:table-cell>
              <table:table-cell office:value-type="float" office:value="4.7297265360394">
                <text:p>4.7297265360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98.686783958386">
                <text:p>198.686783958386</text:p>
              </table:table-cell>
              <table:table-cell office:value-type="float" office:value="4.88517377294906">
                <text:p>4.88517377294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10.301641043428">
                <text:p>210.301641043428</text:p>
              </table:table-cell>
              <table:table-cell office:value-type="float" office:value="5.03449644040396">
                <text:p>5.03449644040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21.778387218619">
                <text:p>221.778387218619</text:p>
              </table:table-cell>
              <table:table-cell office:value-type="float" office:value="5.17764444874533">
                <text:p>5.17764444874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33.079968807263">
                <text:p>233.079968807263</text:p>
              </table:table-cell>
              <table:table-cell office:value-type="float" office:value="5.31462747174547">
                <text:p>5.31462747174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44.175029699993">
                <text:p>244.175029699993</text:p>
              </table:table-cell>
              <table:table-cell office:value-type="float" office:value="5.44550667324995">
                <text:p>5.44550667324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55.037701503729">
                <text:p>255.037701503729</text:p>
              </table:table-cell>
              <table:table-cell office:value-type="float" office:value="5.5703864031948">
                <text:p>5.5703864031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5.647268461001">
                <text:p>265.647268461001</text:p>
              </table:table-cell>
              <table:table-cell office:value-type="float" office:value="5.68940620330122">
                <text:p>5.68940620330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5.987747689924">
                <text:p>275.987747689924</text:p>
              </table:table-cell>
              <table:table-cell office:value-type="float" office:value="5.80273336563998">
                <text:p>5.80273336563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86.047420028244">
                <text:p>286.047420028244</text:p>
              </table:table-cell>
              <table:table-cell office:value-type="float" office:value="5.91055619936421">
                <text:p>5.91055619936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34cm" svg:y="3.952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594cm" svg:height="8.64cm">
          <chart:coordinate-region svg:x="0.941cm" svg:y="0.38cm" svg:width="11.7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625873946190474">
                <text:p>0.625873946190474</text:p>
                <draw:g>
                  <svg:desc>SpringCalcs.U2:SpringCalcs.U102</svg:desc>
                </draw:g>
              </table:table-cell>
              <table:table-cell office:value-type="float" office:value="1.02045322669662">
                <text:p>1.02045322669662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53845425346121">
                <text:p>0.753845425346121</text:p>
              </table:table-cell>
              <table:table-cell office:value-type="float" office:value="1.3170245212787">
                <text:p>1.3170245212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73937955525245">
                <text:p>0.873937955525245</text:p>
              </table:table-cell>
              <table:table-cell office:value-type="float" office:value="1.64494523208783">
                <text:p>1.64494523208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82778702034169">
                <text:p>0.982778702034169</text:p>
              </table:table-cell>
              <table:table-cell office:value-type="float" office:value="2.00557120715614">
                <text:p>2.00557120715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765374579733">
                <text:p>1.0765374579733</text:p>
              </table:table-cell>
              <table:table-cell office:value-type="float" office:value="2.39984201002126">
                <text:p>2.39984201002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5095214065113">
                <text:p>1.15095214065113</text:p>
              </table:table-cell>
              <table:table-cell office:value-type="float" office:value="2.82814658619787">
                <text:p>2.82814658619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20138528436181">
                <text:p>1.20138528436181</text:p>
              </table:table-cell>
              <table:table-cell office:value-type="float" office:value="3.29017895366986">
                <text:p>3.2901789536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229177106605">
                <text:p>1.2229177106605</text:p>
              </table:table-cell>
              <table:table-cell office:value-type="float" office:value="3.7847913144204">
                <text:p>3.7847913144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048409467743">
                <text:p>1.21048409467743</text:p>
              </table:table-cell>
              <table:table-cell office:value-type="float" office:value="4.3098550243225">
                <text:p>4.3098550243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590524349714">
                <text:p>1.1590524349714</text:p>
              </table:table-cell>
              <table:table-cell office:value-type="float" office:value="4.86214278939781">
                <text:p>4.86214278939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6384536106435">
                <text:p>1.06384536106435</text:p>
              </table:table-cell>
              <table:table-cell office:value-type="float" office:value="5.43724773403259">
                <text:p>5.43724773403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20595894549478">
                <text:p>0.920595894549478</text:p>
              </table:table-cell>
              <table:table-cell office:value-type="float" office:value="6.02955593647332">
                <text:p>6.02955593647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25824157496454">
                <text:p>0.725824157496454</text:p>
              </table:table-cell>
              <table:table-cell office:value-type="float" office:value="6.63228794626867">
                <text:p>6.63228794626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477115404264468">
                <text:p>0.477115404264468</text:p>
              </table:table-cell>
              <table:table-cell office:value-type="float" office:value="7.23762112632409">
                <text:p>7.23762112632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17337476738794">
                <text:p>0.17337476738794</text:p>
              </table:table-cell>
              <table:table-cell office:value-type="float" office:value="7.8368981917513">
                <text:p>7.8368981917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184968470522266">
                <text:p>0.184968470522266</text:p>
              </table:table-cell>
              <table:table-cell office:value-type="float" office:value="8.42091839545141">
                <text:p>8.42091839545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595833309266842">
                <text:p>0.595833309266842</text:p>
              </table:table-cell>
              <table:table-cell office:value-type="float" office:value="8.98029744521033">
                <text:p>8.98029744521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.05545727372287">
                <text:p>1.05545727372287</text:p>
              </table:table-cell>
              <table:table-cell office:value-type="float" office:value="9.505872037184">
                <text:p>9.505872037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55847645718835">
                <text:p>1.55847645718835</text:p>
              </table:table-cell>
              <table:table-cell office:value-type="float" office:value="9.98911678973977">
                <text:p>9.98911678973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.09811536583941">
                <text:p>2.09811536583941</text:p>
              </table:table-cell>
              <table:table-cell office:value-type="float" office:value="10.4225371692356">
                <text:p>10.4225371692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66647361902511">
                <text:p>2.66647361902511</text:p>
              </table:table-cell>
              <table:table-cell office:value-type="float" office:value="10.8000028950382">
                <text:p>10.8000028950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25488497142953">
                <text:p>3.25488497142953</text:p>
              </table:table-cell>
              <table:table-cell office:value-type="float" office:value="11.116992454905">
                <text:p>11.116992454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85431602220843">
                <text:p>3.85431602220843</text:p>
              </table:table-cell>
              <table:table-cell office:value-type="float" office:value="11.3707297762647">
                <text:p>11.3707297762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45576875859002">
                <text:p>4.45576875859002</text:p>
              </table:table-cell>
              <table:table-cell office:value-type="float" office:value="11.5602068872021">
                <text:p>11.5602068872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.05065306736439">
                <text:p>5.05065306736439</text:p>
              </table:table-cell>
              <table:table-cell office:value-type="float" office:value="11.6860992376853">
                <text:p>11.6860992376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63110176578444">
                <text:p>5.63110176578444</text:p>
              </table:table-cell>
              <table:table-cell office:value-type="float" office:value="11.7505910761516">
                <text:p>11.7505910761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19020998199611">
                <text:p>6.19020998199611</text:p>
              </table:table-cell>
              <table:table-cell office:value-type="float" office:value="11.7571353895224">
                <text:p>11.7571353895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72219095479404">
                <text:p>6.72219095479404</text:p>
              </table:table-cell>
              <table:table-cell office:value-type="float" office:value="11.7101758313933">
                <text:p>11.7101758313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22244977717009">
                <text:p>7.22244977717009</text:p>
              </table:table-cell>
              <table:table-cell office:value-type="float" office:value="11.6148570850419">
                <text:p>11.614857085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68758403072469">
                <text:p>7.68758403072469</text:p>
              </table:table-cell>
              <table:table-cell office:value-type="float" office:value="11.4767461751912">
                <text:p>11.4767461751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.11532504337762">
                <text:p>8.11532504337762</text:p>
              </table:table-cell>
              <table:table-cell office:value-type="float" office:value="11.3015815886443">
                <text:p>11.3015815886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50443564171851">
                <text:p>8.50443564171851</text:p>
              </table:table-cell>
              <table:table-cell office:value-type="float" office:value="11.0950608927291">
                <text:p>11.0950608927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85458018085106">
                <text:p>8.85458018085106</text:p>
              </table:table-cell>
              <table:table-cell office:value-type="float" office:value="10.8626718037362">
                <text:p>10.8626718037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16618095789517">
                <text:p>9.16618095789517</text:p>
              </table:table-cell>
              <table:table-cell office:value-type="float" office:value="10.6095669572725">
                <text:p>10.6095669572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44027252525639">
                <text:p>9.44027252525639</text:p>
              </table:table-cell>
              <table:table-cell office:value-type="float" office:value="10.340479228923">
                <text:p>10.340479228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7836250037697">
                <text:p>9.67836250037697</text:p>
              </table:table-cell>
              <table:table-cell office:value-type="float" office:value="10.0596723383199">
                <text:p>10.0596723383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column-mapping="0 1 3 2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3:SpringCalcs.G111 SpringCalcs.L1:SpringCalcs.M1 SpringCalcs.L3:SpringCalcs.M111 SpringCalcs.P1:SpringCalcs.P1 SpringCalcs.P3:SpringCalcs.P111" chart:data-source-has-labels="row" svg:x="0.331cm" svg:y="0.179cm" svg:width="9.713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3:SpringCalcs.L111" chart:label-cell-address="SpringCalcs.L1:SpringCalcs.L1" chart:class="chart:scatter">
            <chart:domain table:cell-range-address="SpringCalcs.G3:SpringCalcs.G111"/>
            <chart:data-point chart:repeated="109"/>
          </chart:series>
          <chart:series chart:style-name="ch8" chart:values-cell-range-address="SpringCalcs.P3:SpringCalcs.P111" chart:label-cell-address="SpringCalcs.P1:SpringCalcs.P1" chart:class="chart:scatter">
            <chart:data-point chart:repeated="109"/>
          </chart:series>
          <chart:series chart:style-name="ch9" chart:values-cell-range-address="SpringCalcs.M3:SpringCalcs.M111" chart:label-cell-address="SpringCalcs.M1:SpringCalcs.M1" chart:class="chart:scatter"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pringCalcs.G3:SpringCalcs.G111</svg:desc>
                </draw:g>
              </table:table-cell>
              <table:table-cell office:value-type="float" office:value="28.0896756955247">
                <text:p>28.0896756955247</text:p>
                <draw:g>
                  <svg:desc>SpringCalcs.L3:SpringCalcs.L111</svg:desc>
                </draw:g>
              </table:table-cell>
              <table:table-cell office:value-type="float" office:value="8.95141747002178">
                <text:p>8.95141747002178</text:p>
                <draw:g>
                  <svg:desc>SpringCalcs.P3:SpringCalcs.P111</svg:desc>
                </draw:g>
              </table:table-cell>
              <table:table-cell office:value-type="float" office:value="24.3786152115089">
                <text:p>24.3786152115089</text:p>
                <draw:g>
                  <svg:desc>SpringCalcs.M3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7.4989463038692">
                <text:p>27.4989463038692</text:p>
              </table:table-cell>
              <table:table-cell office:value-type="float" office:value="10.7564772911015">
                <text:p>10.7564772911015</text:p>
              </table:table-cell>
              <table:table-cell office:value-type="float" office:value="24.2843798443914">
                <text:p>24.2843798443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6.9324008392569">
                <text:p>26.9324008392569</text:p>
              </table:table-cell>
              <table:table-cell office:value-type="float" office:value="12.6316248489882">
                <text:p>12.6316248489882</text:p>
              </table:table-cell>
              <table:table-cell office:value-type="float" office:value="24.1848021752466">
                <text:p>24.184802175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6.3915968086384">
                <text:p>26.3915968086384</text:p>
              </table:table-cell>
              <table:table-cell office:value-type="float" office:value="14.5772284259702">
                <text:p>14.5772284259702</text:p>
              </table:table-cell>
              <table:table-cell office:value-type="float" office:value="24.0797825604468">
                <text:p>24.0797825604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5.8781481032369">
                <text:p>25.8781481032369</text:p>
              </table:table-cell>
              <table:table-cell office:value-type="float" office:value="16.5930793596286">
                <text:p>16.5930793596286</text:p>
              </table:table-cell>
              <table:table-cell office:value-type="float" office:value="23.9692721608487">
                <text:p>23.9692721608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5.3937141118898">
                <text:p>25.3937141118898</text:p>
              </table:table-cell>
              <table:table-cell office:value-type="float" office:value="18.6782995501887">
                <text:p>18.6782995501887</text:p>
              </table:table-cell>
              <table:table-cell office:value-type="float" office:value="23.853283445522">
                <text:p>23.853283445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24.9399856363174">
                <text:p>24.9399856363174</text:p>
              </table:table-cell>
              <table:table-cell office:value-type="float" office:value="20.8312507500232">
                <text:p>20.8312507500232</text:p>
              </table:table-cell>
              <table:table-cell office:value-type="float" office:value="23.7319007254878">
                <text:p>23.7319007254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4.5186673920718">
                <text:p>24.5186673920718</text:p>
              </table:table-cell>
              <table:table-cell office:value-type="float" office:value="23.0494505271185">
                <text:p>23.0494505271185</text:p>
              </table:table-cell>
              <table:table-cell office:value-type="float" office:value="23.6052901175883">
                <text:p>23.6052901175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24.1314570183065">
                <text:p>24.1314570183065</text:p>
              </table:table-cell>
              <table:table-cell office:value-type="float" office:value="25.3295007486521">
                <text:p>25.3295007486521</text:p>
              </table:table-cell>
              <table:table-cell office:value-type="float" office:value="23.4737082006837">
                <text:p>23.4737082006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3.7800207100352">
                <text:p>23.7800207100352</text:p>
              </table:table-cell>
              <table:table-cell office:value-type="float" office:value="27.6670351327228">
                <text:p>27.6670351327228</text:p>
              </table:table-cell>
              <table:table-cell office:value-type="float" office:value="23.3375085220405">
                <text:p>23.3375085220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23.4659658252762">
                <text:p>23.4659658252762</text:p>
              </table:table-cell>
              <table:table-cell office:value-type="float" office:value="30.0566926833399">
                <text:p>30.0566926833399</text:p>
              </table:table-cell>
              <table:table-cell office:value-type="float" office:value="23.1971450687432">
                <text:p>23.1971450687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3.1908110952669">
                <text:p>23.1908110952669</text:p>
              </table:table-cell>
              <table:table-cell office:value-type="float" office:value="32.4921234721024">
                <text:p>32.4921234721024</text:p>
              </table:table-cell>
              <table:table-cell office:value-type="float" office:value="23.0531718652329">
                <text:p>23.0531718652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2.955955358026">
                <text:p>22.955955358026</text:p>
              </table:table-cell>
              <table:table-cell office:value-type="float" office:value="34.9660321110598">
                <text:p>34.9660321110598</text:p>
              </table:table-cell>
              <table:table-cell office:value-type="float" office:value="22.9062380158131">
                <text:p>22.9062380158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22.7626460136561">
                <text:p>22.7626460136561</text:p>
              </table:table-cell>
              <table:table-cell office:value-type="float" office:value="37.4702623068368">
                <text:p>37.4702623068368</text:p>
              </table:table-cell>
              <table:table-cell office:value-type="float" office:value="22.7570777890806">
                <text:p>22.7570777890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2.6119486264749">
                <text:p>22.6119486264749</text:p>
              </table:table-cell>
              <table:table-cell office:value-type="float" office:value="39.9959231514343">
                <text:p>39.9959231514343</text:p>
              </table:table-cell>
              <table:table-cell office:value-type="float" office:value="22.6064957285279">
                <text:p>22.6064957285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2.5047192346332">
                <text:p>22.5047192346332</text:p>
              </table:table-cell>
              <table:table-cell office:value-type="float" office:value="42.5335544965143">
                <text:p>42.5335544965143</text:p>
              </table:table-cell>
              <table:table-cell office:value-type="float" office:value="22.4553472348066">
                <text:p>22.4553472348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2.4415809374695">
                <text:p>22.4415809374695</text:p>
              </table:table-cell>
              <table:table-cell office:value-type="float" office:value="45.0733252306784">
                <text:p>45.0733252306784</text:p>
              </table:table-cell>
              <table:table-cell office:value-type="float" office:value="22.3045155425814">
                <text:p>22.3045155425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2.4229061924703">
                <text:p>22.4229061924703</text:p>
              </table:table-cell>
              <table:table-cell office:value-type="float" office:value="47.6052549961973">
                <text:p>47.6052549961973</text:p>
              </table:table-cell>
              <table:table-cell office:value-type="float" office:value="22.1548864365068">
                <text:p>22.1548864365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2.448805965121">
                <text:p>22.448805965121</text:p>
              </table:table-cell>
              <table:table-cell office:value-type="float" office:value="50.1194473348304">
                <text:p>50.1194473348304</text:p>
              </table:table-cell>
              <table:table-cell office:value-type="float" office:value="22.0073223443593">
                <text:p>22.0073223443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.5191264573691">
                <text:p>22.5191264573691</text:p>
              </table:table-cell>
              <table:table-cell office:value-type="float" office:value="52.6063208619027">
                <text:p>52.6063208619027</text:p>
              </table:table-cell>
              <table:table-cell office:value-type="float" office:value="21.8626375550243">
                <text:p>21.8626375550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.6334536371785">
                <text:p>22.6334536371785</text:p>
              </table:table-cell>
              <table:table-cell office:value-type="float" office:value="55.0568250853042">
                <text:p>55.0568250853042</text:p>
              </table:table-cell>
              <table:table-cell office:value-type="float" office:value="21.7215762101082">
                <text:p>21.7215762101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.7911252615933">
                <text:p>22.7911252615933</text:p>
              </table:table-cell>
              <table:table-cell office:value-type="float" office:value="57.4626289313461">
                <text:p>57.4626289313461</text:p>
              </table:table-cell>
              <table:table-cell office:value-type="float" office:value="21.5847944239349">
                <text:p>21.5847944239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.9912495926812">
                <text:p>22.9912495926812</text:p>
              </table:table-cell>
              <table:table-cell office:value-type="float" office:value="59.8162726915134">
                <text:p>59.8162726915134</text:p>
              </table:table-cell>
              <table:table-cell office:value-type="float" office:value="21.4528474467937">
                <text:p>21.4528474467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3.2327296066625">
                <text:p>23.2327296066625</text:p>
              </table:table-cell>
              <table:table-cell office:value-type="float" office:value="62.1112775508708">
                <text:p>62.1112775508708</text:p>
              </table:table-cell>
              <table:table-cell office:value-type="float" office:value="21.3261822736192">
                <text:p>21.3261822736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3.5142912314962">
                <text:p>23.5142912314962</text:p>
              </table:table-cell>
              <table:table-cell office:value-type="float" office:value="64.3422105893121">
                <text:p>64.3422105893121</text:p>
              </table:table-cell>
              <table:table-cell office:value-type="float" office:value="21.2051355944816">
                <text:p>21.2051355944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3.8345140345455">
                <text:p>23.8345140345455</text:p>
              </table:table-cell>
              <table:table-cell office:value-type="float" office:value="66.5047066592235">
                <text:p>66.5047066592235</text:p>
              </table:table-cell>
              <table:table-cell office:value-type="float" office:value="21.089936553421">
                <text:p>21.089936553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4.1918628138942">
                <text:p>24.1918628138942</text:p>
              </table:table-cell>
              <table:table-cell office:value-type="float" office:value="68.5954514375188">
                <text:p>68.5954514375188</text:p>
              </table:table-cell>
              <table:table-cell office:value-type="float" office:value="20.9807134743236">
                <text:p>20.9807134743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4.5847186998266">
                <text:p>24.5847186998266</text:p>
              </table:table-cell>
              <table:table-cell office:value-type="float" office:value="70.6121319842107">
                <text:p>70.6121319842107</text:p>
              </table:table-cell>
              <table:table-cell office:value-type="float" office:value="20.8775035448647">
                <text:p>20.877503544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5.0114086107306">
                <text:p>25.0114086107306</text:p>
              </table:table-cell>
              <table:table-cell office:value-type="float" office:value="72.5533622414343">
                <text:p>72.5533622414343</text:p>
              </table:table-cell>
              <table:table-cell office:value-type="float" office:value="20.7802644146213">
                <text:p>20.7802644146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.4702321904661">
                <text:p>25.4702321904661</text:p>
              </table:table-cell>
              <table:table-cell office:value-type="float" office:value="74.4185911486867">
                <text:p>74.4185911486867</text:p>
              </table:table-cell>
              <table:table-cell office:value-type="float" office:value="20.6888867356799">
                <text:p>20.6888867356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25.9594856455128">
                <text:p>25.9594856455128</text:p>
              </table:table-cell>
              <table:table-cell office:value-type="float" office:value="76.2080006021387">
                <text:p>76.2080006021387</text:p>
              </table:table-cell>
              <table:table-cell office:value-type="float" office:value="20.6032068188247">
                <text:p>20.6032068188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26.4774821711377">
                <text:p>26.4774821711377</text:p>
              </table:table-cell>
              <table:table-cell office:value-type="float" office:value="77.9223995632189">
                <text:p>77.9223995632189</text:p>
              </table:table-cell>
              <table:table-cell office:value-type="float" office:value="20.5230187604707">
                <text:p>20.5230187604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27.0225688872513">
                <text:p>27.0225688872513</text:p>
              </table:table-cell>
              <table:table-cell office:value-type="float" office:value="79.5631194388689">
                <text:p>79.5631194388689</text:p>
              </table:table-cell>
              <table:table-cell office:value-type="float" office:value="20.4480855849327">
                <text:p>20.4480855849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7.593140386871">
                <text:p>27.593140386871</text:p>
              </table:table-cell>
              <table:table-cell office:value-type="float" office:value="81.1319145961364">
                <text:p>81.1319145961364</text:p>
              </table:table-cell>
              <table:table-cell office:value-type="float" office:value="20.3781491216784">
                <text:p>20.3781491216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8.1876491313642">
                <text:p>28.1876491313642</text:p>
              </table:table-cell>
              <table:table-cell office:value-type="float" office:value="82.6308706734952">
                <text:p>82.6308706734952</text:p>
              </table:table-cell>
              <table:table-cell office:value-type="float" office:value="20.3129384848711">
                <text:p>20.3129384848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51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02cm" svg:height="11.678cm" xlink:href=".." xlink:type="simple" chart:class="chart:scatter" chart:style-name="ch1">
        <chart:legend chart:legend-position="end" svg:x="16.739cm" svg:y="5.291cm" style:legend-expansion="high" chart:style-name="ch2"/>
        <chart:plot-area chart:style-name="ch3" table:cell-range-address="SpringCalcs.G2:SpringCalcs.G102 SpringCalcs.AE1:SpringCalcs.AE102 SpringCalcs.AG1:SpringCalcs.AG102" chart:data-source-has-labels="row" svg:x="0.414cm" svg:y="0.233cm" svg:width="15.911cm" svg:height="11.212cm">
          <chart:coordinate-region svg:x="1.22cm" svg:y="0.432cm" svg:width="14.917cm" svg:height="10.3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AE2:SpringCalcs.AE102" chart:label-cell-address="SpringCalcs.AE1:SpringCalcs.AE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AG2:SpringCalcs.AG102" chart:label-cell-address="SpringCalcs.AG1:SpringCalcs.AG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istance (in)</text:p>
                <draw:g>
                  <svg:desc>SpringCalcs.AE1:SpringCalcs.AE1</svg:desc>
                </draw:g>
              </table:table-cell>
              <table:table-cell office:value-type="string">
                <text:p>Distance true (in)</text:p>
                <draw:g>
                  <svg:desc>SpringCalcs.AG1:SpringCalc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">
                <text:p>0</text:p>
                <draw:g>
                  <svg:desc>SpringCalcs.AE2:SpringCalcs.AE102</svg:desc>
                </draw:g>
              </table:table-cell>
              <table:table-cell office:value-type="float" office:value="0">
                <text:p>0</text:p>
                <draw:g>
                  <svg:desc>SpringCalcs.AG2:SpringCalcs.A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404708754833604">
                <text:p>0.40470875483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66276597971246">
                <text:p>0.86627659797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48629652297977">
                <text:p>1.4862965229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.29154156127871">
                <text:p>2.29154156127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.31422285594696">
                <text:p>3.314222855946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.57600873364332">
                <text:p>4.5760087336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.09661515698294">
                <text:p>6.0966151569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7.89393385728589">
                <text:p>7.8939338572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.98365747999458">
                <text:p>9.9836574799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2.3786370570192">
                <text:p>12.378637057019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5.0749302889271">
                <text:p>15.0749302889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8.0844323548101">
                <text:p>18.0844323548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1.4021990891034">
                <text:p>21.402199089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5.0146787113663">
                <text:p>25.014678711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8.9170244232632">
                <text:p>28.91702442326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3.0795037630958">
                <text:p>33.079503763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7.4914334919519">
                <text:p>37.4914334919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42.1105995109061">
                <text:p>42.110599510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46.9219945635256">
                <text:p>46.9219945635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1.8765473134112">
                <text:p>51.876547313411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6.9503720739319">
                <text:p>56.9503720739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.1088552567133">
                <text:p>62.108855256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67.3104304559371">
                <text:p>67.310430455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72.5247095091627">
                <text:p>72.524709509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7.7236194990932">
                <text:p>77.723619499093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82.878813819299">
                <text:p>82.878813819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87.9657955108778">
                <text:p>87.965795510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92.9641531351671">
                <text:p>92.964153135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97.8469719226162">
                <text:p>97.8469719226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02.609323732242">
                <text:p>102.609323732242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07.242222203533">
                <text:p>107.24222220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11.72183216496">
                <text:p>111.7218321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16.059532166733">
                <text:p>116.05953216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20.237328708494">
                <text:p>120.237328708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24.260057141877">
                <text:p>124.260057141877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